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0.4693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0.2618in"/>
    </style:style>
    <style:style style:name="co9" style:family="table-column">
      <style:table-column-properties fo:break-before="auto" style:column-width="1.0701in"/>
    </style:style>
    <style:style style:name="co10" style:family="table-column">
      <style:table-column-properties fo:break-before="auto" style:column-width="0.4043in"/>
    </style:style>
    <style:style style:name="co11" style:family="table-column">
      <style:table-column-properties fo:break-before="auto" style:column-width="1.0374in"/>
    </style:style>
    <style:style style:name="co12" style:family="table-column">
      <style:table-column-properties fo:break-before="auto" style:column-width="1.1138in"/>
    </style:style>
    <style:style style:name="co13" style:family="table-column">
      <style:table-column-properties fo:break-before="auto" style:column-width="0.1854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0.3709in"/>
    </style:style>
    <style:style style:name="co16" style:family="table-column">
      <style:table-column-properties fo:break-before="auto" style:column-width="1.0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Zusammenfassung" table:style-name="ta1" table:print="false">
        <table:table-column table:style-name="co1" table:default-cell-style-name="Default"/>
        <table:table-row table:style-name="ro1">
          <table:table-cell>
            <draw:frame table:end-cell-address="Zusammenfassung.Q17" table:end-x="0.7756in" table:end-y="0.1551in" draw:z-index="0" draw:name="Y-Fehler" draw:style-name="gr1" draw:text-style-name="P1" svg:width="15in" svg:height="3in" svg:x="0in" svg:y="0in">
              <draw:object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15">
          <table:table-cell/>
        </table:table-row>
        <table:table-row table:style-name="ro1">
          <table:table-cell>
            <draw:frame table:end-cell-address="Zusammenfassung.Q34" table:end-x="0.7756in" table:end-y="0.1327in" draw:z-index="1" draw:style-name="gr1" draw:text-style-name="P1" svg:width="15in" svg:height="3in" svg:x="0in" svg:y="0.1551in">
              <draw:object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1" table:number-rows-repeated="16">
          <table:table-cell/>
        </table:table-row>
        <table:table-row table:style-name="ro1">
          <table:table-cell>
            <draw:frame table:end-cell-address="Zusammenfassung.Q51" table:end-x="0.7756in" table:end-y="0.1098in" draw:z-index="2" draw:style-name="gr1" draw:text-style-name="P1" svg:width="15in" svg:height="3in" svg:x="0in" svg:y="0.1327in">
              <draw:object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1" table:number-rows-repeated="16">
          <table:table-cell/>
        </table:table-row>
        <table:table-row table:style-name="ro1">
          <table:table-cell>
            <draw:frame table:end-cell-address="Zusammenfassung.Q68" table:end-x="0.7756in" table:end-y="0.0874in" draw:z-index="3" draw:style-name="gr1" draw:text-style-name="P1" svg:width="15in" svg:height="3in" svg:x="0in" svg:y="0.1098in">
              <draw:object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 table:number-rows-repeated="16">
          <table:table-cell/>
        </table:table-row>
        <table:table-row table:style-name="ro1">
          <table:table-cell>
            <draw:frame table:end-cell-address="Zusammenfassung.Q85" table:end-x="0.7756in" table:end-y="0.0646in" draw:z-index="4" draw:style-name="gr1" draw:text-style-name="P1" svg:width="15in" svg:height="3in" svg:x="0in" svg:y="0.0874in">
              <draw:object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</table:table-row>
        <table:table-row table:style-name="ro1" table:number-rows-repeated="16">
          <table:table-cell/>
        </table:table-row>
        <table:table-row table:style-name="ro1">
          <table:table-cell>
            <draw:frame table:end-cell-address="Zusammenfassung.Q102" table:end-x="0.7756in" table:end-y="0.0417in" draw:z-index="5" draw:style-name="gr1" draw:text-style-name="P1" svg:width="15in" svg:height="3in" svg:x="0in" svg:y="0.0646in">
              <draw:object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</table:table-row>
      </table:table>
      <table:table table:name="Erste Messung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>
            <text:p>Threshhold 170</text:p>
          </table:table-cell>
          <table:table-cell table:number-columns-repeated="7"/>
          <table:table-cell office:value-type="string">
            <text:p>Threshhold 180</text:p>
          </table:table-cell>
          <table:table-cell table:number-columns-repeated="6"/>
          <table:table-cell office:value-type="string">
            <text:p>Threshhold 185</text:p>
          </table:table-cell>
          <table:table-cell table:number-columns-repeated="5"/>
        </table:table-row>
        <table:table-row table:style-name="ro1">
          <table:table-cell office:value-type="string">
            <text:p>Picture Nr</text:p>
          </table:table-cell>
          <table:table-cell office:value-type="string">
            <text:p>X-Distance</text:p>
          </table:table-cell>
          <table:table-cell office:value-type="string">
            <text:p>Y-Measurement</text:p>
          </table:table-cell>
          <table:table-cell office:value-type="string">
            <text:p>CHI</text:p>
          </table:table-cell>
          <table:table-cell office:value-type="string">
            <text:p>Y-Mean</text:p>
          </table:table-cell>
          <table:table-cell office:value-type="string">
            <text:p>Z-Distance</text:p>
          </table:table-cell>
          <table:table-cell office:value-type="string">
            <text:p>Z-Mean</text:p>
          </table:table-cell>
          <table:table-cell office:value-type="string">
            <text:p>Z-Fitted Line</text:p>
          </table:table-cell>
          <table:table-cell office:value-type="string">
            <text:p>Z- Corrected Mean</text:p>
          </table:table-cell>
          <table:table-cell/>
          <table:table-cell office:value-type="string">
            <text:p>Y-Measurement</text:p>
          </table:table-cell>
          <table:table-cell office:value-type="string">
            <text:p>CHI</text:p>
          </table:table-cell>
          <table:table-cell office:value-type="string">
            <text:p>Y-Mean</text:p>
          </table:table-cell>
          <table:table-cell office:value-type="string">
            <text:p>Z-Measurement</text:p>
          </table:table-cell>
          <table:table-cell office:value-type="string">
            <text:p>Z-Mean</text:p>
          </table:table-cell>
          <table:table-cell office:value-type="string">
            <text:p>Z- Corrected Mean</text:p>
          </table:table-cell>
          <table:table-cell/>
          <table:table-cell office:value-type="string">
            <text:p>Y-Measurement</text:p>
          </table:table-cell>
          <table:table-cell office:value-type="string">
            <text:p>CHI</text:p>
          </table:table-cell>
          <table:table-cell office:value-type="string">
            <text:p>Y-Mean</text:p>
          </table:table-cell>
          <table:table-cell office:value-type="string">
            <text:p>Z-Measurement</text:p>
          </table:table-cell>
          <table:table-cell office:value-type="string">
            <text:p>Z-Mean</text:p>
          </table:table-cell>
          <table:table-cell office:value-type="string">
            <text:p>Z- Corrected Mean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2.827">
            <text:p>-2.827</text:p>
          </table:table-cell>
          <table:table-cell office:value-type="float" office:value="120">
            <text:p>120</text:p>
          </table:table-cell>
          <table:table-cell table:formula="of:=([.C3]+[.C40])/2" office:value-type="float" office:value="-2.8135">
            <text:p>-2.8135</text:p>
          </table:table-cell>
          <table:table-cell office:value-type="float" office:value="0.476">
            <text:p>0.476</text:p>
          </table:table-cell>
          <table:table-cell table:formula="of:=([.F3]+[.F40])/2" office:value-type="float" office:value="0.497">
            <text:p>0.497</text:p>
          </table:table-cell>
          <table:table-cell table:formula="of:=2.661-0.0251*[.B3]" office:value-type="float" office:value="2.661">
            <text:p>2.661</text:p>
          </table:table-cell>
          <table:table-cell table:formula="of:=[.G3]-[.H3]" office:value-type="float" office:value="-2.164">
            <text:p>-2.164</text:p>
          </table:table-cell>
          <table:table-cell/>
          <table:table-cell office:value-type="float" office:value="-2.965">
            <text:p>-2.965</text:p>
          </table:table-cell>
          <table:table-cell office:value-type="float" office:value="106">
            <text:p>106</text:p>
          </table:table-cell>
          <table:table-cell table:formula="of:=([.K3]+[.K40])/2" office:value-type="float" office:value="-2.9865">
            <text:p>-2.9865</text:p>
          </table:table-cell>
          <table:table-cell office:value-type="float" office:value="0.289">
            <text:p>0.289</text:p>
          </table:table-cell>
          <table:table-cell table:formula="of:=([.N3]+[.N40])/2" office:value-type="float" office:value="0.305">
            <text:p>0.305</text:p>
          </table:table-cell>
          <table:table-cell table:formula="of:=[.O3]-[.H3]" office:value-type="float" office:value="-2.356">
            <text:p>-2.356</text:p>
          </table:table-cell>
          <table:table-cell/>
          <table:table-cell office:value-type="float" office:value="-3.034">
            <text:p>-3.034</text:p>
          </table:table-cell>
          <table:table-cell office:value-type="float" office:value="97">
            <text:p>97</text:p>
          </table:table-cell>
          <table:table-cell table:formula="of:=([.R3]+[.R40])/2" office:value-type="float" office:value="-3.0625">
            <text:p>-3.0625</text:p>
          </table:table-cell>
          <table:table-cell office:value-type="float" office:value="0.212">
            <text:p>0.212</text:p>
          </table:table-cell>
          <table:table-cell table:formula="of:=([.U3]+[.U40])/2" office:value-type="float" office:value="0.222">
            <text:p>0.222</text:p>
          </table:table-cell>
          <table:table-cell table:formula="of:=[.V3]-[.H3]" office:value-type="float" office:value="-2.439">
            <text:p>-2.4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-2.799">
            <text:p>-2.799</text:p>
          </table:table-cell>
          <table:table-cell office:value-type="float" office:value="271">
            <text:p>271</text:p>
          </table:table-cell>
          <table:table-cell table:formula="of:=([.C4]+[.C39])/2" office:value-type="float" office:value="-0.779">
            <text:p>-0.779</text:p>
          </table:table-cell>
          <table:table-cell office:value-type="float" office:value="-0.692">
            <text:p>-0.692</text:p>
          </table:table-cell>
          <table:table-cell table:formula="of:=([.F4]+[.F39])/2" office:value-type="float" office:value="-0.648">
            <text:p>-0.648</text:p>
          </table:table-cell>
          <table:table-cell table:formula="of:=2.661-0.0251*[.B4]" office:value-type="float" office:value="1.406">
            <text:p>1.406</text:p>
          </table:table-cell>
          <table:table-cell table:formula="of:=[.G4]-[.H4]" office:value-type="float" office:value="-2.054">
            <text:p>-2.054</text:p>
          </table:table-cell>
          <table:table-cell/>
          <table:table-cell office:value-type="float" office:value="-5.415">
            <text:p>-5.415</text:p>
          </table:table-cell>
          <table:table-cell office:value-type="float" office:value="277">
            <text:p>277</text:p>
          </table:table-cell>
          <table:table-cell table:formula="of:=([.K4]+[.K39])/2" office:value-type="float" office:value="-2.2285">
            <text:p>-2.2285</text:p>
          </table:table-cell>
          <table:table-cell office:value-type="float" office:value="-2.121">
            <text:p>-2.121</text:p>
          </table:table-cell>
          <table:table-cell table:formula="of:=([.N4]+[.N39])/2" office:value-type="float" office:value="-1.3075">
            <text:p>-1.3075</text:p>
          </table:table-cell>
          <table:table-cell table:formula="of:=[.O4]-[.H4]" office:value-type="float" office:value="-2.7135">
            <text:p>-2.7135</text:p>
          </table:table-cell>
          <table:table-cell/>
          <table:table-cell office:value-type="float" office:value="-7.81">
            <text:p>-7.81</text:p>
          </table:table-cell>
          <table:table-cell office:value-type="float" office:value="107">
            <text:p>107</text:p>
          </table:table-cell>
          <table:table-cell table:formula="of:=([.R4]+[.R39])/2" office:value-type="float" office:value="-3.5095">
            <text:p>-3.5095</text:p>
          </table:table-cell>
          <table:table-cell office:value-type="float" office:value="3.453">
            <text:p>3.453</text:p>
          </table:table-cell>
          <table:table-cell table:formula="of:=([.U4]+[.U39])/2" office:value-type="float" office:value="1.4105">
            <text:p>1.4105</text:p>
          </table:table-cell>
          <table:table-cell table:formula="of:=[.V4]-[.H4]" office:value-type="float" office:value="0.00449999999999995">
            <text:p>0.00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-0.361">
            <text:p>-0.361</text:p>
          </table:table-cell>
          <table:table-cell office:value-type="float" office:value="1334">
            <text:p>1334</text:p>
          </table:table-cell>
          <table:table-cell table:formula="of:=([.C5]+[.C38])/2" office:value-type="float" office:value="1.8785">
            <text:p>1.8785</text:p>
          </table:table-cell>
          <table:table-cell office:value-type="float" office:value="-0.863">
            <text:p>-0.863</text:p>
          </table:table-cell>
          <table:table-cell table:formula="of:=([.F5]+[.F38])/2" office:value-type="float" office:value="-1.3275">
            <text:p>-1.3275</text:p>
          </table:table-cell>
          <table:table-cell table:formula="of:=2.661-0.0251*[.B5]" office:value-type="float" office:value="0.151">
            <text:p>0.151</text:p>
          </table:table-cell>
          <table:table-cell table:formula="of:=[.G5]-[.H5]" office:value-type="float" office:value="-1.4785">
            <text:p>-1.4785</text:p>
          </table:table-cell>
          <table:table-cell/>
          <table:table-cell office:value-type="float" office:value="-0.982">
            <text:p>-0.982</text:p>
          </table:table-cell>
          <table:table-cell office:value-type="float" office:value="567">
            <text:p>567</text:p>
          </table:table-cell>
          <table:table-cell table:formula="of:=([.K5]+[.K38])/2" office:value-type="float" office:value="1.42">
            <text:p>1.42</text:p>
          </table:table-cell>
          <table:table-cell office:value-type="float" office:value="-1.123">
            <text:p>-1.123</text:p>
          </table:table-cell>
          <table:table-cell table:formula="of:=([.N5]+[.N38])/2" office:value-type="float" office:value="-1.4325">
            <text:p>-1.4325</text:p>
          </table:table-cell>
          <table:table-cell table:formula="of:=[.O5]-[.H5]" office:value-type="float" office:value="-1.5835">
            <text:p>-1.5835</text:p>
          </table:table-cell>
          <table:table-cell/>
          <table:table-cell office:value-type="float" office:value="-1.409">
            <text:p>-1.409</text:p>
          </table:table-cell>
          <table:table-cell office:value-type="float" office:value="233">
            <text:p>233</text:p>
          </table:table-cell>
          <table:table-cell table:formula="of:=([.R5]+[.R38])/2" office:value-type="float" office:value="1.0775">
            <text:p>1.0775</text:p>
          </table:table-cell>
          <table:table-cell office:value-type="float" office:value="-1.529">
            <text:p>-1.529</text:p>
          </table:table-cell>
          <table:table-cell table:formula="of:=([.U5]+[.U38])/2" office:value-type="float" office:value="-1.7045">
            <text:p>-1.7045</text:p>
          </table:table-cell>
          <table:table-cell table:formula="of:=[.V5]-[.H5]" office:value-type="float" office:value="-1.8555">
            <text:p>-1.85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0.122">
            <text:p>0.122</text:p>
          </table:table-cell>
          <table:table-cell office:value-type="float" office:value="152">
            <text:p>152</text:p>
          </table:table-cell>
          <table:table-cell table:formula="of:=([.C6]+[.C37])/2" office:value-type="float" office:value="1.1455">
            <text:p>1.1455</text:p>
          </table:table-cell>
          <table:table-cell office:value-type="float" office:value="-1.693">
            <text:p>-1.693</text:p>
          </table:table-cell>
          <table:table-cell table:formula="of:=([.F6]+[.F37])/2" office:value-type="float" office:value="-1.4295">
            <text:p>-1.4295</text:p>
          </table:table-cell>
          <table:table-cell table:formula="of:=2.661-0.0251*[.B6]" office:value-type="float" office:value="-1.104">
            <text:p>-1.104</text:p>
          </table:table-cell>
          <table:table-cell table:formula="of:=[.G6]-[.H6]" office:value-type="float" office:value="-0.3255">
            <text:p>-0.3255</text:p>
          </table:table-cell>
          <table:table-cell/>
          <table:table-cell office:value-type="float" office:value="-0.216">
            <text:p>-0.216</text:p>
          </table:table-cell>
          <table:table-cell office:value-type="float" office:value="132">
            <text:p>132</text:p>
          </table:table-cell>
          <table:table-cell table:formula="of:=([.K6]+[.K37])/2" office:value-type="float" office:value="0.7035">
            <text:p>0.7035</text:p>
          </table:table-cell>
          <table:table-cell office:value-type="float" office:value="-1.951">
            <text:p>-1.951</text:p>
          </table:table-cell>
          <table:table-cell table:formula="of:=([.N6]+[.N37])/2" office:value-type="float" office:value="-1.805">
            <text:p>-1.805</text:p>
          </table:table-cell>
          <table:table-cell table:formula="of:=[.O6]-[.H6]" office:value-type="float" office:value="-0.701">
            <text:p>-0.701</text:p>
          </table:table-cell>
          <table:table-cell/>
          <table:table-cell office:value-type="float" office:value="-0.35">
            <text:p>-0.35</text:p>
          </table:table-cell>
          <table:table-cell office:value-type="float" office:value="122">
            <text:p>122</text:p>
          </table:table-cell>
          <table:table-cell table:formula="of:=([.R6]+[.R37])/2" office:value-type="float" office:value="0.504">
            <text:p>0.504</text:p>
          </table:table-cell>
          <table:table-cell office:value-type="float" office:value="-2.002">
            <text:p>-2.002</text:p>
          </table:table-cell>
          <table:table-cell table:formula="of:=([.U6]+[.U37])/2" office:value-type="float" office:value="-1.9255">
            <text:p>-1.9255</text:p>
          </table:table-cell>
          <table:table-cell table:formula="of:=[.V6]-[.H6]" office:value-type="float" office:value="-0.8215">
            <text:p>-0.821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float" office:value="2.262">
            <text:p>2.262</text:p>
          </table:table-cell>
          <table:table-cell office:value-type="float" office:value="213">
            <text:p>213</text:p>
          </table:table-cell>
          <table:table-cell table:formula="of:=([.C7]+[.C36])/2" office:value-type="float" office:value="2.2785">
            <text:p>2.2785</text:p>
          </table:table-cell>
          <table:table-cell office:value-type="float" office:value="-1.495">
            <text:p>-1.495</text:p>
          </table:table-cell>
          <table:table-cell table:formula="of:=([.F7]+[.F36])/2" office:value-type="float" office:value="-1.593">
            <text:p>-1.593</text:p>
          </table:table-cell>
          <table:table-cell table:formula="of:=2.661-0.0251*[.B7]" office:value-type="float" office:value="-2.359">
            <text:p>-2.359</text:p>
          </table:table-cell>
          <table:table-cell table:formula="of:=[.G7]-[.H7]" office:value-type="float" office:value="0.766">
            <text:p>0.766</text:p>
          </table:table-cell>
          <table:table-cell/>
          <table:table-cell office:value-type="float" office:value="1.821">
            <text:p>1.821</text:p>
          </table:table-cell>
          <table:table-cell office:value-type="float" office:value="192">
            <text:p>192</text:p>
          </table:table-cell>
          <table:table-cell table:formula="of:=([.K7]+[.K36])/2" office:value-type="float" office:value="1.884">
            <text:p>1.884</text:p>
          </table:table-cell>
          <table:table-cell office:value-type="float" office:value="-1.663">
            <text:p>-1.663</text:p>
          </table:table-cell>
          <table:table-cell table:formula="of:=([.N7]+[.N36])/2" office:value-type="float" office:value="-1.727">
            <text:p>-1.727</text:p>
          </table:table-cell>
          <table:table-cell table:formula="of:=[.O7]-[.H7]" office:value-type="float" office:value="0.632000000000001">
            <text:p>0.632</text:p>
          </table:table-cell>
          <table:table-cell/>
          <table:table-cell office:value-type="float" office:value="1.517">
            <text:p>1.517</text:p>
          </table:table-cell>
          <table:table-cell office:value-type="float" office:value="174">
            <text:p>174</text:p>
          </table:table-cell>
          <table:table-cell table:formula="of:=([.R7]+[.R36])/2" office:value-type="float" office:value="1.59">
            <text:p>1.59</text:p>
          </table:table-cell>
          <table:table-cell office:value-type="float" office:value="-1.856">
            <text:p>-1.856</text:p>
          </table:table-cell>
          <table:table-cell table:formula="of:=([.U7]+[.U36])/2" office:value-type="float" office:value="-1.8985">
            <text:p>-1.8985</text:p>
          </table:table-cell>
          <table:table-cell table:formula="of:=[.V7]-[.H7]" office:value-type="float" office:value="0.460500000000001">
            <text:p>0.46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float" office:value="2.507">
            <text:p>2.507</text:p>
          </table:table-cell>
          <table:table-cell office:value-type="float" office:value="236">
            <text:p>236</text:p>
          </table:table-cell>
          <table:table-cell table:formula="of:=([.C8]+[.C35])/2" office:value-type="float" office:value="2.264">
            <text:p>2.264</text:p>
          </table:table-cell>
          <table:table-cell office:value-type="float" office:value="-2.253">
            <text:p>-2.253</text:p>
          </table:table-cell>
          <table:table-cell table:formula="of:=([.F8]+[.F35])/2" office:value-type="float" office:value="-2.3665">
            <text:p>-2.3665</text:p>
          </table:table-cell>
          <table:table-cell table:formula="of:=2.661-0.0251*[.B8]" office:value-type="float" office:value="-3.614">
            <text:p>-3.614</text:p>
          </table:table-cell>
          <table:table-cell table:formula="of:=[.G8]-[.H8]" office:value-type="float" office:value="1.2475">
            <text:p>1.2475</text:p>
          </table:table-cell>
          <table:table-cell/>
          <table:table-cell office:value-type="float" office:value="2.091">
            <text:p>2.091</text:p>
          </table:table-cell>
          <table:table-cell office:value-type="float" office:value="215">
            <text:p>215</text:p>
          </table:table-cell>
          <table:table-cell table:formula="of:=([.K8]+[.K35])/2" office:value-type="float" office:value="1.876">
            <text:p>1.876</text:p>
          </table:table-cell>
          <table:table-cell office:value-type="float" office:value="-2.381">
            <text:p>-2.381</text:p>
          </table:table-cell>
          <table:table-cell table:formula="of:=([.N8]+[.N35])/2" office:value-type="float" office:value="-2.5045">
            <text:p>-2.5045</text:p>
          </table:table-cell>
          <table:table-cell table:formula="of:=[.O8]-[.H8]" office:value-type="float" office:value="1.1095">
            <text:p>1.1095</text:p>
          </table:table-cell>
          <table:table-cell/>
          <table:table-cell office:value-type="float" office:value="1.789">
            <text:p>1.789</text:p>
          </table:table-cell>
          <table:table-cell office:value-type="float" office:value="198">
            <text:p>198</text:p>
          </table:table-cell>
          <table:table-cell table:formula="of:=([.R8]+[.R35])/2" office:value-type="float" office:value="1.583">
            <text:p>1.583</text:p>
          </table:table-cell>
          <table:table-cell office:value-type="float" office:value="-2.527">
            <text:p>-2.527</text:p>
          </table:table-cell>
          <table:table-cell table:formula="of:=([.U8]+[.U35])/2" office:value-type="float" office:value="-2.657">
            <text:p>-2.657</text:p>
          </table:table-cell>
          <table:table-cell table:formula="of:=[.V8]-[.H8]" office:value-type="float" office:value="0.957">
            <text:p>0.9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">
            <text:p>300</text:p>
          </table:table-cell>
          <table:table-cell office:value-type="float" office:value="2.745">
            <text:p>2.745</text:p>
          </table:table-cell>
          <table:table-cell office:value-type="float" office:value="275">
            <text:p>275</text:p>
          </table:table-cell>
          <table:table-cell table:formula="of:=([.C9]+[.C34])/2" office:value-type="float" office:value="2.191">
            <text:p>2.191</text:p>
          </table:table-cell>
          <table:table-cell office:value-type="float" office:value="-2.95">
            <text:p>-2.95</text:p>
          </table:table-cell>
          <table:table-cell table:formula="of:=([.F9]+[.F34])/2" office:value-type="float" office:value="-3.005">
            <text:p>-3.005</text:p>
          </table:table-cell>
          <table:table-cell table:formula="of:=2.661-0.0251*[.B9]" office:value-type="float" office:value="-4.869">
            <text:p>-4.869</text:p>
          </table:table-cell>
          <table:table-cell table:formula="of:=[.G9]-[.H9]" office:value-type="float" office:value="1.864">
            <text:p>1.864</text:p>
          </table:table-cell>
          <table:table-cell/>
          <table:table-cell office:value-type="float" office:value="2.402">
            <text:p>2.402</text:p>
          </table:table-cell>
          <table:table-cell office:value-type="float" office:value="253">
            <text:p>253</text:p>
          </table:table-cell>
          <table:table-cell table:formula="of:=([.K9]+[.K34])/2" office:value-type="float" office:value="1.802">
            <text:p>1.802</text:p>
          </table:table-cell>
          <table:table-cell office:value-type="float" office:value="-3.056">
            <text:p>-3.056</text:p>
          </table:table-cell>
          <table:table-cell table:formula="of:=([.N9]+[.N34])/2" office:value-type="float" office:value="-3.191">
            <text:p>-3.191</text:p>
          </table:table-cell>
          <table:table-cell table:formula="of:=[.O9]-[.H9]" office:value-type="float" office:value="1.678">
            <text:p>1.678</text:p>
          </table:table-cell>
          <table:table-cell/>
          <table:table-cell office:value-type="float" office:value="2.145">
            <text:p>2.145</text:p>
          </table:table-cell>
          <table:table-cell office:value-type="float" office:value="236">
            <text:p>236</text:p>
          </table:table-cell>
          <table:table-cell table:formula="of:=([.R9]+[.R34])/2" office:value-type="float" office:value="1.52">
            <text:p>1.52</text:p>
          </table:table-cell>
          <table:table-cell office:value-type="float" office:value="-3.213">
            <text:p>-3.213</text:p>
          </table:table-cell>
          <table:table-cell table:formula="of:=([.U9]+[.U34])/2" office:value-type="float" office:value="-3.39">
            <text:p>-3.39</text:p>
          </table:table-cell>
          <table:table-cell table:formula="of:=[.V9]-[.H9]" office:value-type="float" office:value="1.479">
            <text:p>1.47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50">
            <text:p>350</text:p>
          </table:table-cell>
          <table:table-cell office:value-type="float" office:value="1.949">
            <text:p>1.949</text:p>
          </table:table-cell>
          <table:table-cell office:value-type="float" office:value="248">
            <text:p>248</text:p>
          </table:table-cell>
          <table:table-cell table:formula="of:=([.C10]+[.C33])/2" office:value-type="float" office:value="1.6845">
            <text:p>1.6845</text:p>
          </table:table-cell>
          <table:table-cell office:value-type="float" office:value="-3.122">
            <text:p>-3.122</text:p>
          </table:table-cell>
          <table:table-cell table:formula="of:=([.F10]+[.F33])/2" office:value-type="float" office:value="-3.744">
            <text:p>-3.744</text:p>
          </table:table-cell>
          <table:table-cell table:formula="of:=2.661-0.0251*[.B10]" office:value-type="float" office:value="-6.124">
            <text:p>-6.124</text:p>
          </table:table-cell>
          <table:table-cell table:formula="of:=[.G10]-[.H10]" office:value-type="float" office:value="2.38">
            <text:p>2.38</text:p>
          </table:table-cell>
          <table:table-cell/>
          <table:table-cell office:value-type="float" office:value="1.514">
            <text:p>1.514</text:p>
          </table:table-cell>
          <table:table-cell office:value-type="float" office:value="224">
            <text:p>224</text:p>
          </table:table-cell>
          <table:table-cell table:formula="of:=([.K10]+[.K33])/2" office:value-type="float" office:value="1.2385">
            <text:p>1.2385</text:p>
          </table:table-cell>
          <table:table-cell office:value-type="float" office:value="-3.378">
            <text:p>-3.378</text:p>
          </table:table-cell>
          <table:table-cell table:formula="of:=([.N10]+[.N33])/2" office:value-type="float" office:value="-4.0395">
            <text:p>-4.0395</text:p>
          </table:table-cell>
          <table:table-cell table:formula="of:=[.O10]-[.H10]" office:value-type="float" office:value="2.0845">
            <text:p>2.0845</text:p>
          </table:table-cell>
          <table:table-cell/>
          <table:table-cell office:value-type="float" office:value="1.244">
            <text:p>1.244</text:p>
          </table:table-cell>
          <table:table-cell office:value-type="float" office:value="203">
            <text:p>203</text:p>
          </table:table-cell>
          <table:table-cell table:formula="of:=([.R10]+[.R33])/2" office:value-type="float" office:value="0.9625">
            <text:p>0.9625</text:p>
          </table:table-cell>
          <table:table-cell office:value-type="float" office:value="-3.613">
            <text:p>-3.613</text:p>
          </table:table-cell>
          <table:table-cell table:formula="of:=([.U10]+[.U33])/2" office:value-type="float" office:value="-4.293">
            <text:p>-4.293</text:p>
          </table:table-cell>
          <table:table-cell table:formula="of:=[.V10]-[.H10]" office:value-type="float" office:value="1.831">
            <text:p>1.83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0">
            <text:p>400</text:p>
          </table:table-cell>
          <table:table-cell office:value-type="float" office:value="1.899">
            <text:p>1.899</text:p>
          </table:table-cell>
          <table:table-cell office:value-type="float" office:value="260">
            <text:p>260</text:p>
          </table:table-cell>
          <table:table-cell table:formula="of:=([.C11]+[.C32])/2" office:value-type="float" office:value="1.5795">
            <text:p>1.5795</text:p>
          </table:table-cell>
          <table:table-cell office:value-type="float" office:value="-4.219">
            <text:p>-4.219</text:p>
          </table:table-cell>
          <table:table-cell table:formula="of:=([.F11]+[.F32])/2" office:value-type="float" office:value="-5.192">
            <text:p>-5.192</text:p>
          </table:table-cell>
          <table:table-cell table:formula="of:=2.661-0.0251*[.B11]" office:value-type="float" office:value="-7.379">
            <text:p>-7.379</text:p>
          </table:table-cell>
          <table:table-cell table:formula="of:=[.G11]-[.H11]" office:value-type="float" office:value="2.187">
            <text:p>2.187</text:p>
          </table:table-cell>
          <table:table-cell/>
          <table:table-cell office:value-type="float" office:value="1.444">
            <text:p>1.444</text:p>
          </table:table-cell>
          <table:table-cell office:value-type="float" office:value="233">
            <text:p>233</text:p>
          </table:table-cell>
          <table:table-cell table:formula="of:=([.K11]+[.K32])/2" office:value-type="float" office:value="1.135">
            <text:p>1.135</text:p>
          </table:table-cell>
          <table:table-cell office:value-type="float" office:value="-4.558">
            <text:p>-4.558</text:p>
          </table:table-cell>
          <table:table-cell table:formula="of:=([.N11]+[.N32])/2" office:value-type="float" office:value="-5.5585">
            <text:p>-5.5585</text:p>
          </table:table-cell>
          <table:table-cell table:formula="of:=[.O11]-[.H11]" office:value-type="float" office:value="1.8205">
            <text:p>1.8205</text:p>
          </table:table-cell>
          <table:table-cell/>
          <table:table-cell office:value-type="float" office:value="1.163">
            <text:p>1.163</text:p>
          </table:table-cell>
          <table:table-cell office:value-type="float" office:value="212">
            <text:p>212</text:p>
          </table:table-cell>
          <table:table-cell table:formula="of:=([.R11]+[.R32])/2" office:value-type="float" office:value="0.8755">
            <text:p>0.8755</text:p>
          </table:table-cell>
          <table:table-cell office:value-type="float" office:value="-4.82">
            <text:p>-4.82</text:p>
          </table:table-cell>
          <table:table-cell table:formula="of:=([.U11]+[.U32])/2" office:value-type="float" office:value="-5.813">
            <text:p>-5.813</text:p>
          </table:table-cell>
          <table:table-cell table:formula="of:=[.V11]-[.H11]" office:value-type="float" office:value="1.566">
            <text:p>1.56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0">
            <text:p>450</text:p>
          </table:table-cell>
          <table:table-cell office:value-type="float" office:value="2.044">
            <text:p>2.044</text:p>
          </table:table-cell>
          <table:table-cell office:value-type="float" office:value="264">
            <text:p>264</text:p>
          </table:table-cell>
          <table:table-cell table:formula="of:=([.C12]+[.C31])/2" office:value-type="float" office:value="1.496">
            <text:p>1.496</text:p>
          </table:table-cell>
          <table:table-cell office:value-type="float" office:value="-5.822">
            <text:p>-5.822</text:p>
          </table:table-cell>
          <table:table-cell table:formula="of:=([.F12]+[.F31])/2" office:value-type="float" office:value="-6.9865">
            <text:p>-6.9865</text:p>
          </table:table-cell>
          <table:table-cell table:formula="of:=2.661-0.0251*[.B12]" office:value-type="float" office:value="-8.634">
            <text:p>-8.634</text:p>
          </table:table-cell>
          <table:table-cell table:formula="of:=[.G12]-[.H12]" office:value-type="float" office:value="1.6475">
            <text:p>1.6475</text:p>
          </table:table-cell>
          <table:table-cell/>
          <table:table-cell office:value-type="float" office:value="1.605">
            <text:p>1.605</text:p>
          </table:table-cell>
          <table:table-cell office:value-type="float" office:value="236">
            <text:p>236</text:p>
          </table:table-cell>
          <table:table-cell table:formula="of:=([.K12]+[.K31])/2" office:value-type="float" office:value="1.081">
            <text:p>1.081</text:p>
          </table:table-cell>
          <table:table-cell office:value-type="float" office:value="-6.167">
            <text:p>-6.167</text:p>
          </table:table-cell>
          <table:table-cell table:formula="of:=([.N12]+[.N31])/2" office:value-type="float" office:value="-7.373">
            <text:p>-7.373</text:p>
          </table:table-cell>
          <table:table-cell table:formula="of:=[.O12]-[.H12]" office:value-type="float" office:value="1.261">
            <text:p>1.261</text:p>
          </table:table-cell>
          <table:table-cell/>
          <table:table-cell office:value-type="float" office:value="1.348">
            <text:p>1.348</text:p>
          </table:table-cell>
          <table:table-cell office:value-type="float" office:value="215">
            <text:p>215</text:p>
          </table:table-cell>
          <table:table-cell table:formula="of:=([.R12]+[.R31])/2" office:value-type="float" office:value="0.8435">
            <text:p>0.8435</text:p>
          </table:table-cell>
          <table:table-cell office:value-type="float" office:value="-6.445">
            <text:p>-6.445</text:p>
          </table:table-cell>
          <table:table-cell table:formula="of:=([.U12]+[.U31])/2" office:value-type="float" office:value="-7.652">
            <text:p>-7.652</text:p>
          </table:table-cell>
          <table:table-cell table:formula="of:=[.V12]-[.H12]" office:value-type="float" office:value="0.982">
            <text:p>0.9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float" office:value="2.17">
            <text:p>2.17</text:p>
          </table:table-cell>
          <table:table-cell office:value-type="float" office:value="266">
            <text:p>266</text:p>
          </table:table-cell>
          <table:table-cell table:formula="of:=([.C13]+[.C30])/2" office:value-type="float" office:value="1.2755">
            <text:p>1.2755</text:p>
          </table:table-cell>
          <table:table-cell office:value-type="float" office:value="-7.992">
            <text:p>-7.992</text:p>
          </table:table-cell>
          <table:table-cell table:formula="of:=([.F13]+[.F30])/2" office:value-type="float" office:value="-8.8575">
            <text:p>-8.8575</text:p>
          </table:table-cell>
          <table:table-cell table:formula="of:=2.661-0.0251*[.B13]" office:value-type="float" office:value="-9.889">
            <text:p>-9.889</text:p>
          </table:table-cell>
          <table:table-cell table:formula="of:=[.G13]-[.H13]" office:value-type="float" office:value="1.0315">
            <text:p>1.0315</text:p>
          </table:table-cell>
          <table:table-cell/>
          <table:table-cell office:value-type="float" office:value="1.756">
            <text:p>1.756</text:p>
          </table:table-cell>
          <table:table-cell office:value-type="float" office:value="231">
            <text:p>231</text:p>
          </table:table-cell>
          <table:table-cell table:formula="of:=([.K13]+[.K30])/2" office:value-type="float" office:value="0.8655">
            <text:p>0.8655</text:p>
          </table:table-cell>
          <table:table-cell office:value-type="float" office:value="-8.468">
            <text:p>-8.468</text:p>
          </table:table-cell>
          <table:table-cell table:formula="of:=([.N13]+[.N30])/2" office:value-type="float" office:value="-9.3395">
            <text:p>-9.3395</text:p>
          </table:table-cell>
          <table:table-cell table:formula="of:=[.O13]-[.H13]" office:value-type="float" office:value="0.5495">
            <text:p>0.5495</text:p>
          </table:table-cell>
          <table:table-cell/>
          <table:table-cell office:value-type="float" office:value="1.544">
            <text:p>1.544</text:p>
          </table:table-cell>
          <table:table-cell office:value-type="float" office:value="208">
            <text:p>208</text:p>
          </table:table-cell>
          <table:table-cell table:formula="of:=([.R13]+[.R30])/2" office:value-type="float" office:value="0.633">
            <text:p>0.633</text:p>
          </table:table-cell>
          <table:table-cell office:value-type="float" office:value="-8.797">
            <text:p>-8.797</text:p>
          </table:table-cell>
          <table:table-cell table:formula="of:=([.U13]+[.U30])/2" office:value-type="float" office:value="-9.73">
            <text:p>-9.73</text:p>
          </table:table-cell>
          <table:table-cell table:formula="of:=[.V13]-[.H13]" office:value-type="float" office:value="0.159000000000001">
            <text:p>0.15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0">
            <text:p>550</text:p>
          </table:table-cell>
          <table:table-cell office:value-type="float" office:value="1.798">
            <text:p>1.798</text:p>
          </table:table-cell>
          <table:table-cell office:value-type="float" office:value="158">
            <text:p>158</text:p>
          </table:table-cell>
          <table:table-cell table:formula="of:=([.C14]+[.C29])/2" office:value-type="float" office:value="0.865">
            <text:p>0.865</text:p>
          </table:table-cell>
          <table:table-cell office:value-type="float" office:value="-8.997">
            <text:p>-8.997</text:p>
          </table:table-cell>
          <table:table-cell table:formula="of:=([.F14]+[.F29])/2" office:value-type="float" office:value="-10.224">
            <text:p>-10.224</text:p>
          </table:table-cell>
          <table:table-cell table:formula="of:=2.661-0.0251*[.B14]" office:value-type="float" office:value="-11.144">
            <text:p>-11.144</text:p>
          </table:table-cell>
          <table:table-cell table:formula="of:=[.G14]-[.H14]" office:value-type="float" office:value="0.92">
            <text:p>0.92</text:p>
          </table:table-cell>
          <table:table-cell/>
          <table:table-cell office:value-type="float" office:value="1.402">
            <text:p>1.402</text:p>
          </table:table-cell>
          <table:table-cell office:value-type="float" office:value="223">
            <text:p>223</text:p>
          </table:table-cell>
          <table:table-cell table:formula="of:=([.K14]+[.K29])/2" office:value-type="float" office:value="0.427">
            <text:p>0.427</text:p>
          </table:table-cell>
          <table:table-cell office:value-type="float" office:value="-9.434">
            <text:p>-9.434</text:p>
          </table:table-cell>
          <table:table-cell table:formula="of:=([.N14]+[.N29])/2" office:value-type="float" office:value="-10.7415">
            <text:p>-10.7415</text:p>
          </table:table-cell>
          <table:table-cell table:formula="of:=[.O14]-[.H14]" office:value-type="float" office:value="0.402500000000002">
            <text:p>0.4025</text:p>
          </table:table-cell>
          <table:table-cell/>
          <table:table-cell office:value-type="float" office:value="1.178">
            <text:p>1.178</text:p>
          </table:table-cell>
          <table:table-cell office:value-type="float" office:value="199">
            <text:p>199</text:p>
          </table:table-cell>
          <table:table-cell table:formula="of:=([.R14]+[.R29])/2" office:value-type="float" office:value="0.165">
            <text:p>0.165</text:p>
          </table:table-cell>
          <table:table-cell office:value-type="float" office:value="-9.74">
            <text:p>-9.74</text:p>
          </table:table-cell>
          <table:table-cell table:formula="of:=([.U14]+[.U29])/2" office:value-type="float" office:value="-11.0195">
            <text:p>-11.0195</text:p>
          </table:table-cell>
          <table:table-cell table:formula="of:=[.V14]-[.H14]" office:value-type="float" office:value="0.124499999999999">
            <text:p>0.124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00">
            <text:p>600</text:p>
          </table:table-cell>
          <table:table-cell office:value-type="float" office:value="1.037">
            <text:p>1.037</text:p>
          </table:table-cell>
          <table:table-cell office:value-type="float" office:value="1041">
            <text:p>1041</text:p>
          </table:table-cell>
          <table:table-cell table:formula="of:=([.C15]+[.C28])/2" office:value-type="float" office:value="0.5175">
            <text:p>0.5175</text:p>
          </table:table-cell>
          <table:table-cell office:value-type="float" office:value="-10.958">
            <text:p>-10.958</text:p>
          </table:table-cell>
          <table:table-cell table:formula="of:=([.F15]+[.F28])/2" office:value-type="float" office:value="-12.9465">
            <text:p>-12.9465</text:p>
          </table:table-cell>
          <table:table-cell table:formula="of:=2.661-0.0251*[.B15]" office:value-type="float" office:value="-12.399">
            <text:p>-12.399</text:p>
          </table:table-cell>
          <table:table-cell table:formula="of:=[.G15]-[.H15]" office:value-type="float" office:value="-0.547499999999999">
            <text:p>-0.5475</text:p>
          </table:table-cell>
          <table:table-cell/>
          <table:table-cell office:value-type="float" office:value="0.626">
            <text:p>0.626</text:p>
          </table:table-cell>
          <table:table-cell office:value-type="float" office:value="518">
            <text:p>518</text:p>
          </table:table-cell>
          <table:table-cell table:formula="of:=([.K15]+[.K28])/2" office:value-type="float" office:value="0.00800000000000001">
            <text:p>0.008</text:p>
          </table:table-cell>
          <table:table-cell office:value-type="float" office:value="-11.395">
            <text:p>-11.395</text:p>
          </table:table-cell>
          <table:table-cell table:formula="of:=([.N15]+[.N28])/2" office:value-type="float" office:value="-13.244">
            <text:p>-13.244</text:p>
          </table:table-cell>
          <table:table-cell table:formula="of:=[.O15]-[.H15]" office:value-type="float" office:value="-0.844999999999999">
            <text:p>-0.845</text:p>
          </table:table-cell>
          <table:table-cell/>
          <table:table-cell office:value-type="float" office:value="0.354">
            <text:p>0.354</text:p>
          </table:table-cell>
          <table:table-cell office:value-type="float" office:value="267">
            <text:p>267</text:p>
          </table:table-cell>
          <table:table-cell table:formula="of:=([.R15]+[.R28])/2" office:value-type="float" office:value="-0.3395">
            <text:p>-0.3395</text:p>
          </table:table-cell>
          <table:table-cell office:value-type="float" office:value="-11.837">
            <text:p>-11.837</text:p>
          </table:table-cell>
          <table:table-cell table:formula="of:=([.U15]+[.U28])/2" office:value-type="float" office:value="-13.515">
            <text:p>-13.515</text:p>
          </table:table-cell>
          <table:table-cell table:formula="of:=[.V15]-[.H15]" office:value-type="float" office:value="-1.116">
            <text:p>-1.11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50">
            <text:p>650</text:p>
          </table:table-cell>
          <table:table-cell office:value-type="float" office:value="1.687">
            <text:p>1.687</text:p>
          </table:table-cell>
          <table:table-cell office:value-type="float" office:value="3205">
            <text:p>3205</text:p>
          </table:table-cell>
          <table:table-cell table:formula="of:=([.C16]+[.C27])/2" office:value-type="float" office:value="0.8675">
            <text:p>0.8675</text:p>
          </table:table-cell>
          <table:table-cell office:value-type="float" office:value="-14.638">
            <text:p>-14.638</text:p>
          </table:table-cell>
          <table:table-cell table:formula="of:=([.F16]+[.F27])/2" office:value-type="float" office:value="-15.5535">
            <text:p>-15.5535</text:p>
          </table:table-cell>
          <table:table-cell table:formula="of:=2.661-0.0251*[.B16]" office:value-type="float" office:value="-13.654">
            <text:p>-13.654</text:p>
          </table:table-cell>
          <table:table-cell table:formula="of:=[.G16]-[.H16]" office:value-type="float" office:value="-1.8995">
            <text:p>-1.8995</text:p>
          </table:table-cell>
          <table:table-cell/>
          <table:table-cell office:value-type="float" office:value="1.243">
            <text:p>1.243</text:p>
          </table:table-cell>
          <table:table-cell office:value-type="float" office:value="1945">
            <text:p>1945</text:p>
          </table:table-cell>
          <table:table-cell table:formula="of:=([.K16]+[.K27])/2" office:value-type="float" office:value="0.9795">
            <text:p>0.9795</text:p>
          </table:table-cell>
          <table:table-cell office:value-type="float" office:value="-14.935">
            <text:p>-14.935</text:p>
          </table:table-cell>
          <table:table-cell table:formula="of:=([.N16]+[.N27])/2" office:value-type="float" office:value="-15.7175">
            <text:p>-15.7175</text:p>
          </table:table-cell>
          <table:table-cell table:formula="of:=[.O16]-[.H16]" office:value-type="float" office:value="-2.0635">
            <text:p>-2.0635</text:p>
          </table:table-cell>
          <table:table-cell/>
          <table:table-cell office:value-type="float" office:value="0.972">
            <text:p>0.972</text:p>
          </table:table-cell>
          <table:table-cell office:value-type="float" office:value="1565">
            <text:p>1565</text:p>
          </table:table-cell>
          <table:table-cell table:formula="of:=([.R16]+[.R27])/2" office:value-type="float" office:value="-0.1515">
            <text:p>-0.1515</text:p>
          </table:table-cell>
          <table:table-cell office:value-type="float" office:value="-15.044">
            <text:p>-15.044</text:p>
          </table:table-cell>
          <table:table-cell table:formula="of:=([.U16]+[.U27])/2" office:value-type="float" office:value="-15.8265">
            <text:p>-15.8265</text:p>
          </table:table-cell>
          <table:table-cell table:formula="of:=[.V16]-[.H16]" office:value-type="float" office:value="-2.1725">
            <text:p>-2.172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00">
            <text:p>700</text:p>
          </table:table-cell>
          <table:table-cell office:value-type="float" office:value="1.123">
            <text:p>1.123</text:p>
          </table:table-cell>
          <table:table-cell office:value-type="float" office:value="2235">
            <text:p>2235</text:p>
          </table:table-cell>
          <table:table-cell table:formula="of:=([.C17]+[.C26])/2" office:value-type="float" office:value="0.319">
            <text:p>0.319</text:p>
          </table:table-cell>
          <table:table-cell office:value-type="float" office:value="-17.469">
            <text:p>-17.469</text:p>
          </table:table-cell>
          <table:table-cell table:formula="of:=([.F17]+[.F26])/2" office:value-type="float" office:value="-17.179">
            <text:p>-17.179</text:p>
          </table:table-cell>
          <table:table-cell table:formula="of:=2.661-0.0251*[.B17]" office:value-type="float" office:value="-14.909">
            <text:p>-14.909</text:p>
          </table:table-cell>
          <table:table-cell table:formula="of:=[.G17]-[.H17]" office:value-type="float" office:value="-2.27">
            <text:p>-2.27</text:p>
          </table:table-cell>
          <table:table-cell/>
          <table:table-cell office:value-type="float" office:value="0.422">
            <text:p>0.422</text:p>
          </table:table-cell>
          <table:table-cell office:value-type="float" office:value="1266">
            <text:p>1266</text:p>
          </table:table-cell>
          <table:table-cell table:formula="of:=([.K17]+[.K26])/2" office:value-type="float" office:value="-0.474">
            <text:p>-0.474</text:p>
          </table:table-cell>
          <table:table-cell office:value-type="float" office:value="-17.315">
            <text:p>-17.315</text:p>
          </table:table-cell>
          <table:table-cell table:formula="of:=([.N17]+[.N26])/2" office:value-type="float" office:value="-17.1415">
            <text:p>-17.1415</text:p>
          </table:table-cell>
          <table:table-cell table:formula="of:=[.O17]-[.H17]" office:value-type="float" office:value="-2.2325">
            <text:p>-2.2325</text:p>
          </table:table-cell>
          <table:table-cell/>
          <table:table-cell office:value-type="float" office:value="-0.034">
            <text:p>-0.034</text:p>
          </table:table-cell>
          <table:table-cell office:value-type="float" office:value="704">
            <text:p>704</text:p>
          </table:table-cell>
          <table:table-cell table:formula="of:=([.R17]+[.R26])/2" office:value-type="float" office:value="-1.0195">
            <text:p>-1.0195</text:p>
          </table:table-cell>
          <table:table-cell office:value-type="float" office:value="-17.337">
            <text:p>-17.337</text:p>
          </table:table-cell>
          <table:table-cell table:formula="of:=([.U17]+[.U26])/2" office:value-type="float" office:value="-17.2235">
            <text:p>-17.2235</text:p>
          </table:table-cell>
          <table:table-cell table:formula="of:=[.V17]-[.H17]" office:value-type="float" office:value="-2.3145">
            <text:p>-2.314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0">
            <text:p>750</text:p>
          </table:table-cell>
          <table:table-cell office:value-type="float" office:value="1.16">
            <text:p>1.16</text:p>
          </table:table-cell>
          <table:table-cell office:value-type="float" office:value="2894">
            <text:p>2894</text:p>
          </table:table-cell>
          <table:table-cell table:formula="of:=([.C18]+[.C25])/2" office:value-type="float" office:value="-0.1275">
            <text:p>-0.1275</text:p>
          </table:table-cell>
          <table:table-cell office:value-type="float" office:value="-17.618">
            <text:p>-17.618</text:p>
          </table:table-cell>
          <table:table-cell table:formula="of:=([.F18]+[.F25])/2" office:value-type="float" office:value="-17.7575">
            <text:p>-17.7575</text:p>
          </table:table-cell>
          <table:table-cell table:formula="of:=2.661-0.0251*[.B18]" office:value-type="float" office:value="-16.164">
            <text:p>-16.164</text:p>
          </table:table-cell>
          <table:table-cell table:formula="of:=[.G18]-[.H18]" office:value-type="float" office:value="-1.5935">
            <text:p>-1.5935</text:p>
          </table:table-cell>
          <table:table-cell/>
          <table:table-cell office:value-type="float" office:value="0.292">
            <text:p>0.292</text:p>
          </table:table-cell>
          <table:table-cell office:value-type="float" office:value="1349">
            <text:p>1349</text:p>
          </table:table-cell>
          <table:table-cell table:formula="of:=([.K18]+[.K25])/2" office:value-type="float" office:value="-1.234">
            <text:p>-1.234</text:p>
          </table:table-cell>
          <table:table-cell office:value-type="float" office:value="-17.475">
            <text:p>-17.475</text:p>
          </table:table-cell>
          <table:table-cell table:formula="of:=([.N18]+[.N25])/2" office:value-type="float" office:value="-17.7175">
            <text:p>-17.7175</text:p>
          </table:table-cell>
          <table:table-cell table:formula="of:=[.O18]-[.H18]" office:value-type="float" office:value="-1.5535">
            <text:p>-1.5535</text:p>
          </table:table-cell>
          <table:table-cell/>
          <table:table-cell office:value-type="float" office:value="-0.318">
            <text:p>-0.318</text:p>
          </table:table-cell>
          <table:table-cell office:value-type="float" office:value="577">
            <text:p>577</text:p>
          </table:table-cell>
          <table:table-cell table:formula="of:=([.R18]+[.R25])/2" office:value-type="float" office:value="-1.9635">
            <text:p>-1.9635</text:p>
          </table:table-cell>
          <table:table-cell office:value-type="float" office:value="-17.552">
            <text:p>-17.552</text:p>
          </table:table-cell>
          <table:table-cell table:formula="of:=([.U18]+[.U25])/2" office:value-type="float" office:value="-17.7655">
            <text:p>-17.7655</text:p>
          </table:table-cell>
          <table:table-cell table:formula="of:=[.V18]-[.H18]" office:value-type="float" office:value="-1.6015">
            <text:p>-1.601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00">
            <text:p>800</text:p>
          </table:table-cell>
          <table:table-cell office:value-type="float" office:value="-0.076">
            <text:p>-0.076</text:p>
          </table:table-cell>
          <table:table-cell office:value-type="float" office:value="3714">
            <text:p>3714</text:p>
          </table:table-cell>
          <table:table-cell table:formula="of:=([.C19]+[.C24])/2" office:value-type="float" office:value="-1.827">
            <text:p>-1.827</text:p>
          </table:table-cell>
          <table:table-cell office:value-type="float" office:value="-17.744">
            <text:p>-17.744</text:p>
          </table:table-cell>
          <table:table-cell table:formula="of:=([.F19]+[.F24])/2" office:value-type="float" office:value="-17.601">
            <text:p>-17.601</text:p>
          </table:table-cell>
          <table:table-cell table:formula="of:=2.661-0.0251*[.B19]" office:value-type="float" office:value="-17.419">
            <text:p>-17.419</text:p>
          </table:table-cell>
          <table:table-cell table:formula="of:=[.G19]-[.H19]" office:value-type="float" office:value="-0.181999999999999">
            <text:p>-0.182</text:p>
          </table:table-cell>
          <table:table-cell/>
          <table:table-cell office:value-type="float" office:value="-1.307">
            <text:p>-1.307</text:p>
          </table:table-cell>
          <table:table-cell office:value-type="float" office:value="2239">
            <text:p>2239</text:p>
          </table:table-cell>
          <table:table-cell table:formula="of:=([.K19]+[.K24])/2" office:value-type="float" office:value="-3.3735">
            <text:p>-3.3735</text:p>
          </table:table-cell>
          <table:table-cell office:value-type="float" office:value="-17.502">
            <text:p>-17.502</text:p>
          </table:table-cell>
          <table:table-cell table:formula="of:=([.N19]+[.N24])/2" office:value-type="float" office:value="-17.4735">
            <text:p>-17.4735</text:p>
          </table:table-cell>
          <table:table-cell table:formula="of:=[.O19]-[.H19]" office:value-type="float" office:value="-0.0545000000000009">
            <text:p>-0.0545</text:p>
          </table:table-cell>
          <table:table-cell/>
          <table:table-cell office:value-type="float" office:value="-2.256">
            <text:p>-2.256</text:p>
          </table:table-cell>
          <table:table-cell office:value-type="float" office:value="1601">
            <text:p>1601</text:p>
          </table:table-cell>
          <table:table-cell table:formula="of:=([.R19]+[.R24])/2" office:value-type="float" office:value="-4.3605">
            <text:p>-4.3605</text:p>
          </table:table-cell>
          <table:table-cell office:value-type="float" office:value="-17.682">
            <text:p>-17.682</text:p>
          </table:table-cell>
          <table:table-cell table:formula="of:=([.U19]+[.U24])/2" office:value-type="float" office:value="-17.4805">
            <text:p>-17.4805</text:p>
          </table:table-cell>
          <table:table-cell table:formula="of:=[.V19]-[.H19]" office:value-type="float" office:value="-0.0614999999999988">
            <text:p>-0.061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50">
            <text:p>850</text:p>
          </table:table-cell>
          <table:table-cell table:style-name="ce1" office:value-type="float" office:value="80.2">
            <text:p>80.2</text:p>
          </table:table-cell>
          <table:table-cell table:style-name="ce1" office:value-type="float" office:value="2133">
            <text:p>2133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-63.168">
            <text:p>-63.168</text:p>
          </table:table-cell>
          <table:table-cell table:formula="of:=([.F20]+[.F25])/2" office:value-type="float" office:value="-40.5325">
            <text:p>-40.5325</text:p>
          </table:table-cell>
          <table:table-cell table:formula="of:=2.661-0.0251*[.B20]" office:value-type="float" office:value="-18.674">
            <text:p>-18.674</text:p>
          </table:table-cell>
          <table:table-cell table:style-name="ce2" office:value-type="float" office:value="0">
            <text:p>0</text:p>
          </table:table-cell>
          <table:table-cell/>
          <table:table-cell table:style-name="ce1" office:value-type="float" office:value="-4.193">
            <text:p>-4.193</text:p>
          </table:table-cell>
          <table:table-cell table:style-name="ce1" office:value-type="float" office:value="4097">
            <text:p>4097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-18.243">
            <text:p>-18.243</text:p>
          </table:table-cell>
          <table:table-cell table:style-name="ce2" office:value-type="float" office:value="-17">
            <text:p>-17</text:p>
          </table:table-cell>
          <table:table-cell table:formula="of:=[.O20]-[.H20]" office:value-type="float" office:value="1.674">
            <text:p>1.674</text:p>
          </table:table-cell>
          <table:table-cell table:style-name="ce1"/>
          <table:table-cell table:style-name="ce1" office:value-type="float" office:value="-5.242">
            <text:p>-5.242</text:p>
          </table:table-cell>
          <table:table-cell table:style-name="ce1" office:value-type="float" office:value="3419">
            <text:p>3419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-18.189">
            <text:p>-18.189</text:p>
          </table:table-cell>
          <table:table-cell table:style-name="ce2" office:value-type="float" office:value="-17">
            <text:p>-17</text:p>
          </table:table-cell>
          <table:table-cell table:formula="of:=[.V20]-[.H20]" office:value-type="float" office:value="1.674">
            <text:p>1.67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00">
            <text:p>900</text:p>
          </table:table-cell>
          <table:table-cell table:style-name="ce1" office:value-type="float" office:value="79.629">
            <text:p>79.629</text:p>
          </table:table-cell>
          <table:table-cell table:style-name="ce1" office:value-type="float" office:value="2285">
            <text:p>2285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-60.008">
            <text:p>-60.008</text:p>
          </table:table-cell>
          <table:table-cell table:style-name="ce1" table:formula="of:=([.F21]+[.F22])/2" office:value-type="float" office:value="-20.4705">
            <text:p>-20.4705</text:p>
          </table:table-cell>
          <table:table-cell table:formula="of:=2.661-0.0251*[.B21]" office:value-type="float" office:value="-19.929">
            <text:p>-19.929</text:p>
          </table:table-cell>
          <table:table-cell table:formula="of:=[.G21]-[.H21]" office:value-type="float" office:value="-0.541500000000003">
            <text:p>-0.5415</text:p>
          </table:table-cell>
          <table:table-cell/>
          <table:table-cell table:style-name="ce1" office:value-type="float" office:value="18.919">
            <text:p>18.919</text:p>
          </table:table-cell>
          <table:table-cell table:style-name="ce1" office:value-type="float" office:value="5204">
            <text:p>5204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29.898">
            <text:p>29.898</text:p>
          </table:table-cell>
          <table:table-cell table:style-name="ce2" office:value-type="float" office:value="-17">
            <text:p>-17</text:p>
          </table:table-cell>
          <table:table-cell table:formula="of:=[.O21]-[.H21]" office:value-type="float" office:value="2.929">
            <text:p>2.929</text:p>
          </table:table-cell>
          <table:table-cell table:style-name="ce1"/>
          <table:table-cell table:style-name="ce1" office:value-type="float" office:value="18.189">
            <text:p>18.189</text:p>
          </table:table-cell>
          <table:table-cell table:style-name="ce1" office:value-type="float" office:value="3469">
            <text:p>3469</text:p>
          </table:table-cell>
          <table:table-cell table:style-name="ce2" office:value-type="float" office:value="0">
            <text:p>0</text:p>
          </table:table-cell>
          <table:table-cell table:style-name="ce1" office:value-type="float" office:value="24.274">
            <text:p>24.274</text:p>
          </table:table-cell>
          <table:table-cell table:style-name="ce2" office:value-type="float" office:value="-17">
            <text:p>-17</text:p>
          </table:table-cell>
          <table:table-cell table:formula="of:=[.V21]-[.H21]" office:value-type="float" office:value="2.929">
            <text:p>2.92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00">
            <text:p>900</text:p>
          </table:table-cell>
          <table:table-cell table:style-name="ce1" office:value-type="float" office:value="14.456">
            <text:p>14.456</text:p>
          </table:table-cell>
          <table:table-cell table:style-name="ce1" office:value-type="float" office:value="8165">
            <text:p>8165</text:p>
          </table:table-cell>
          <table:table-cell table:style-name="ce1"/>
          <table:table-cell table:style-name="ce1" office:value-type="float" office:value="19.067">
            <text:p>19.067</text:p>
          </table:table-cell>
          <table:table-cell table:style-name="ce1" table:number-columns-repeated="3"/>
          <table:table-cell/>
          <table:table-cell table:style-name="ce1" office:value-type="float" office:value="11.859">
            <text:p>11.859</text:p>
          </table:table-cell>
          <table:table-cell table:style-name="ce1" office:value-type="float" office:value="5095">
            <text:p>5095</text:p>
          </table:table-cell>
          <table:table-cell table:style-name="ce1"/>
          <table:table-cell table:style-name="ce1" office:value-type="float" office:value="15.049">
            <text:p>15.049</text:p>
          </table:table-cell>
          <table:table-cell table:style-name="ce1" table:number-columns-repeated="3"/>
          <table:table-cell table:style-name="ce1" office:value-type="float" office:value="10.769">
            <text:p>10.769</text:p>
          </table:table-cell>
          <table:table-cell table:style-name="ce1" office:value-type="float" office:value="3480">
            <text:p>3480</text:p>
          </table:table-cell>
          <table:table-cell table:style-name="ce1"/>
          <table:table-cell table:style-name="ce1" office:value-type="float" office:value="13.361">
            <text:p>13.361</text:p>
          </table:table-cell>
          <table:table-cell table:style-name="ce1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50">
            <text:p>850</text:p>
          </table:table-cell>
          <table:table-cell office:value-type="float" office:value="-5.613">
            <text:p>-5.613</text:p>
          </table:table-cell>
          <table:table-cell office:value-type="float" office:value="4361">
            <text:p>4361</text:p>
          </table:table-cell>
          <table:table-cell/>
          <table:table-cell office:value-type="float" office:value="-17.967">
            <text:p>-17.967</text:p>
          </table:table-cell>
          <table:table-cell table:number-columns-repeated="4"/>
          <table:table-cell table:style-name="ce1" office:value-type="float" office:value="18.622">
            <text:p>18.622</text:p>
          </table:table-cell>
          <table:table-cell table:style-name="ce1" office:value-type="float" office:value="3680">
            <text:p>3680</text:p>
          </table:table-cell>
          <table:table-cell table:style-name="ce1"/>
          <table:table-cell table:style-name="ce1" office:value-type="float" office:value="34.057">
            <text:p>34.057</text:p>
          </table:table-cell>
          <table:table-cell table:style-name="ce1" table:number-columns-repeated="3"/>
          <table:table-cell table:style-name="ce1" office:value-type="float" office:value="18.476">
            <text:p>18.476</text:p>
          </table:table-cell>
          <table:table-cell table:style-name="ce1" office:value-type="float" office:value="2892">
            <text:p>2892</text:p>
          </table:table-cell>
          <table:table-cell table:style-name="ce1"/>
          <table:table-cell table:style-name="ce1" office:value-type="float" office:value="28.065">
            <text:p>28.065</text:p>
          </table:table-cell>
          <table:table-cell table:style-name="ce1"/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00">
            <text:p>800</text:p>
          </table:table-cell>
          <table:table-cell office:value-type="float" office:value="-3.578">
            <text:p>-3.578</text:p>
          </table:table-cell>
          <table:table-cell office:value-type="float" office:value="2206">
            <text:p>2206</text:p>
          </table:table-cell>
          <table:table-cell/>
          <table:table-cell office:value-type="float" office:value="-17.458">
            <text:p>-17.458</text:p>
          </table:table-cell>
          <table:table-cell table:number-columns-repeated="4"/>
          <table:table-cell table:style-name="ce1" office:value-type="float" office:value="-5.44">
            <text:p>-5.44</text:p>
          </table:table-cell>
          <table:table-cell table:style-name="ce1" office:value-type="float" office:value="1175">
            <text:p>1175</text:p>
          </table:table-cell>
          <table:table-cell table:style-name="ce1"/>
          <table:table-cell table:style-name="ce1" office:value-type="float" office:value="-17.445">
            <text:p>-17.445</text:p>
          </table:table-cell>
          <table:table-cell table:style-name="ce1" table:number-columns-repeated="3"/>
          <table:table-cell table:style-name="ce1" office:value-type="float" office:value="-6.465">
            <text:p>-6.465</text:p>
          </table:table-cell>
          <table:table-cell table:style-name="ce1" office:value-type="float" office:value="716">
            <text:p>716</text:p>
          </table:table-cell>
          <table:table-cell table:style-name="ce1"/>
          <table:table-cell table:style-name="ce1" office:value-type="float" office:value="-17.279">
            <text:p>-17.279</text:p>
          </table:table-cell>
          <table:table-cell table:style-name="ce1"/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0">
            <text:p>750</text:p>
          </table:table-cell>
          <table:table-cell office:value-type="float" office:value="-1.415">
            <text:p>-1.415</text:p>
          </table:table-cell>
          <table:table-cell office:value-type="float" office:value="1163">
            <text:p>1163</text:p>
          </table:table-cell>
          <table:table-cell/>
          <table:table-cell office:value-type="float" office:value="-17.897">
            <text:p>-17.897</text:p>
          </table:table-cell>
          <table:table-cell table:number-columns-repeated="4"/>
          <table:table-cell office:value-type="float" office:value="-2.76">
            <text:p>-2.76</text:p>
          </table:table-cell>
          <table:table-cell office:value-type="float" office:value="445">
            <text:p>445</text:p>
          </table:table-cell>
          <table:table-cell/>
          <table:table-cell office:value-type="float" office:value="-17.96">
            <text:p>-17.96</text:p>
          </table:table-cell>
          <table:table-cell table:number-columns-repeated="3"/>
          <table:table-cell office:value-type="float" office:value="-3.609">
            <text:p>-3.609</text:p>
          </table:table-cell>
          <table:table-cell office:value-type="float" office:value="175">
            <text:p>175</text:p>
          </table:table-cell>
          <table:table-cell/>
          <table:table-cell office:value-type="float" office:value="-17.979">
            <text:p>-17.979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00">
            <text:p>700</text:p>
          </table:table-cell>
          <table:table-cell office:value-type="float" office:value="-0.485">
            <text:p>-0.485</text:p>
          </table:table-cell>
          <table:table-cell office:value-type="float" office:value="1438">
            <text:p>1438</text:p>
          </table:table-cell>
          <table:table-cell/>
          <table:table-cell office:value-type="float" office:value="-16.889">
            <text:p>-16.889</text:p>
          </table:table-cell>
          <table:table-cell table:number-columns-repeated="4"/>
          <table:table-cell office:value-type="float" office:value="-1.37">
            <text:p>-1.37</text:p>
          </table:table-cell>
          <table:table-cell office:value-type="float" office:value="402">
            <text:p>402</text:p>
          </table:table-cell>
          <table:table-cell/>
          <table:table-cell office:value-type="float" office:value="-16.968">
            <text:p>-16.968</text:p>
          </table:table-cell>
          <table:table-cell table:number-columns-repeated="3"/>
          <table:table-cell office:value-type="float" office:value="-2.005">
            <text:p>-2.005</text:p>
          </table:table-cell>
          <table:table-cell office:value-type="float" office:value="171">
            <text:p>171</text:p>
          </table:table-cell>
          <table:table-cell/>
          <table:table-cell office:value-type="float" office:value="-17.11">
            <text:p>-17.1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50">
            <text:p>650</text:p>
          </table:table-cell>
          <table:table-cell office:value-type="float" office:value="0.048">
            <text:p>0.048</text:p>
          </table:table-cell>
          <table:table-cell office:value-type="float" office:value="1593">
            <text:p>1593</text:p>
          </table:table-cell>
          <table:table-cell/>
          <table:table-cell office:value-type="float" office:value="-16.469">
            <text:p>-16.469</text:p>
          </table:table-cell>
          <table:table-cell table:number-columns-repeated="4"/>
          <table:table-cell office:value-type="float" office:value="0.716">
            <text:p>0.716</text:p>
          </table:table-cell>
          <table:table-cell office:value-type="float" office:value="241">
            <text:p>241</text:p>
          </table:table-cell>
          <table:table-cell/>
          <table:table-cell office:value-type="float" office:value="-16.5">
            <text:p>-16.5</text:p>
          </table:table-cell>
          <table:table-cell table:number-columns-repeated="3"/>
          <table:table-cell office:value-type="float" office:value="-1.275">
            <text:p>-1.275</text:p>
          </table:table-cell>
          <table:table-cell office:value-type="float" office:value="171">
            <text:p>171</text:p>
          </table:table-cell>
          <table:table-cell/>
          <table:table-cell office:value-type="float" office:value="-16.609">
            <text:p>-16.60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-0.002">
            <text:p>-0.002</text:p>
          </table:table-cell>
          <table:table-cell office:value-type="float" office:value="1190">
            <text:p>1190</text:p>
          </table:table-cell>
          <table:table-cell/>
          <table:table-cell office:value-type="float" office:value="-14.935">
            <text:p>-14.935</text:p>
          </table:table-cell>
          <table:table-cell table:number-columns-repeated="4"/>
          <table:table-cell office:value-type="float" office:value="-0.61">
            <text:p>-0.61</text:p>
          </table:table-cell>
          <table:table-cell office:value-type="float" office:value="248">
            <text:p>248</text:p>
          </table:table-cell>
          <table:table-cell/>
          <table:table-cell office:value-type="float" office:value="-15.093">
            <text:p>-15.093</text:p>
          </table:table-cell>
          <table:table-cell table:number-columns-repeated="3"/>
          <table:table-cell office:value-type="float" office:value="-1.033">
            <text:p>-1.033</text:p>
          </table:table-cell>
          <table:table-cell office:value-type="float" office:value="168">
            <text:p>168</text:p>
          </table:table-cell>
          <table:table-cell/>
          <table:table-cell office:value-type="float" office:value="-15.193">
            <text:p>-15.193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50">
            <text:p>550</text:p>
          </table:table-cell>
          <table:table-cell office:value-type="float" office:value="-0.068">
            <text:p>-0.068</text:p>
          </table:table-cell>
          <table:table-cell office:value-type="float" office:value="467">
            <text:p>467</text:p>
          </table:table-cell>
          <table:table-cell/>
          <table:table-cell office:value-type="float" office:value="-11.451">
            <text:p>-11.451</text:p>
          </table:table-cell>
          <table:table-cell table:number-columns-repeated="4"/>
          <table:table-cell office:value-type="float" office:value="-0.548">
            <text:p>-0.548</text:p>
          </table:table-cell>
          <table:table-cell office:value-type="float" office:value="188">
            <text:p>188</text:p>
          </table:table-cell>
          <table:table-cell/>
          <table:table-cell office:value-type="float" office:value="-12.049">
            <text:p>-12.049</text:p>
          </table:table-cell>
          <table:table-cell table:number-columns-repeated="3"/>
          <table:table-cell office:value-type="float" office:value="-0.848">
            <text:p>-0.848</text:p>
          </table:table-cell>
          <table:table-cell office:value-type="float" office:value="170">
            <text:p>170</text:p>
          </table:table-cell>
          <table:table-cell/>
          <table:table-cell office:value-type="float" office:value="-12.299">
            <text:p>-12.29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00">
            <text:p>500</text:p>
          </table:table-cell>
          <table:table-cell office:value-type="float" office:value="0.381">
            <text:p>0.381</text:p>
          </table:table-cell>
          <table:table-cell office:value-type="float" office:value="230">
            <text:p>230</text:p>
          </table:table-cell>
          <table:table-cell/>
          <table:table-cell office:value-type="float" office:value="-9.723">
            <text:p>-9.723</text:p>
          </table:table-cell>
          <table:table-cell table:number-columns-repeated="4"/>
          <table:table-cell office:value-type="float" office:value="-0.025">
            <text:p>-0.025</text:p>
          </table:table-cell>
          <table:table-cell office:value-type="float" office:value="192">
            <text:p>192</text:p>
          </table:table-cell>
          <table:table-cell/>
          <table:table-cell office:value-type="float" office:value="-10.211">
            <text:p>-10.211</text:p>
          </table:table-cell>
          <table:table-cell table:number-columns-repeated="3"/>
          <table:table-cell office:value-type="float" office:value="-0.278">
            <text:p>-0.278</text:p>
          </table:table-cell>
          <table:table-cell office:value-type="float" office:value="166">
            <text:p>166</text:p>
          </table:table-cell>
          <table:table-cell/>
          <table:table-cell office:value-type="float" office:value="-10.663">
            <text:p>-10.663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50">
            <text:p>450</text:p>
          </table:table-cell>
          <table:table-cell office:value-type="float" office:value="0.948">
            <text:p>0.948</text:p>
          </table:table-cell>
          <table:table-cell office:value-type="float" office:value="256">
            <text:p>256</text:p>
          </table:table-cell>
          <table:table-cell/>
          <table:table-cell office:value-type="float" office:value="-8.151">
            <text:p>-8.151</text:p>
          </table:table-cell>
          <table:table-cell table:number-columns-repeated="4"/>
          <table:table-cell office:value-type="float" office:value="0.557">
            <text:p>0.557</text:p>
          </table:table-cell>
          <table:table-cell office:value-type="float" office:value="222">
            <text:p>222</text:p>
          </table:table-cell>
          <table:table-cell/>
          <table:table-cell office:value-type="float" office:value="-8.579">
            <text:p>-8.579</text:p>
          </table:table-cell>
          <table:table-cell table:number-columns-repeated="3"/>
          <table:table-cell office:value-type="float" office:value="0.339">
            <text:p>0.339</text:p>
          </table:table-cell>
          <table:table-cell office:value-type="float" office:value="199">
            <text:p>199</text:p>
          </table:table-cell>
          <table:table-cell/>
          <table:table-cell office:value-type="float" office:value="-8.859">
            <text:p>-8.85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0">
            <text:p>400</text:p>
          </table:table-cell>
          <table:table-cell office:value-type="float" office:value="1.26">
            <text:p>1.26</text:p>
          </table:table-cell>
          <table:table-cell office:value-type="float" office:value="269">
            <text:p>269</text:p>
          </table:table-cell>
          <table:table-cell/>
          <table:table-cell office:value-type="float" office:value="-6.165">
            <text:p>-6.165</text:p>
          </table:table-cell>
          <table:table-cell table:number-columns-repeated="4"/>
          <table:table-cell office:value-type="float" office:value="0.826">
            <text:p>0.826</text:p>
          </table:table-cell>
          <table:table-cell office:value-type="float" office:value="238">
            <text:p>238</text:p>
          </table:table-cell>
          <table:table-cell/>
          <table:table-cell office:value-type="float" office:value="-6.559">
            <text:p>-6.559</text:p>
          </table:table-cell>
          <table:table-cell table:number-columns-repeated="3"/>
          <table:table-cell office:value-type="float" office:value="0.588">
            <text:p>0.588</text:p>
          </table:table-cell>
          <table:table-cell office:value-type="float" office:value="216">
            <text:p>216</text:p>
          </table:table-cell>
          <table:table-cell/>
          <table:table-cell office:value-type="float" office:value="-6.806">
            <text:p>-6.80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50">
            <text:p>350</text:p>
          </table:table-cell>
          <table:table-cell office:value-type="float" office:value="1.42">
            <text:p>1.42</text:p>
          </table:table-cell>
          <table:table-cell office:value-type="float" office:value="261">
            <text:p>261</text:p>
          </table:table-cell>
          <table:table-cell/>
          <table:table-cell office:value-type="float" office:value="-4.366">
            <text:p>-4.366</text:p>
          </table:table-cell>
          <table:table-cell table:number-columns-repeated="4"/>
          <table:table-cell office:value-type="float" office:value="0.963">
            <text:p>0.963</text:p>
          </table:table-cell>
          <table:table-cell office:value-type="float" office:value="233">
            <text:p>233</text:p>
          </table:table-cell>
          <table:table-cell/>
          <table:table-cell office:value-type="float" office:value="-4.701">
            <text:p>-4.701</text:p>
          </table:table-cell>
          <table:table-cell table:number-columns-repeated="3"/>
          <table:table-cell office:value-type="float" office:value="0.681">
            <text:p>0.681</text:p>
          </table:table-cell>
          <table:table-cell office:value-type="float" office:value="212">
            <text:p>212</text:p>
          </table:table-cell>
          <table:table-cell/>
          <table:table-cell office:value-type="float" office:value="-4.973">
            <text:p>-4.973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00">
            <text:p>300</text:p>
          </table:table-cell>
          <table:table-cell office:value-type="float" office:value="1.637">
            <text:p>1.637</text:p>
          </table:table-cell>
          <table:table-cell office:value-type="float" office:value="261">
            <text:p>261</text:p>
          </table:table-cell>
          <table:table-cell/>
          <table:table-cell office:value-type="float" office:value="-3.06">
            <text:p>-3.06</text:p>
          </table:table-cell>
          <table:table-cell table:number-columns-repeated="4"/>
          <table:table-cell office:value-type="float" office:value="1.202">
            <text:p>1.202</text:p>
          </table:table-cell>
          <table:table-cell office:value-type="float" office:value="236">
            <text:p>236</text:p>
          </table:table-cell>
          <table:table-cell/>
          <table:table-cell office:value-type="float" office:value="-3.326">
            <text:p>-3.326</text:p>
          </table:table-cell>
          <table:table-cell table:number-columns-repeated="3"/>
          <table:table-cell office:value-type="float" office:value="0.895">
            <text:p>0.895</text:p>
          </table:table-cell>
          <table:table-cell office:value-type="float" office:value="216">
            <text:p>216</text:p>
          </table:table-cell>
          <table:table-cell/>
          <table:table-cell office:value-type="float" office:value="-3.567">
            <text:p>-3.567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50">
            <text:p>250</text:p>
          </table:table-cell>
          <table:table-cell office:value-type="float" office:value="2.021">
            <text:p>2.021</text:p>
          </table:table-cell>
          <table:table-cell office:value-type="float" office:value="261">
            <text:p>261</text:p>
          </table:table-cell>
          <table:table-cell/>
          <table:table-cell office:value-type="float" office:value="-2.48">
            <text:p>-2.48</text:p>
          </table:table-cell>
          <table:table-cell table:number-columns-repeated="4"/>
          <table:table-cell office:value-type="float" office:value="1.661">
            <text:p>1.661</text:p>
          </table:table-cell>
          <table:table-cell office:value-type="float" office:value="240">
            <text:p>240</text:p>
          </table:table-cell>
          <table:table-cell/>
          <table:table-cell office:value-type="float" office:value="-2.628">
            <text:p>-2.628</text:p>
          </table:table-cell>
          <table:table-cell table:number-columns-repeated="3"/>
          <table:table-cell office:value-type="float" office:value="1.377">
            <text:p>1.377</text:p>
          </table:table-cell>
          <table:table-cell office:value-type="float" office:value="223">
            <text:p>223</text:p>
          </table:table-cell>
          <table:table-cell/>
          <table:table-cell office:value-type="float" office:value="-2.787">
            <text:p>-2.787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0">
            <text:p>200</text:p>
          </table:table-cell>
          <table:table-cell office:value-type="float" office:value="2.295">
            <text:p>2.295</text:p>
          </table:table-cell>
          <table:table-cell office:value-type="float" office:value="231">
            <text:p>231</text:p>
          </table:table-cell>
          <table:table-cell/>
          <table:table-cell office:value-type="float" office:value="-1.691">
            <text:p>-1.691</text:p>
          </table:table-cell>
          <table:table-cell table:number-columns-repeated="4"/>
          <table:table-cell office:value-type="float" office:value="1.947">
            <text:p>1.947</text:p>
          </table:table-cell>
          <table:table-cell office:value-type="float" office:value="210">
            <text:p>210</text:p>
          </table:table-cell>
          <table:table-cell/>
          <table:table-cell office:value-type="float" office:value="-1.791">
            <text:p>-1.791</text:p>
          </table:table-cell>
          <table:table-cell table:number-columns-repeated="3"/>
          <table:table-cell office:value-type="float" office:value="1.663">
            <text:p>1.663</text:p>
          </table:table-cell>
          <table:table-cell office:value-type="float" office:value="193">
            <text:p>193</text:p>
          </table:table-cell>
          <table:table-cell/>
          <table:table-cell office:value-type="float" office:value="-1.941">
            <text:p>-1.94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0">
            <text:p>150</text:p>
          </table:table-cell>
          <table:table-cell office:value-type="float" office:value="2.169">
            <text:p>2.169</text:p>
          </table:table-cell>
          <table:table-cell office:value-type="float" office:value="175">
            <text:p>175</text:p>
          </table:table-cell>
          <table:table-cell/>
          <table:table-cell office:value-type="float" office:value="-1.166">
            <text:p>-1.166</text:p>
          </table:table-cell>
          <table:table-cell table:number-columns-repeated="4"/>
          <table:table-cell office:value-type="float" office:value="1.623">
            <text:p>1.623</text:p>
          </table:table-cell>
          <table:table-cell office:value-type="float" office:value="140">
            <text:p>140</text:p>
          </table:table-cell>
          <table:table-cell/>
          <table:table-cell office:value-type="float" office:value="-1.659">
            <text:p>-1.659</text:p>
          </table:table-cell>
          <table:table-cell table:number-columns-repeated="3"/>
          <table:table-cell office:value-type="float" office:value="1.358">
            <text:p>1.358</text:p>
          </table:table-cell>
          <table:table-cell office:value-type="float" office:value="124">
            <text:p>124</text:p>
          </table:table-cell>
          <table:table-cell/>
          <table:table-cell office:value-type="float" office:value="-1.849">
            <text:p>-1.84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4.118">
            <text:p>4.118</text:p>
          </table:table-cell>
          <table:table-cell office:value-type="float" office:value="3830">
            <text:p>3830</text:p>
          </table:table-cell>
          <table:table-cell/>
          <table:table-cell office:value-type="float" office:value="-1.792">
            <text:p>-1.792</text:p>
          </table:table-cell>
          <table:table-cell table:number-columns-repeated="4"/>
          <table:table-cell office:value-type="float" office:value="3.822">
            <text:p>3.822</text:p>
          </table:table-cell>
          <table:table-cell office:value-type="float" office:value="1636">
            <text:p>1636</text:p>
          </table:table-cell>
          <table:table-cell/>
          <table:table-cell office:value-type="float" office:value="-1.742">
            <text:p>-1.742</text:p>
          </table:table-cell>
          <table:table-cell table:number-columns-repeated="3"/>
          <table:table-cell office:value-type="float" office:value="3.564">
            <text:p>3.564</text:p>
          </table:table-cell>
          <table:table-cell office:value-type="float" office:value="1137">
            <text:p>1137</text:p>
          </table:table-cell>
          <table:table-cell/>
          <table:table-cell office:value-type="float" office:value="-1.88">
            <text:p>-1.88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1.241">
            <text:p>1.241</text:p>
          </table:table-cell>
          <table:table-cell office:value-type="float" office:value="311">
            <text:p>311</text:p>
          </table:table-cell>
          <table:table-cell/>
          <table:table-cell office:value-type="float" office:value="-0.604">
            <text:p>-0.604</text:p>
          </table:table-cell>
          <table:table-cell table:number-columns-repeated="4"/>
          <table:table-cell office:value-type="float" office:value="0.958">
            <text:p>0.958</text:p>
          </table:table-cell>
          <table:table-cell office:value-type="float" office:value="288">
            <text:p>288</text:p>
          </table:table-cell>
          <table:table-cell/>
          <table:table-cell office:value-type="float" office:value="-0.494">
            <text:p>-0.494</text:p>
          </table:table-cell>
          <table:table-cell table:number-columns-repeated="3"/>
          <table:table-cell office:value-type="float" office:value="0.791">
            <text:p>0.791</text:p>
          </table:table-cell>
          <table:table-cell office:value-type="float" office:value="274">
            <text:p>274</text:p>
          </table:table-cell>
          <table:table-cell/>
          <table:table-cell office:value-type="float" office:value="-0.632">
            <text:p>-0.63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-2.8">
            <text:p>-2.8</text:p>
          </table:table-cell>
          <table:table-cell office:value-type="float" office:value="132">
            <text:p>132</text:p>
          </table:table-cell>
          <table:table-cell/>
          <table:table-cell office:value-type="float" office:value="0.518">
            <text:p>0.518</text:p>
          </table:table-cell>
          <table:table-cell table:number-columns-repeated="4"/>
          <table:table-cell office:value-type="float" office:value="-3.008">
            <text:p>-3.008</text:p>
          </table:table-cell>
          <table:table-cell office:value-type="float" office:value="115">
            <text:p>115</text:p>
          </table:table-cell>
          <table:table-cell/>
          <table:table-cell office:value-type="float" office:value="0.321">
            <text:p>0.321</text:p>
          </table:table-cell>
          <table:table-cell table:number-columns-repeated="3"/>
          <table:table-cell office:value-type="float" office:value="-3.091">
            <text:p>-3.091</text:p>
          </table:table-cell>
          <table:table-cell office:value-type="float" office:value="105">
            <text:p>105</text:p>
          </table:table-cell>
          <table:table-cell/>
          <table:table-cell office:value-type="float" office:value="0.232">
            <text:p>0.232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>
            <draw:frame table:end-cell-address="'Erste Messung'.S59" table:end-x="0.2299in" table:end-y="0.0197in" draw:z-index="0" draw:name="Y-Fehler" draw:style-name="gr1" draw:text-style-name="P1" svg:width="15in" svg:height="3in" svg:x="0in" svg:y="0.0425in">
              <draw:object draw:notify-on-update-of-ranges="'Erste Messung'.B3:'Erste Messung'.B21 'Erste Messung'.E3:'Erste Messung'.E21 'Erste Messung'.B3:'Erste Messung'.B21 'Erste Messung'.M3:'Erste Messung'.M21 'Erste Messung'.B3:'Erste Messung'.B21 'Erste Messung'.T3:'Erste Messung'.T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table:style-name="ce3"/>
          <table:table-cell table:number-columns-repeated="13"/>
        </table:table-row>
        <table:table-row table:style-name="ro1" table:number-rows-repeated="15">
          <table:table-cell table:number-columns-repeated="23"/>
        </table:table-row>
        <table:table-row table:style-name="ro1">
          <table:table-cell>
            <draw:frame table:end-cell-address="'Erste Messung'.S77" table:end-x="0.2299in" table:end-y="0.135in" draw:z-index="1" draw:style-name="gr1" draw:text-style-name="P1" svg:width="15in" svg:height="3in" svg:x="0in" svg:y="0.1579in">
              <draw:object draw:notify-on-update-of-ranges="'Erste Messung'.B3:'Erste Messung'.B21 'Erste Messung'.I3:'Erste Messung'.I21 'Erste Messung'.B3:'Erste Messung'.B21 'Erste Messung'.P3:'Erste Messung'.P21 'Erste Messung'.B3:'Erste Messung'.B21 'Erste Messung'.W3:'Erste Messung'.W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2"/>
        </table:table-row>
      </table:table>
      <table:table table:name="Zweite Messung auf y=20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Y-Raw 1</text:p>
          </table:table-cell>
          <table:table-cell office:value-type="string">
            <text:p>Y-Raw 2</text:p>
          </table:table-cell>
          <table:table-cell office:value-type="string">
            <text:p>Y-Mean</text:p>
          </table:table-cell>
          <table:table-cell office:value-type="string">
            <text:p>X-Dist</text:p>
          </table:table-cell>
          <table:table-cell office:value-type="string">
            <text:p>CoordTrafo</text:p>
          </table:table-cell>
          <table:table-cell office:value-type="string">
            <text:p>Fitted Line</text:p>
          </table:table-cell>
          <table:table-cell office:value-type="string">
            <text:p>Delta</text:p>
          </table:table-cell>
          <table:table-cell/>
          <table:table-cell office:value-type="string">
            <text:p>Z-Raw 1</text:p>
          </table:table-cell>
          <table:table-cell office:value-type="string">
            <text:p>Z-Raw 2</text:p>
          </table:table-cell>
          <table:table-cell office:value-type="string">
            <text:p>Z-Mean</text:p>
          </table:table-cell>
          <table:table-cell office:value-type="string">
            <text:p>X-Dist</text:p>
          </table:table-cell>
          <table:table-cell office:value-type="string">
            <text:p>CoordTrafo</text:p>
          </table:table-cell>
          <table:table-cell office:value-type="string">
            <text:p>Fitted Line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float" office:value="686.787892576924">
            <text:p>686.7878925769</text:p>
          </table:table-cell>
          <table:table-cell office:value-type="float" office:value="661.40016438115">
            <text:p>661.4001643812</text:p>
          </table:table-cell>
          <table:table-cell table:formula="of:=([.A2]+[.B2])/2" office:value-type="float" office:value="674.094028479037">
            <text:p>674.094028479</text:p>
          </table:table-cell>
          <table:table-cell office:value-type="float" office:value="0">
            <text:p>0</text:p>
          </table:table-cell>
          <table:table-cell table:formula="of:=([.C2]-640)/5" office:value-type="float" office:value="6.81880569580742">
            <text:p>6.8188056958</text:p>
          </table:table-cell>
          <table:table-cell table:formula="of:=10.19885+0.01363*[.D2]" office:value-type="float" office:value="10.19885">
            <text:p>10.19885</text:p>
          </table:table-cell>
          <table:table-cell table:formula="of:=[.E2]-[.F2]" office:value-type="float" office:value="-3.38004430419258">
            <text:p>-3.3800443042</text:p>
          </table:table-cell>
          <table:table-cell/>
          <table:table-cell office:value-type="float" office:value="321.177292132717">
            <text:p>321.1772921327</text:p>
          </table:table-cell>
          <table:table-cell office:value-type="float" office:value="366.562010348772">
            <text:p>366.5620103488</text:p>
          </table:table-cell>
          <table:table-cell table:formula="of:=([.I2]+[.J2])/2" office:value-type="float" office:value="343.869651240745">
            <text:p>343.8696512407</text:p>
          </table:table-cell>
          <table:table-cell office:value-type="float" office:value="0">
            <text:p>0</text:p>
          </table:table-cell>
          <table:table-cell table:style-name="ce2" office:value-type="float" office:value="-10">
            <text:p>-10</text:p>
          </table:table-cell>
          <table:table-cell table:formula="of:=-11.58418+0.00705*[.L2]" office:value-type="float" office:value="-11.58418">
            <text:p>-11.58418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690.475128671972">
            <text:p>690.475128672</text:p>
          </table:table-cell>
          <table:table-cell office:value-type="float" office:value="697.501506981527">
            <text:p>697.5015069815</text:p>
          </table:table-cell>
          <table:table-cell table:formula="of:=([.A3]+[.B3])/2" office:value-type="float" office:value="693.988317826749">
            <text:p>693.9883178268</text:p>
          </table:table-cell>
          <table:table-cell office:value-type="float" office:value="50">
            <text:p>50</text:p>
          </table:table-cell>
          <table:table-cell table:formula="of:=([.C3]-640)/5" office:value-type="float" office:value="10.7976635653499">
            <text:p>10.7976635653</text:p>
          </table:table-cell>
          <table:table-cell table:formula="of:=10.19885+0.01363*[.D3]" office:value-type="float" office:value="10.88035">
            <text:p>10.88035</text:p>
          </table:table-cell>
          <table:table-cell table:formula="of:=[.E3]-[.F3]" office:value-type="float" office:value="-0.0826864346501246">
            <text:p>-0.0826864347</text:p>
          </table:table-cell>
          <table:table-cell/>
          <table:table-cell office:value-type="float" office:value="321.272956210236">
            <text:p>321.2729562102</text:p>
          </table:table-cell>
          <table:table-cell office:value-type="float" office:value="297.417550230885">
            <text:p>297.4175502309</text:p>
          </table:table-cell>
          <table:table-cell table:formula="of:=([.I3]+[.J3])/2" office:value-type="float" office:value="309.345253220561">
            <text:p>309.3452532206</text:p>
          </table:table-cell>
          <table:table-cell office:value-type="float" office:value="50">
            <text:p>50</text:p>
          </table:table-cell>
          <table:table-cell table:formula="of:=([.J3]-362)/5" office:value-type="float" office:value="-12.9164899538229">
            <text:p>-12.9164899538</text:p>
          </table:table-cell>
          <table:table-cell table:formula="of:=-11.58418+0.00705*[.L3]" office:value-type="float" office:value="-11.23168">
            <text:p>-11.23168</text:p>
          </table:table-cell>
          <table:table-cell table:formula="of:=[.M3]-[.N3]" office:value-type="float" office:value="-1.68480995382293">
            <text:p>-1.6848099538</text:p>
          </table:table-cell>
        </table:table-row>
        <table:table-row table:style-name="ro1">
          <table:table-cell office:value-type="float" office:value="697.326449991274">
            <text:p>697.3264499913</text:p>
          </table:table-cell>
          <table:table-cell office:value-type="float" office:value="704.344500998666">
            <text:p>704.3445009987</text:p>
          </table:table-cell>
          <table:table-cell table:formula="of:=([.A4]+[.B4])/2" office:value-type="float" office:value="700.83547549497">
            <text:p>700.835475495</text:p>
          </table:table-cell>
          <table:table-cell office:value-type="float" office:value="100">
            <text:p>100</text:p>
          </table:table-cell>
          <table:table-cell table:formula="of:=([.C4]-640)/5" office:value-type="float" office:value="12.167095098994">
            <text:p>12.167095099</text:p>
          </table:table-cell>
          <table:table-cell table:formula="of:=10.19885+0.01363*[.D4]" office:value-type="float" office:value="11.56185">
            <text:p>11.56185</text:p>
          </table:table-cell>
          <table:table-cell table:formula="of:=[.E4]-[.F4]" office:value-type="float" office:value="0.605245098994015">
            <text:p>0.605245099</text:p>
          </table:table-cell>
          <table:table-cell/>
          <table:table-cell office:value-type="float" office:value="322.351274611163">
            <text:p>322.3512746112</text:p>
          </table:table-cell>
          <table:table-cell office:value-type="float" office:value="304.108409573311">
            <text:p>304.1084095733</text:p>
          </table:table-cell>
          <table:table-cell table:formula="of:=([.I4]+[.J4])/2" office:value-type="float" office:value="313.229842092237">
            <text:p>313.2298420922</text:p>
          </table:table-cell>
          <table:table-cell office:value-type="float" office:value="100">
            <text:p>100</text:p>
          </table:table-cell>
          <table:table-cell table:formula="of:=([.J4]-362)/5" office:value-type="float" office:value="-11.5783180853378">
            <text:p>-11.5783180853</text:p>
          </table:table-cell>
          <table:table-cell table:formula="of:=-11.58418+0.00705*[.L4]" office:value-type="float" office:value="-10.87918">
            <text:p>-10.87918</text:p>
          </table:table-cell>
          <table:table-cell table:formula="of:=[.M4]-[.N4]" office:value-type="float" office:value="-0.699138085337752">
            <text:p>-0.6991380853</text:p>
          </table:table-cell>
        </table:table-row>
        <table:table-row table:style-name="ro1">
          <table:table-cell office:value-type="float" office:value="702.736644756338">
            <text:p>702.7366447563</text:p>
          </table:table-cell>
          <table:table-cell office:value-type="float" office:value="710.464113933648">
            <text:p>710.4641139336</text:p>
          </table:table-cell>
          <table:table-cell table:formula="of:=([.A5]+[.B5])/2" office:value-type="float" office:value="706.600379344993">
            <text:p>706.600379345</text:p>
          </table:table-cell>
          <table:table-cell office:value-type="float" office:value="150">
            <text:p>150</text:p>
          </table:table-cell>
          <table:table-cell table:formula="of:=([.C5]-640)/5" office:value-type="float" office:value="13.3200758689986">
            <text:p>13.320075869</text:p>
          </table:table-cell>
          <table:table-cell table:formula="of:=10.19885+0.01363*[.D5]" office:value-type="float" office:value="12.24335">
            <text:p>12.24335</text:p>
          </table:table-cell>
          <table:table-cell table:formula="of:=[.E5]-[.F5]" office:value-type="float" office:value="1.07672586899858">
            <text:p>1.076725869</text:p>
          </table:table-cell>
          <table:table-cell/>
          <table:table-cell office:value-type="float" office:value="328.025257846004">
            <text:p>328.025257846</text:p>
          </table:table-cell>
          <table:table-cell office:value-type="float" office:value="308.014667304586">
            <text:p>308.0146673046</text:p>
          </table:table-cell>
          <table:table-cell table:formula="of:=([.I5]+[.J5])/2" office:value-type="float" office:value="318.019962575295">
            <text:p>318.0199625753</text:p>
          </table:table-cell>
          <table:table-cell office:value-type="float" office:value="150">
            <text:p>150</text:p>
          </table:table-cell>
          <table:table-cell table:formula="of:=([.J5]-362)/5" office:value-type="float" office:value="-10.7970665390828">
            <text:p>-10.7970665391</text:p>
          </table:table-cell>
          <table:table-cell table:formula="of:=-11.58418+0.00705*[.L5]" office:value-type="float" office:value="-10.52668">
            <text:p>-10.52668</text:p>
          </table:table-cell>
          <table:table-cell table:formula="of:=[.M5]-[.N5]" office:value-type="float" office:value="-0.270386539082779">
            <text:p>-0.2703865391</text:p>
          </table:table-cell>
        </table:table-row>
        <table:table-row table:style-name="ro1">
          <table:table-cell office:value-type="float" office:value="707.721433194043">
            <text:p>707.721433194</text:p>
          </table:table-cell>
          <table:table-cell office:value-type="float" office:value="716.174310355522">
            <text:p>716.1743103555</text:p>
          </table:table-cell>
          <table:table-cell table:formula="of:=([.A6]+[.B6])/2" office:value-type="float" office:value="711.947871774783">
            <text:p>711.9478717748</text:p>
          </table:table-cell>
          <table:table-cell office:value-type="float" office:value="200">
            <text:p>200</text:p>
          </table:table-cell>
          <table:table-cell table:formula="of:=([.C6]-640)/5" office:value-type="float" office:value="14.3895743549565">
            <text:p>14.389574355</text:p>
          </table:table-cell>
          <table:table-cell table:formula="of:=10.19885+0.01363*[.D6]" office:value-type="float" office:value="12.92485">
            <text:p>12.92485</text:p>
          </table:table-cell>
          <table:table-cell table:formula="of:=[.E6]-[.F6]" office:value-type="float" office:value="1.46472435495649">
            <text:p>1.464724355</text:p>
          </table:table-cell>
          <table:table-cell/>
          <table:table-cell office:value-type="float" office:value="331.978138662466">
            <text:p>331.9781386625</text:p>
          </table:table-cell>
          <table:table-cell office:value-type="float" office:value="315.148209684229">
            <text:p>315.1482096842</text:p>
          </table:table-cell>
          <table:table-cell table:formula="of:=([.I6]+[.J6])/2" office:value-type="float" office:value="323.563174173347">
            <text:p>323.5631741733</text:p>
          </table:table-cell>
          <table:table-cell office:value-type="float" office:value="200">
            <text:p>200</text:p>
          </table:table-cell>
          <table:table-cell table:formula="of:=([.J6]-362)/5" office:value-type="float" office:value="-9.37035806315429">
            <text:p>-9.3703580632</text:p>
          </table:table-cell>
          <table:table-cell table:formula="of:=-11.58418+0.00705*[.L6]" office:value-type="float" office:value="-10.17418">
            <text:p>-10.17418</text:p>
          </table:table-cell>
          <table:table-cell table:formula="of:=[.M6]-[.N6]" office:value-type="float" office:value="0.803821936845711">
            <text:p>0.8038219368</text:p>
          </table:table-cell>
        </table:table-row>
        <table:table-row table:style-name="ro1">
          <table:table-cell office:value-type="float" office:value="708.998344054666">
            <text:p>708.9983440547</text:p>
          </table:table-cell>
          <table:table-cell office:value-type="float" office:value="719.238161264095">
            <text:p>719.2381612641</text:p>
          </table:table-cell>
          <table:table-cell table:formula="of:=([.A7]+[.B7])/2" office:value-type="float" office:value="714.11825265938">
            <text:p>714.1182526594</text:p>
          </table:table-cell>
          <table:table-cell office:value-type="float" office:value="250">
            <text:p>250</text:p>
          </table:table-cell>
          <table:table-cell table:formula="of:=([.C7]-640)/5" office:value-type="float" office:value="14.8236505318761">
            <text:p>14.8236505319</text:p>
          </table:table-cell>
          <table:table-cell table:formula="of:=10.19885+0.01363*[.D7]" office:value-type="float" office:value="13.60635">
            <text:p>13.60635</text:p>
          </table:table-cell>
          <table:table-cell table:formula="of:=[.E7]-[.F7]" office:value-type="float" office:value="1.21730053187607">
            <text:p>1.2173005319</text:p>
          </table:table-cell>
          <table:table-cell/>
          <table:table-cell office:value-type="float" office:value="329.05280187605">
            <text:p>329.0528018761</text:p>
          </table:table-cell>
          <table:table-cell office:value-type="float" office:value="317.396048792141">
            <text:p>317.3960487921</text:p>
          </table:table-cell>
          <table:table-cell table:formula="of:=([.I7]+[.J7])/2" office:value-type="float" office:value="323.224425334095">
            <text:p>323.2244253341</text:p>
          </table:table-cell>
          <table:table-cell office:value-type="float" office:value="250">
            <text:p>250</text:p>
          </table:table-cell>
          <table:table-cell table:formula="of:=([.J7]-362)/5" office:value-type="float" office:value="-8.92079024157187">
            <text:p>-8.9207902416</text:p>
          </table:table-cell>
          <table:table-cell table:formula="of:=-11.58418+0.00705*[.L7]" office:value-type="float" office:value="-9.82168">
            <text:p>-9.82168</text:p>
          </table:table-cell>
          <table:table-cell table:formula="of:=[.M7]-[.N7]" office:value-type="float" office:value="0.900889758428136">
            <text:p>0.9008897584</text:p>
          </table:table-cell>
        </table:table-row>
        <table:table-row table:style-name="ro1">
          <table:table-cell office:value-type="float" office:value="706.606234375602">
            <text:p>706.6062343756</text:p>
          </table:table-cell>
          <table:table-cell office:value-type="float" office:value="718.854501850506">
            <text:p>718.8545018505</text:p>
          </table:table-cell>
          <table:table-cell table:formula="of:=([.A8]+[.B8])/2" office:value-type="float" office:value="712.730368113054">
            <text:p>712.7303681131</text:p>
          </table:table-cell>
          <table:table-cell office:value-type="float" office:value="300">
            <text:p>300</text:p>
          </table:table-cell>
          <table:table-cell table:formula="of:=([.C8]-640)/5" office:value-type="float" office:value="14.5460736226109">
            <text:p>14.5460736226</text:p>
          </table:table-cell>
          <table:table-cell table:formula="of:=10.19885+0.01363*[.D8]" office:value-type="float" office:value="14.28785">
            <text:p>14.28785</text:p>
          </table:table-cell>
          <table:table-cell table:formula="of:=[.E8]-[.F8]" office:value-type="float" office:value="0.258223622610879">
            <text:p>0.2582236226</text:p>
          </table:table-cell>
          <table:table-cell/>
          <table:table-cell office:value-type="float" office:value="324.704517741667">
            <text:p>324.7045177417</text:p>
          </table:table-cell>
          <table:table-cell office:value-type="float" office:value="319.309875554997">
            <text:p>319.309875555</text:p>
          </table:table-cell>
          <table:table-cell table:formula="of:=([.I8]+[.J8])/2" office:value-type="float" office:value="322.007196648332">
            <text:p>322.0071966483</text:p>
          </table:table-cell>
          <table:table-cell office:value-type="float" office:value="300">
            <text:p>300</text:p>
          </table:table-cell>
          <table:table-cell table:formula="of:=([.J8]-362)/5" office:value-type="float" office:value="-8.53802488900062">
            <text:p>-8.538024889</text:p>
          </table:table-cell>
          <table:table-cell table:formula="of:=-11.58418+0.00705*[.L8]" office:value-type="float" office:value="-9.46918">
            <text:p>-9.46918</text:p>
          </table:table-cell>
          <table:table-cell table:formula="of:=[.M8]-[.N8]" office:value-type="float" office:value="0.931155110999379">
            <text:p>0.931155111</text:p>
          </table:table-cell>
        </table:table-row>
        <table:table-row table:style-name="ro1">
          <table:table-cell office:value-type="float" office:value="708.394539747753">
            <text:p>708.3945397478</text:p>
          </table:table-cell>
          <table:table-cell office:value-type="float" office:value="719.497522117058">
            <text:p>719.4975221171</text:p>
          </table:table-cell>
          <table:table-cell table:formula="of:=([.A9]+[.B9])/2" office:value-type="float" office:value="713.946030932406">
            <text:p>713.9460309324</text:p>
          </table:table-cell>
          <table:table-cell office:value-type="float" office:value="350">
            <text:p>350</text:p>
          </table:table-cell>
          <table:table-cell table:formula="of:=([.C9]-640)/5" office:value-type="float" office:value="14.7892061864811">
            <text:p>14.7892061865</text:p>
          </table:table-cell>
          <table:table-cell table:formula="of:=10.19885+0.01363*[.D9]" office:value-type="float" office:value="14.96935">
            <text:p>14.96935</text:p>
          </table:table-cell>
          <table:table-cell table:formula="of:=[.E9]-[.F9]" office:value-type="float" office:value="-0.180143813518876">
            <text:p>-0.1801438135</text:p>
          </table:table-cell>
          <table:table-cell/>
          <table:table-cell office:value-type="float" office:value="324.641621966937">
            <text:p>324.6416219669</text:p>
          </table:table-cell>
          <table:table-cell office:value-type="float" office:value="317.710420737">
            <text:p>317.710420737</text:p>
          </table:table-cell>
          <table:table-cell table:formula="of:=([.I9]+[.J9])/2" office:value-type="float" office:value="321.176021351969">
            <text:p>321.176021352</text:p>
          </table:table-cell>
          <table:table-cell office:value-type="float" office:value="350">
            <text:p>350</text:p>
          </table:table-cell>
          <table:table-cell table:formula="of:=([.J9]-362)/5" office:value-type="float" office:value="-8.85791585259992">
            <text:p>-8.8579158526</text:p>
          </table:table-cell>
          <table:table-cell table:formula="of:=-11.58418+0.00705*[.L9]" office:value-type="float" office:value="-9.11668">
            <text:p>-9.11668</text:p>
          </table:table-cell>
          <table:table-cell table:formula="of:=[.M9]-[.N9]" office:value-type="float" office:value="0.258764147400077">
            <text:p>0.2587641474</text:p>
          </table:table-cell>
        </table:table-row>
        <table:table-row table:style-name="ro1">
          <table:table-cell office:value-type="float" office:value="708.574123939128">
            <text:p>708.5741239391</text:p>
          </table:table-cell>
          <table:table-cell office:value-type="float" office:value="723.984179253371">
            <text:p>723.9841792534</text:p>
          </table:table-cell>
          <table:table-cell table:formula="of:=([.A10]+[.B10])/2" office:value-type="float" office:value="716.27915159625">
            <text:p>716.2791515963</text:p>
          </table:table-cell>
          <table:table-cell office:value-type="float" office:value="400">
            <text:p>400</text:p>
          </table:table-cell>
          <table:table-cell table:formula="of:=([.C10]-640)/5" office:value-type="float" office:value="15.25583031925">
            <text:p>15.2558303193</text:p>
          </table:table-cell>
          <table:table-cell table:formula="of:=10.19885+0.01363*[.D10]" office:value-type="float" office:value="15.65085">
            <text:p>15.65085</text:p>
          </table:table-cell>
          <table:table-cell table:formula="of:=[.E10]-[.F10]" office:value-type="float" office:value="-0.395019680750021">
            <text:p>-0.3950196808</text:p>
          </table:table-cell>
          <table:table-cell/>
          <table:table-cell office:value-type="float" office:value="327.754918060509">
            <text:p>327.7549180605</text:p>
          </table:table-cell>
          <table:table-cell office:value-type="float" office:value="314.428099028594">
            <text:p>314.4280990286</text:p>
          </table:table-cell>
          <table:table-cell table:formula="of:=([.I10]+[.J10])/2" office:value-type="float" office:value="321.091508544552">
            <text:p>321.0915085446</text:p>
          </table:table-cell>
          <table:table-cell office:value-type="float" office:value="400">
            <text:p>400</text:p>
          </table:table-cell>
          <table:table-cell table:formula="of:=([.J10]-362)/5" office:value-type="float" office:value="-9.51438019428113">
            <text:p>-9.5143801943</text:p>
          </table:table-cell>
          <table:table-cell table:formula="of:=-11.58418+0.00705*[.L10]" office:value-type="float" office:value="-8.76418">
            <text:p>-8.76418</text:p>
          </table:table-cell>
          <table:table-cell table:formula="of:=[.M10]-[.N10]" office:value-type="float" office:value="-0.750200194281126">
            <text:p>-0.7502001943</text:p>
          </table:table-cell>
        </table:table-row>
        <table:table-row table:style-name="ro1">
          <table:table-cell office:value-type="float" office:value="717.347422055924">
            <text:p>717.3474220559</text:p>
          </table:table-cell>
          <table:table-cell office:value-type="float" office:value="724.986666525864">
            <text:p>724.9866665259</text:p>
          </table:table-cell>
          <table:table-cell table:formula="of:=([.A11]+[.B11])/2" office:value-type="float" office:value="721.167044290894">
            <text:p>721.1670442909</text:p>
          </table:table-cell>
          <table:table-cell office:value-type="float" office:value="450">
            <text:p>450</text:p>
          </table:table-cell>
          <table:table-cell table:formula="of:=([.C11]-640)/5" office:value-type="float" office:value="16.2334088581788">
            <text:p>16.2334088582</text:p>
          </table:table-cell>
          <table:table-cell table:formula="of:=10.19885+0.01363*[.D11]" office:value-type="float" office:value="16.33235">
            <text:p>16.33235</text:p>
          </table:table-cell>
          <table:table-cell table:formula="of:=[.E11]-[.F11]" office:value-type="float" office:value="-0.0989411418212107">
            <text:p>-0.0989411418</text:p>
          </table:table-cell>
          <table:table-cell/>
          <table:table-cell office:value-type="float" office:value="330.221755225317">
            <text:p>330.2217552253</text:p>
          </table:table-cell>
          <table:table-cell office:value-type="float" office:value="317.566471060484">
            <text:p>317.5664710605</text:p>
          </table:table-cell>
          <table:table-cell table:formula="of:=([.I11]+[.J11])/2" office:value-type="float" office:value="323.894113142901">
            <text:p>323.8941131429</text:p>
          </table:table-cell>
          <table:table-cell office:value-type="float" office:value="450">
            <text:p>450</text:p>
          </table:table-cell>
          <table:table-cell table:formula="of:=([.J11]-362)/5" office:value-type="float" office:value="-8.88670578790317">
            <text:p>-8.8867057879</text:p>
          </table:table-cell>
          <table:table-cell table:formula="of:=-11.58418+0.00705*[.L11]" office:value-type="float" office:value="-8.41168">
            <text:p>-8.41168</text:p>
          </table:table-cell>
          <table:table-cell table:formula="of:=[.M11]-[.N11]" office:value-type="float" office:value="-0.475025787903167">
            <text:p>-0.4750257879</text:p>
          </table:table-cell>
        </table:table-row>
        <table:table-row table:style-name="ro1">
          <table:table-cell office:value-type="float" office:value="721.830414943732">
            <text:p>721.8304149437</text:p>
          </table:table-cell>
          <table:table-cell office:value-type="float" office:value="726.159808251307">
            <text:p>726.1598082513</text:p>
          </table:table-cell>
          <table:table-cell table:formula="of:=([.A12]+[.B12])/2" office:value-type="float" office:value="723.99511159752">
            <text:p>723.9951115975</text:p>
          </table:table-cell>
          <table:table-cell office:value-type="float" office:value="500">
            <text:p>500</text:p>
          </table:table-cell>
          <table:table-cell table:formula="of:=([.C12]-640)/5" office:value-type="float" office:value="16.7990223195039">
            <text:p>16.7990223195</text:p>
          </table:table-cell>
          <table:table-cell table:formula="of:=10.19885+0.01363*[.D12]" office:value-type="float" office:value="17.01385">
            <text:p>17.01385</text:p>
          </table:table-cell>
          <table:table-cell table:formula="of:=[.E12]-[.F12]" office:value-type="float" office:value="-0.214827680496089">
            <text:p>-0.2148276805</text:p>
          </table:table-cell>
          <table:table-cell/>
          <table:table-cell office:value-type="float" office:value="330.291664898572">
            <text:p>330.2916648986</text:p>
          </table:table-cell>
          <table:table-cell office:value-type="float" office:value="321.326163177774">
            <text:p>321.3261631778</text:p>
          </table:table-cell>
          <table:table-cell table:formula="of:=([.I12]+[.J12])/2" office:value-type="float" office:value="325.808914038173">
            <text:p>325.8089140382</text:p>
          </table:table-cell>
          <table:table-cell office:value-type="float" office:value="500">
            <text:p>500</text:p>
          </table:table-cell>
          <table:table-cell table:formula="of:=([.J12]-362)/5" office:value-type="float" office:value="-8.13476736444511">
            <text:p>-8.1347673644</text:p>
          </table:table-cell>
          <table:table-cell table:formula="of:=-11.58418+0.00705*[.L12]" office:value-type="float" office:value="-8.05918">
            <text:p>-8.05918</text:p>
          </table:table-cell>
          <table:table-cell table:formula="of:=[.M12]-[.N12]" office:value-type="float" office:value="-0.0755873644451111">
            <text:p>-0.0755873644</text:p>
          </table:table-cell>
        </table:table-row>
        <table:table-row table:style-name="ro1">
          <table:table-cell office:value-type="float" office:value="725.816673405284">
            <text:p>725.8166734053</text:p>
          </table:table-cell>
          <table:table-cell office:value-type="float" office:value="727.272166314279">
            <text:p>727.2721663143</text:p>
          </table:table-cell>
          <table:table-cell table:formula="of:=([.A13]+[.B13])/2" office:value-type="float" office:value="726.544419859781">
            <text:p>726.5444198598</text:p>
          </table:table-cell>
          <table:table-cell office:value-type="float" office:value="550">
            <text:p>550</text:p>
          </table:table-cell>
          <table:table-cell table:formula="of:=([.C13]-640)/5" office:value-type="float" office:value="17.3088839719563">
            <text:p>17.308883972</text:p>
          </table:table-cell>
          <table:table-cell table:formula="of:=10.19885+0.01363*[.D13]" office:value-type="float" office:value="17.69535">
            <text:p>17.69535</text:p>
          </table:table-cell>
          <table:table-cell table:formula="of:=[.E13]-[.F13]" office:value-type="float" office:value="-0.386466028043714">
            <text:p>-0.386466028</text:p>
          </table:table-cell>
          <table:table-cell/>
          <table:table-cell office:value-type="float" office:value="332.906250477513">
            <text:p>332.9062504775</text:p>
          </table:table-cell>
          <table:table-cell office:value-type="float" office:value="321.145946054928">
            <text:p>321.1459460549</text:p>
          </table:table-cell>
          <table:table-cell table:formula="of:=([.I13]+[.J13])/2" office:value-type="float" office:value="327.026098266221">
            <text:p>327.0260982662</text:p>
          </table:table-cell>
          <table:table-cell office:value-type="float" office:value="550">
            <text:p>550</text:p>
          </table:table-cell>
          <table:table-cell table:formula="of:=([.J13]-362)/5" office:value-type="float" office:value="-8.17081078901443">
            <text:p>-8.170810789</text:p>
          </table:table-cell>
          <table:table-cell table:formula="of:=-11.58418+0.00705*[.L13]" office:value-type="float" office:value="-7.70668">
            <text:p>-7.70668</text:p>
          </table:table-cell>
          <table:table-cell table:formula="of:=[.M13]-[.N13]" office:value-type="float" office:value="-0.464130789014434">
            <text:p>-0.464130789</text:p>
          </table:table-cell>
        </table:table-row>
        <table:table-row table:style-name="ro1">
          <table:table-cell office:value-type="float" office:value="730.264550785057">
            <text:p>730.2645507851</text:p>
          </table:table-cell>
          <table:table-cell office:value-type="float" office:value="729.954351199098">
            <text:p>729.9543511991</text:p>
          </table:table-cell>
          <table:table-cell table:formula="of:=([.A14]+[.B14])/2" office:value-type="float" office:value="730.109450992078">
            <text:p>730.1094509921</text:p>
          </table:table-cell>
          <table:table-cell office:value-type="float" office:value="600">
            <text:p>600</text:p>
          </table:table-cell>
          <table:table-cell table:formula="of:=([.C14]-640)/5" office:value-type="float" office:value="18.0218901984155">
            <text:p>18.0218901984</text:p>
          </table:table-cell>
          <table:table-cell table:formula="of:=10.19885+0.01363*[.D14]" office:value-type="float" office:value="18.37685">
            <text:p>18.37685</text:p>
          </table:table-cell>
          <table:table-cell table:formula="of:=[.E14]-[.F14]" office:value-type="float" office:value="-0.354959801584492">
            <text:p>-0.3549598016</text:p>
          </table:table-cell>
          <table:table-cell/>
          <table:table-cell office:value-type="float" office:value="337.028855325532">
            <text:p>337.0288553255</text:p>
          </table:table-cell>
          <table:table-cell office:value-type="float" office:value="320.988822803064">
            <text:p>320.9888228031</text:p>
          </table:table-cell>
          <table:table-cell table:formula="of:=([.I14]+[.J14])/2" office:value-type="float" office:value="329.008839064298">
            <text:p>329.0088390643</text:p>
          </table:table-cell>
          <table:table-cell office:value-type="float" office:value="600">
            <text:p>600</text:p>
          </table:table-cell>
          <table:table-cell table:formula="of:=([.J14]-362)/5" office:value-type="float" office:value="-8.20223543938713">
            <text:p>-8.2022354394</text:p>
          </table:table-cell>
          <table:table-cell table:formula="of:=-11.58418+0.00705*[.L14]" office:value-type="float" office:value="-7.35418">
            <text:p>-7.35418</text:p>
          </table:table-cell>
          <table:table-cell table:formula="of:=[.M14]-[.N14]" office:value-type="float" office:value="-0.84805543938713">
            <text:p>-0.8480554394</text:p>
          </table:table-cell>
        </table:table-row>
        <table:table-row table:style-name="ro1">
          <table:table-cell office:value-type="float" office:value="739.582890469024">
            <text:p>739.582890469</text:p>
          </table:table-cell>
          <table:table-cell office:value-type="float" office:value="732.902232496117">
            <text:p>732.9022324961</text:p>
          </table:table-cell>
          <table:table-cell table:formula="of:=([.A15]+[.B15])/2" office:value-type="float" office:value="736.242561482571">
            <text:p>736.2425614826</text:p>
          </table:table-cell>
          <table:table-cell office:value-type="float" office:value="650">
            <text:p>650</text:p>
          </table:table-cell>
          <table:table-cell table:formula="of:=([.C15]-640)/5" office:value-type="float" office:value="19.2485122965141">
            <text:p>19.2485122965</text:p>
          </table:table-cell>
          <table:table-cell table:formula="of:=10.19885+0.01363*[.D15]" office:value-type="float" office:value="19.05835">
            <text:p>19.05835</text:p>
          </table:table-cell>
          <table:table-cell table:formula="of:=[.E15]-[.F15]" office:value-type="float" office:value="0.190162296514128">
            <text:p>0.1901622965</text:p>
          </table:table-cell>
          <table:table-cell/>
          <table:table-cell office:value-type="float" office:value="337.657374443751">
            <text:p>337.6573744438</text:p>
          </table:table-cell>
          <table:table-cell office:value-type="float" office:value="324.81302515631">
            <text:p>324.8130251563</text:p>
          </table:table-cell>
          <table:table-cell table:formula="of:=([.I15]+[.J15])/2" office:value-type="float" office:value="331.23519980003">
            <text:p>331.2351998</text:p>
          </table:table-cell>
          <table:table-cell office:value-type="float" office:value="650">
            <text:p>650</text:p>
          </table:table-cell>
          <table:table-cell table:formula="of:=([.J15]-362)/5" office:value-type="float" office:value="-7.43739496873797">
            <text:p>-7.4373949687</text:p>
          </table:table-cell>
          <table:table-cell table:formula="of:=-11.58418+0.00705*[.L15]" office:value-type="float" office:value="-7.00168">
            <text:p>-7.00168</text:p>
          </table:table-cell>
          <table:table-cell table:formula="of:=[.M15]-[.N15]" office:value-type="float" office:value="-0.435714968737965">
            <text:p>-0.4357149687</text:p>
          </table:table-cell>
        </table:table-row>
        <table:table-row table:style-name="ro1">
          <table:table-cell office:value-type="float" office:value="750.584415292179">
            <text:p>750.5844152922</text:p>
          </table:table-cell>
          <table:table-cell office:value-type="float" office:value="737.502258552385">
            <text:p>737.5022585524</text:p>
          </table:table-cell>
          <table:table-cell table:formula="of:=([.A16]+[.B16])/2" office:value-type="float" office:value="744.043336922282">
            <text:p>744.0433369223</text:p>
          </table:table-cell>
          <table:table-cell office:value-type="float" office:value="700">
            <text:p>700</text:p>
          </table:table-cell>
          <table:table-cell table:formula="of:=([.C16]-640)/5" office:value-type="float" office:value="20.8086673844563">
            <text:p>20.8086673845</text:p>
          </table:table-cell>
          <table:table-cell table:formula="of:=10.19885+0.01363*[.D16]" office:value-type="float" office:value="19.73985">
            <text:p>19.73985</text:p>
          </table:table-cell>
          <table:table-cell table:formula="of:=[.E16]-[.F16]" office:value-type="float" office:value="1.06881738445634">
            <text:p>1.0688173845</text:p>
          </table:table-cell>
          <table:table-cell/>
          <table:table-cell office:value-type="float" office:value="337.576361014191">
            <text:p>337.5763610142</text:p>
          </table:table-cell>
          <table:table-cell office:value-type="float" office:value="328.720059086563">
            <text:p>328.7200590866</text:p>
          </table:table-cell>
          <table:table-cell table:formula="of:=([.I16]+[.J16])/2" office:value-type="float" office:value="333.148210050377">
            <text:p>333.1482100504</text:p>
          </table:table-cell>
          <table:table-cell office:value-type="float" office:value="700">
            <text:p>700</text:p>
          </table:table-cell>
          <table:table-cell table:formula="of:=([.J16]-362)/5" office:value-type="float" office:value="-6.6559881826875">
            <text:p>-6.6559881827</text:p>
          </table:table-cell>
          <table:table-cell table:formula="of:=-11.58418+0.00705*[.L16]" office:value-type="float" office:value="-6.64918">
            <text:p>-6.64918</text:p>
          </table:table-cell>
          <table:table-cell table:formula="of:=[.M16]-[.N16]" office:value-type="float" office:value="-0.0068081826874975">
            <text:p>-0.0068081827</text:p>
          </table:table-cell>
        </table:table-row>
        <table:table-row table:style-name="ro1">
          <table:table-cell office:value-type="float" office:value="754.04230090633">
            <text:p>754.0423009063</text:p>
          </table:table-cell>
          <table:table-cell office:value-type="float" office:value="742.966280174777">
            <text:p>742.9662801748</text:p>
          </table:table-cell>
          <table:table-cell table:formula="of:=([.A17]+[.B17])/2" office:value-type="float" office:value="748.504290540554">
            <text:p>748.5042905406</text:p>
          </table:table-cell>
          <table:table-cell office:value-type="float" office:value="750">
            <text:p>750</text:p>
          </table:table-cell>
          <table:table-cell table:formula="of:=([.C17]-640)/5" office:value-type="float" office:value="21.7008581081107">
            <text:p>21.7008581081</text:p>
          </table:table-cell>
          <table:table-cell table:formula="of:=10.19885+0.01363*[.D17]" office:value-type="float" office:value="20.42135">
            <text:p>20.42135</text:p>
          </table:table-cell>
          <table:table-cell table:formula="of:=[.E17]-[.F17]" office:value-type="float" office:value="1.27950810811074">
            <text:p>1.2795081081</text:p>
          </table:table-cell>
          <table:table-cell/>
          <table:table-cell office:value-type="float" office:value="337.69491925146">
            <text:p>337.6949192515</text:p>
          </table:table-cell>
          <table:table-cell office:value-type="float" office:value="330.412127585734">
            <text:p>330.4121275857</text:p>
          </table:table-cell>
          <table:table-cell table:formula="of:=([.I17]+[.J17])/2" office:value-type="float" office:value="334.053523418597">
            <text:p>334.0535234186</text:p>
          </table:table-cell>
          <table:table-cell office:value-type="float" office:value="750">
            <text:p>750</text:p>
          </table:table-cell>
          <table:table-cell table:formula="of:=([.J17]-362)/5" office:value-type="float" office:value="-6.31757448285327">
            <text:p>-6.3175744829</text:p>
          </table:table-cell>
          <table:table-cell table:formula="of:=-11.58418+0.00705*[.L17]" office:value-type="float" office:value="-6.29668">
            <text:p>-6.29668</text:p>
          </table:table-cell>
          <table:table-cell table:formula="of:=[.M17]-[.N17]" office:value-type="float" office:value="-0.0208944828532749">
            <text:p>-0.0208944829</text:p>
          </table:table-cell>
        </table:table-row>
        <table:table-row table:style-name="ro1">
          <table:table-cell office:value-type="float" office:value="753.334117652164">
            <text:p>753.3341176522</text:p>
          </table:table-cell>
          <table:table-cell office:value-type="float" office:value="745.604249203108">
            <text:p>745.6042492031</text:p>
          </table:table-cell>
          <table:table-cell table:formula="of:=([.A18]+[.B18])/2" office:value-type="float" office:value="749.469183427636">
            <text:p>749.4691834276</text:p>
          </table:table-cell>
          <table:table-cell office:value-type="float" office:value="800">
            <text:p>800</text:p>
          </table:table-cell>
          <table:table-cell table:formula="of:=([.C18]-640)/5" office:value-type="float" office:value="21.8938366855272">
            <text:p>21.8938366855</text:p>
          </table:table-cell>
          <table:table-cell table:formula="of:=10.19885+0.01363*[.D18]" office:value-type="float" office:value="21.10285">
            <text:p>21.10285</text:p>
          </table:table-cell>
          <table:table-cell table:formula="of:=[.E18]-[.F18]" office:value-type="float" office:value="0.79098668552718">
            <text:p>0.7909866855</text:p>
          </table:table-cell>
          <table:table-cell/>
          <table:table-cell office:value-type="float" office:value="341.489046030444">
            <text:p>341.4890460304</text:p>
          </table:table-cell>
          <table:table-cell office:value-type="float" office:value="334.966051536117">
            <text:p>334.9660515361</text:p>
          </table:table-cell>
          <table:table-cell table:formula="of:=([.I18]+[.J18])/2" office:value-type="float" office:value="338.22754878328">
            <text:p>338.2275487833</text:p>
          </table:table-cell>
          <table:table-cell office:value-type="float" office:value="800">
            <text:p>800</text:p>
          </table:table-cell>
          <table:table-cell table:formula="of:=([.J18]-362)/5" office:value-type="float" office:value="-5.40678969277668">
            <text:p>-5.4067896928</text:p>
          </table:table-cell>
          <table:table-cell table:formula="of:=-11.58418+0.00705*[.L18]" office:value-type="float" office:value="-5.94418">
            <text:p>-5.94418</text:p>
          </table:table-cell>
          <table:table-cell table:formula="of:=[.M18]-[.N18]" office:value-type="float" office:value="0.537390307223318">
            <text:p>0.5373903072</text:p>
          </table:table-cell>
        </table:table-row>
        <table:table-row table:style-name="ro1">
          <table:table-cell office:value-type="float" office:value="753.218118339184">
            <text:p>753.2181183392</text:p>
          </table:table-cell>
          <table:table-cell office:value-type="float" office:value="740.989310484054">
            <text:p>740.9893104841</text:p>
          </table:table-cell>
          <table:table-cell table:formula="of:=([.A19]+[.B19])/2" office:value-type="float" office:value="747.103714411619">
            <text:p>747.1037144116</text:p>
          </table:table-cell>
          <table:table-cell office:value-type="float" office:value="850">
            <text:p>850</text:p>
          </table:table-cell>
          <table:table-cell table:formula="of:=([.C19]-640)/5" office:value-type="float" office:value="21.4207428823238">
            <text:p>21.4207428823</text:p>
          </table:table-cell>
          <table:table-cell table:formula="of:=10.19885+0.01363*[.D19]" office:value-type="float" office:value="21.78435">
            <text:p>21.78435</text:p>
          </table:table-cell>
          <table:table-cell table:formula="of:=[.E19]-[.F19]" office:value-type="float" office:value="-0.363607117676164">
            <text:p>-0.3636071177</text:p>
          </table:table-cell>
          <table:table-cell/>
          <table:table-cell office:value-type="float" office:value="340.225827867095">
            <text:p>340.2258278671</text:p>
          </table:table-cell>
          <table:table-cell office:value-type="float" office:value="334.87123889188">
            <text:p>334.8712388919</text:p>
          </table:table-cell>
          <table:table-cell table:formula="of:=([.I19]+[.J19])/2" office:value-type="float" office:value="337.548533379487">
            <text:p>337.5485333795</text:p>
          </table:table-cell>
          <table:table-cell office:value-type="float" office:value="850">
            <text:p>850</text:p>
          </table:table-cell>
          <table:table-cell table:formula="of:=([.J19]-362)/5" office:value-type="float" office:value="-5.425752221624">
            <text:p>-5.4257522216</text:p>
          </table:table-cell>
          <table:table-cell table:formula="of:=-11.58418+0.00705*[.L19]" office:value-type="float" office:value="-5.59168">
            <text:p>-5.59168</text:p>
          </table:table-cell>
          <table:table-cell table:formula="of:=[.M19]-[.N19]" office:value-type="float" office:value="0.165927778376002">
            <text:p>0.1659277784</text:p>
          </table:table-cell>
        </table:table-row>
        <table:table-row table:style-name="ro1">
          <table:table-cell office:value-type="float" office:value="741.666845434532">
            <text:p>741.6668454345</text:p>
          </table:table-cell>
          <table:table-cell office:value-type="float" office:value="737.909214473301">
            <text:p>737.9092144733</text:p>
          </table:table-cell>
          <table:table-cell table:formula="of:=([.A20]+[.B20])/2" office:value-type="float" office:value="739.788029953916">
            <text:p>739.7880299539</text:p>
          </table:table-cell>
          <table:table-cell office:value-type="float" office:value="900">
            <text:p>900</text:p>
          </table:table-cell>
          <table:table-cell table:formula="of:=([.C20]-640)/5" office:value-type="float" office:value="19.9576059907833">
            <text:p>19.9576059908</text:p>
          </table:table-cell>
          <table:table-cell table:formula="of:=10.19885+0.01363*[.D20]" office:value-type="float" office:value="22.46585">
            <text:p>22.46585</text:p>
          </table:table-cell>
          <table:table-cell table:formula="of:=[.E20]-[.F20]" office:value-type="float" office:value="-2.50824400921675">
            <text:p>-2.5082440092</text:p>
          </table:table-cell>
          <table:table-cell/>
          <table:table-cell office:value-type="float" office:value="347.314149410945">
            <text:p>347.3141494109</text:p>
          </table:table-cell>
          <table:table-cell office:value-type="float" office:value="338.432107652261">
            <text:p>338.4321076523</text:p>
          </table:table-cell>
          <table:table-cell table:formula="of:=([.I20]+[.J20])/2" office:value-type="float" office:value="342.873128531603">
            <text:p>342.8731285316</text:p>
          </table:table-cell>
          <table:table-cell office:value-type="float" office:value="900">
            <text:p>900</text:p>
          </table:table-cell>
          <table:table-cell table:formula="of:=([.J20]-362)/5" office:value-type="float" office:value="-4.71357846954776">
            <text:p>-4.7135784695</text:p>
          </table:table-cell>
          <table:table-cell table:formula="of:=-11.58418+0.00705*[.L20]" office:value-type="float" office:value="-5.23918">
            <text:p>-5.23918</text:p>
          </table:table-cell>
          <table:table-cell table:formula="of:=[.M20]-[.N20]" office:value-type="float" office:value="0.525601530452241">
            <text:p>0.5256015305</text:p>
          </table:table-cell>
        </table:table-row>
        <table:table-row table:style-name="ro1" table:number-rows-repeated="25">
          <table:table-cell table:number-columns-repeated="15"/>
        </table:table-row>
        <table:table-row table:style-name="ro1">
          <table:table-cell table:number-columns-repeated="2"/>
          <table:table-cell>
            <draw:frame table:end-cell-address="'Zweite Messung auf y=20'.S63" table:end-x="0.8591in" table:end-y="0.0693in" draw:z-index="0" draw:style-name="gr1" draw:text-style-name="P1" svg:width="15in" svg:height="3in" svg:x="0.0835in" svg:y="0.0917in">
              <draw:object draw:notify-on-update-of-ranges="'Zweite Messung auf y=20'.D2:'Zweite Messung auf y=20'.D20 'Zweite Messung auf y=20'.G2:'Zweite Messung auf y=20'.G2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6">
          <table:table-cell table:number-columns-repeated="15"/>
        </table:table-row>
        <table:table-row table:style-name="ro1">
          <table:table-cell table:number-columns-repeated="2"/>
          <table:table-cell>
            <draw:frame table:end-cell-address="'Zweite Messung auf y=20'.S80" table:end-x="0.8197in" table:end-y="0.0091in" draw:z-index="2" draw:name="Y-Fehler" draw:style-name="gr1" draw:text-style-name="P1" svg:width="15in" svg:height="3in" svg:x="0.0441in" svg:y="0.0319in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5"/>
        </table:table-row>
        <table:table-row table:style-name="ro1">
          <table:table-cell table:number-columns-repeated="2"/>
          <table:table-cell>
            <draw:frame table:end-cell-address="'Zweite Messung auf y=20'.S98" table:end-x="0.7972in" table:end-y="0.1555in" draw:z-index="3" draw:style-name="gr1" draw:text-style-name="P1" svg:width="15in" svg:height="3in" svg:x="0.0217in" svg:y="0.0004in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9">
          <table:table-cell table:number-columns-repeated="15"/>
        </table:table-row>
        <table:table-row table:style-name="ro1">
          <table:table-cell table:number-columns-repeated="2"/>
          <table:table-cell>
            <draw:frame table:end-cell-address="'Zweite Messung auf y=20'.S119" table:end-x="0.8417in" table:end-y="0.0299in" draw:z-index="1" draw:style-name="gr1" draw:text-style-name="P1" svg:width="15in" svg:height="3in" svg:x="0.0661in" svg:y="0.0524in">
              <draw:object draw:notify-on-update-of-ranges="'Zweite Messung auf y=20'.L2:'Zweite Messung auf y=20'.L20 'Zweite Messung auf y=20'.O2:'Zweite Messung auf y=20'.O2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"/>
        </table:table-row>
      </table:table>
      <table:table table:name="Y-Achse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Y-Raw 1</text:p>
          </table:table-cell>
          <table:table-cell office:value-type="string">
            <text:p>Y-Raw 2</text:p>
          </table:table-cell>
          <table:table-cell office:value-type="string">
            <text:p>Y-Mean</text:p>
          </table:table-cell>
          <table:table-cell office:value-type="string">
            <text:p>X-Dist</text:p>
          </table:table-cell>
          <table:table-cell office:value-type="string">
            <text:p>CoordTrafo</text:p>
          </table:table-cell>
          <table:table-cell office:value-type="string">
            <text:p>Fitted Line</text:p>
          </table:table-cell>
          <table:table-cell office:value-type="string">
            <text:p>Delta</text:p>
          </table:table-cell>
          <table:table-cell/>
          <table:table-cell office:value-type="string">
            <text:p>Z-Raw 1</text:p>
          </table:table-cell>
          <table:table-cell office:value-type="string">
            <text:p>Z-Raw 2</text:p>
          </table:table-cell>
          <table:table-cell office:value-type="string">
            <text:p>Z-Mean</text:p>
          </table:table-cell>
          <table:table-cell office:value-type="string">
            <text:p>X-Dist</text:p>
          </table:table-cell>
          <table:table-cell office:value-type="string">
            <text:p>CoordTrafo</text:p>
          </table:table-cell>
          <table:table-cell office:value-type="string">
            <text:p>Fitted Line</text:p>
          </table:table-cell>
          <table:table-cell office:value-type="string">
            <text:p>Delta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033.84509050021">
            <text:p>1033.8450905002</text:p>
          </table:table-cell>
          <table:table-cell office:value-type="float" office:value="1037.88003078591">
            <text:p>1037.8800307859</text:p>
          </table:table-cell>
          <table:table-cell table:formula="of:=([.A4]+[.B4])/2" office:value-type="float" office:value="1035.86256064306">
            <text:p>1035.8625606431</text:p>
          </table:table-cell>
          <table:table-cell office:value-type="float" office:value="600">
            <text:p>600</text:p>
          </table:table-cell>
          <table:table-cell table:formula="of:=([.C4]-640)/5" office:value-type="float" office:value="79.1725121286123">
            <text:p>79.1725121286</text:p>
          </table:table-cell>
          <table:table-cell table:formula="of:=-66.403+0.2349*[.D4]" office:value-type="float" office:value="74.537">
            <text:p>74.537</text:p>
          </table:table-cell>
          <table:table-cell table:formula="of:=[.E4]-[.F4]" office:value-type="float" office:value="4.63551212861235">
            <text:p>4.6355121286</text:p>
          </table:table-cell>
          <table:table-cell/>
          <table:table-cell office:value-type="float" office:value="338.012386721984">
            <text:p>338.012386722</text:p>
          </table:table-cell>
          <table:table-cell office:value-type="float" office:value="343.297921563607">
            <text:p>343.2979215636</text:p>
          </table:table-cell>
          <table:table-cell table:formula="of:=([.I4]+[.J4])/2" office:value-type="float" office:value="340.655154142796">
            <text:p>340.6551541428</text:p>
          </table:table-cell>
          <table:table-cell office:value-type="float" office:value="600">
            <text:p>600</text:p>
          </table:table-cell>
          <table:table-cell table:formula="of:=([.K4]-300)/5" office:value-type="float" office:value="8.13103082855917">
            <text:p>8.1310308286</text:p>
          </table:table-cell>
          <table:table-cell table:formula="of:=-1.565+0.0162*[.L4]" office:value-type="float" office:value="8.155">
            <text:p>8.155</text:p>
          </table:table-cell>
          <table:table-cell table:formula="of:=[.M4]-[.N4]" office:value-type="float" office:value="-0.0239691714408341">
            <text:p>-0.0239691714</text:p>
          </table:table-cell>
        </table:table-row>
        <table:table-row table:style-name="ro1">
          <table:table-cell office:value-type="float" office:value="971.631461599101">
            <text:p>971.6314615991</text:p>
          </table:table-cell>
          <table:table-cell office:value-type="float" office:value="972.337826828509">
            <text:p>972.3378268285</text:p>
          </table:table-cell>
          <table:table-cell table:formula="of:=([.A5]+[.B5])/2" office:value-type="float" office:value="971.984644213805">
            <text:p>971.9846442138</text:p>
          </table:table-cell>
          <table:table-cell office:value-type="float" office:value="550">
            <text:p>550</text:p>
          </table:table-cell>
          <table:table-cell table:formula="of:=([.C5]-640)/5" office:value-type="float" office:value="66.396928842761">
            <text:p>66.3969288428</text:p>
          </table:table-cell>
          <table:table-cell table:formula="of:=-66.403+0.2349*[.D5]" office:value-type="float" office:value="62.792">
            <text:p>62.792</text:p>
          </table:table-cell>
          <table:table-cell table:formula="of:=[.E5]-[.F5]" office:value-type="float" office:value="3.604928842761">
            <text:p>3.6049288428</text:p>
          </table:table-cell>
          <table:table-cell/>
          <table:table-cell office:value-type="float" office:value="338.035556244761">
            <text:p>338.0355562448</text:p>
          </table:table-cell>
          <table:table-cell office:value-type="float" office:value="342.486078807859">
            <text:p>342.4860788079</text:p>
          </table:table-cell>
          <table:table-cell table:formula="of:=([.I5]+[.J5])/2" office:value-type="float" office:value="340.26081752631">
            <text:p>340.2608175263</text:p>
          </table:table-cell>
          <table:table-cell office:value-type="float" office:value="550">
            <text:p>550</text:p>
          </table:table-cell>
          <table:table-cell table:formula="of:=([.K5]-300)/5" office:value-type="float" office:value="8.05216350526196">
            <text:p>8.0521635053</text:p>
          </table:table-cell>
          <table:table-cell table:formula="of:=-1.565+0.0162*[.L5]" office:value-type="float" office:value="7.345">
            <text:p>7.345</text:p>
          </table:table-cell>
          <table:table-cell table:formula="of:=[.M5]-[.N5]" office:value-type="float" office:value="0.707163505261955">
            <text:p>0.7071635053</text:p>
          </table:table-cell>
        </table:table-row>
        <table:table-row table:style-name="ro1">
          <table:table-cell office:value-type="float" office:value="906.508757090104">
            <text:p>906.5087570901</text:p>
          </table:table-cell>
          <table:table-cell office:value-type="float" office:value="906.398680764927">
            <text:p>906.3986807649</text:p>
          </table:table-cell>
          <table:table-cell table:formula="of:=([.A6]+[.B6])/2" office:value-type="float" office:value="906.453718927516">
            <text:p>906.4537189275</text:p>
          </table:table-cell>
          <table:table-cell office:value-type="float" office:value="500">
            <text:p>500</text:p>
          </table:table-cell>
          <table:table-cell table:formula="of:=([.C6]-640)/5" office:value-type="float" office:value="53.2907437855032">
            <text:p>53.2907437855</text:p>
          </table:table-cell>
          <table:table-cell table:formula="of:=-66.403+0.2349*[.D6]" office:value-type="float" office:value="51.047">
            <text:p>51.047</text:p>
          </table:table-cell>
          <table:table-cell table:formula="of:=[.E6]-[.F6]" office:value-type="float" office:value="2.24374378550318">
            <text:p>2.2437437855</text:p>
          </table:table-cell>
          <table:table-cell/>
          <table:table-cell office:value-type="float" office:value="337.354025595823">
            <text:p>337.3540255958</text:p>
          </table:table-cell>
          <table:table-cell office:value-type="float" office:value="337.422492805806">
            <text:p>337.4224928058</text:p>
          </table:table-cell>
          <table:table-cell table:formula="of:=([.I6]+[.J6])/2" office:value-type="float" office:value="337.388259200815">
            <text:p>337.3882592008</text:p>
          </table:table-cell>
          <table:table-cell office:value-type="float" office:value="500">
            <text:p>500</text:p>
          </table:table-cell>
          <table:table-cell table:formula="of:=([.K6]-300)/5" office:value-type="float" office:value="7.47765184016291">
            <text:p>7.4776518402</text:p>
          </table:table-cell>
          <table:table-cell table:formula="of:=-1.565+0.0162*[.L6]" office:value-type="float" office:value="6.535">
            <text:p>6.535</text:p>
          </table:table-cell>
          <table:table-cell table:formula="of:=[.M6]-[.N6]" office:value-type="float" office:value="0.942651840162911">
            <text:p>0.9426518402</text:p>
          </table:table-cell>
        </table:table-row>
        <table:table-row table:style-name="ro1">
          <table:table-cell office:value-type="float" office:value="832.893214991199">
            <text:p>832.8932149912</text:p>
          </table:table-cell>
          <table:table-cell office:value-type="float" office:value="832.527299505098">
            <text:p>832.5272995051</text:p>
          </table:table-cell>
          <table:table-cell table:formula="of:=([.A7]+[.B7])/2" office:value-type="float" office:value="832.710257248149">
            <text:p>832.7102572481</text:p>
          </table:table-cell>
          <table:table-cell office:value-type="float" office:value="450">
            <text:p>450</text:p>
          </table:table-cell>
          <table:table-cell table:formula="of:=([.C7]-640)/5" office:value-type="float" office:value="38.5420514496298">
            <text:p>38.5420514496</text:p>
          </table:table-cell>
          <table:table-cell table:formula="of:=-66.403+0.2349*[.D7]" office:value-type="float" office:value="39.302">
            <text:p>39.302</text:p>
          </table:table-cell>
          <table:table-cell table:formula="of:=[.E7]-[.F7]" office:value-type="float" office:value="-0.75994855037024">
            <text:p>-0.7599485504</text:p>
          </table:table-cell>
          <table:table-cell/>
          <table:table-cell office:value-type="float" office:value="324.588063406191">
            <text:p>324.5880634062</text:p>
          </table:table-cell>
          <table:table-cell office:value-type="float" office:value="326.897883238863">
            <text:p>326.8978832389</text:p>
          </table:table-cell>
          <table:table-cell table:formula="of:=([.I7]+[.J7])/2" office:value-type="float" office:value="325.742973322527">
            <text:p>325.7429733225</text:p>
          </table:table-cell>
          <table:table-cell office:value-type="float" office:value="450">
            <text:p>450</text:p>
          </table:table-cell>
          <table:table-cell table:formula="of:=([.K7]-300)/5" office:value-type="float" office:value="5.14859466450536">
            <text:p>5.1485946645</text:p>
          </table:table-cell>
          <table:table-cell table:formula="of:=-1.565+0.0162*[.L7]" office:value-type="float" office:value="5.725">
            <text:p>5.725</text:p>
          </table:table-cell>
          <table:table-cell table:formula="of:=[.M7]-[.N7]" office:value-type="float" office:value="-0.576405335494644">
            <text:p>-0.5764053355</text:p>
          </table:table-cell>
        </table:table-row>
        <table:table-row table:style-name="ro1">
          <table:table-cell office:value-type="float" office:value="760.466708607631">
            <text:p>760.4667086076</text:p>
          </table:table-cell>
          <table:table-cell office:value-type="float" office:value="762.730033982349">
            <text:p>762.7300339823</text:p>
          </table:table-cell>
          <table:table-cell table:formula="of:=([.A8]+[.B8])/2" office:value-type="float" office:value="761.59837129499">
            <text:p>761.598371295</text:p>
          </table:table-cell>
          <table:table-cell office:value-type="float" office:value="400">
            <text:p>400</text:p>
          </table:table-cell>
          <table:table-cell table:formula="of:=([.C8]-640)/5" office:value-type="float" office:value="24.3196742589979">
            <text:p>24.319674259</text:p>
          </table:table-cell>
          <table:table-cell table:formula="of:=-66.403+0.2349*[.D8]" office:value-type="float" office:value="27.557">
            <text:p>27.557</text:p>
          </table:table-cell>
          <table:table-cell table:formula="of:=[.E8]-[.F8]" office:value-type="float" office:value="-3.23732574100206">
            <text:p>-3.237325741</text:p>
          </table:table-cell>
          <table:table-cell/>
          <table:table-cell office:value-type="float" office:value="318.034880263987">
            <text:p>318.034880264</text:p>
          </table:table-cell>
          <table:table-cell office:value-type="float" office:value="318.40075888162">
            <text:p>318.4007588816</text:p>
          </table:table-cell>
          <table:table-cell table:formula="of:=([.I8]+[.J8])/2" office:value-type="float" office:value="318.217819572803">
            <text:p>318.2178195728</text:p>
          </table:table-cell>
          <table:table-cell office:value-type="float" office:value="400">
            <text:p>400</text:p>
          </table:table-cell>
          <table:table-cell table:formula="of:=([.K8]-300)/5" office:value-type="float" office:value="3.64356391456064">
            <text:p>3.6435639146</text:p>
          </table:table-cell>
          <table:table-cell table:formula="of:=-1.565+0.0162*[.L8]" office:value-type="float" office:value="4.915">
            <text:p>4.915</text:p>
          </table:table-cell>
          <table:table-cell table:formula="of:=[.M8]-[.N8]" office:value-type="float" office:value="-1.27143608543936">
            <text:p>-1.2714360854</text:p>
          </table:table-cell>
        </table:table-row>
        <table:table-row table:style-name="ro1">
          <table:table-cell office:value-type="float" office:value="696.594462341437">
            <text:p>696.5944623414</text:p>
          </table:table-cell>
          <table:table-cell office:value-type="float" office:value="698.0167996501">
            <text:p>698.0167996501</text:p>
          </table:table-cell>
          <table:table-cell table:formula="of:=([.A9]+[.B9])/2" office:value-type="float" office:value="697.305630995768">
            <text:p>697.3056309958</text:p>
          </table:table-cell>
          <table:table-cell office:value-type="float" office:value="350">
            <text:p>350</text:p>
          </table:table-cell>
          <table:table-cell table:formula="of:=([.C9]-640)/5" office:value-type="float" office:value="11.4611261991537">
            <text:p>11.4611261992</text:p>
          </table:table-cell>
          <table:table-cell table:formula="of:=-66.403+0.2349*[.D9]" office:value-type="float" office:value="15.812">
            <text:p>15.812</text:p>
          </table:table-cell>
          <table:table-cell table:formula="of:=[.E9]-[.F9]" office:value-type="float" office:value="-4.35087380084634">
            <text:p>-4.3508738008</text:p>
          </table:table-cell>
          <table:table-cell/>
          <table:table-cell office:value-type="float" office:value="320.669767915869">
            <text:p>320.6697679159</text:p>
          </table:table-cell>
          <table:table-cell office:value-type="float" office:value="320.405126985132">
            <text:p>320.4051269851</text:p>
          </table:table-cell>
          <table:table-cell table:formula="of:=([.I9]+[.J9])/2" office:value-type="float" office:value="320.537447450501">
            <text:p>320.5374474505</text:p>
          </table:table-cell>
          <table:table-cell office:value-type="float" office:value="350">
            <text:p>350</text:p>
          </table:table-cell>
          <table:table-cell table:formula="of:=([.K9]-300)/5" office:value-type="float" office:value="4.10748949010012">
            <text:p>4.1074894901</text:p>
          </table:table-cell>
          <table:table-cell table:formula="of:=-1.565+0.0162*[.L9]" office:value-type="float" office:value="4.105">
            <text:p>4.105</text:p>
          </table:table-cell>
          <table:table-cell table:formula="of:=[.M9]-[.N9]" office:value-type="float" office:value="0.00248949010012378">
            <text:p>0.0024894901</text:p>
          </table:table-cell>
        </table:table-row>
        <table:table-row table:style-name="ro1">
          <table:table-cell office:value-type="float" office:value="627.414684685955">
            <text:p>627.414684686</text:p>
          </table:table-cell>
          <table:table-cell office:value-type="float" office:value="629.507638528622">
            <text:p>629.5076385286</text:p>
          </table:table-cell>
          <table:table-cell table:formula="of:=([.A10]+[.B10])/2" office:value-type="float" office:value="628.461161607288">
            <text:p>628.4611616073</text:p>
          </table:table-cell>
          <table:table-cell office:value-type="float" office:value="300">
            <text:p>300</text:p>
          </table:table-cell>
          <table:table-cell table:formula="of:=([.C10]-640)/5" office:value-type="float" office:value="-2.30776767854231">
            <text:p>-2.3077676785</text:p>
          </table:table-cell>
          <table:table-cell table:formula="of:=-66.403+0.2349*[.D10]" office:value-type="float" office:value="4.06699999999999">
            <text:p>4.067</text:p>
          </table:table-cell>
          <table:table-cell table:formula="of:=[.E10]-[.F10]" office:value-type="float" office:value="-6.37476767854231">
            <text:p>-6.3747676785</text:p>
          </table:table-cell>
          <table:table-cell/>
          <table:table-cell office:value-type="float" office:value="319.948083526876">
            <text:p>319.9480835269</text:p>
          </table:table-cell>
          <table:table-cell office:value-type="float" office:value="318.100532005791">
            <text:p>318.1005320058</text:p>
          </table:table-cell>
          <table:table-cell table:formula="of:=([.I10]+[.J10])/2" office:value-type="float" office:value="319.024307766333">
            <text:p>319.0243077663</text:p>
          </table:table-cell>
          <table:table-cell office:value-type="float" office:value="300">
            <text:p>300</text:p>
          </table:table-cell>
          <table:table-cell table:formula="of:=([.K10]-300)/5" office:value-type="float" office:value="3.80486155326669">
            <text:p>3.8048615533</text:p>
          </table:table-cell>
          <table:table-cell table:formula="of:=-1.565+0.0162*[.L10]" office:value-type="float" office:value="3.295">
            <text:p>3.295</text:p>
          </table:table-cell>
          <table:table-cell table:formula="of:=[.M10]-[.N10]" office:value-type="float" office:value="0.509861553266688">
            <text:p>0.5098615533</text:p>
          </table:table-cell>
        </table:table-row>
        <table:table-row table:style-name="ro1">
          <table:table-cell office:value-type="float" office:value="572.968001290578">
            <text:p>572.9680012906</text:p>
          </table:table-cell>
          <table:table-cell office:value-type="float" office:value="574.98311545998">
            <text:p>574.98311546</text:p>
          </table:table-cell>
          <table:table-cell table:formula="of:=([.A11]+[.B11])/2" office:value-type="float" office:value="573.975558375279">
            <text:p>573.9755583753</text:p>
          </table:table-cell>
          <table:table-cell office:value-type="float" office:value="250">
            <text:p>250</text:p>
          </table:table-cell>
          <table:table-cell table:formula="of:=([.C11]-640)/5" office:value-type="float" office:value="-13.2048883249442">
            <text:p>-13.2048883249</text:p>
          </table:table-cell>
          <table:table-cell table:formula="of:=-66.403+0.2349*[.D11]" office:value-type="float" office:value="-7.678">
            <text:p>-7.678</text:p>
          </table:table-cell>
          <table:table-cell table:formula="of:=[.E11]-[.F11]" office:value-type="float" office:value="-5.52688832494416">
            <text:p>-5.5268883249</text:p>
          </table:table-cell>
          <table:table-cell/>
          <table:table-cell office:value-type="float" office:value="311.007290080695">
            <text:p>311.0072900807</text:p>
          </table:table-cell>
          <table:table-cell office:value-type="float" office:value="310.170114935984">
            <text:p>310.170114936</text:p>
          </table:table-cell>
          <table:table-cell table:formula="of:=([.I11]+[.J11])/2" office:value-type="float" office:value="310.588702508339">
            <text:p>310.5887025083</text:p>
          </table:table-cell>
          <table:table-cell office:value-type="float" office:value="250">
            <text:p>250</text:p>
          </table:table-cell>
          <table:table-cell table:formula="of:=([.K11]-300)/5" office:value-type="float" office:value="2.11774050166784">
            <text:p>2.1177405017</text:p>
          </table:table-cell>
          <table:table-cell table:formula="of:=-1.565+0.0162*[.L11]" office:value-type="float" office:value="2.485">
            <text:p>2.485</text:p>
          </table:table-cell>
          <table:table-cell table:formula="of:=[.M11]-[.N11]" office:value-type="float" office:value="-0.367259498332155">
            <text:p>-0.3672594983</text:p>
          </table:table-cell>
        </table:table-row>
        <table:table-row table:style-name="ro1">
          <table:table-cell office:value-type="float" office:value="527.928283416605">
            <text:p>527.9282834166</text:p>
          </table:table-cell>
          <table:table-cell office:value-type="float" office:value="530.335685730884">
            <text:p>530.3356857309</text:p>
          </table:table-cell>
          <table:table-cell table:formula="of:=([.A12]+[.B12])/2" office:value-type="float" office:value="529.131984573745">
            <text:p>529.1319845737</text:p>
          </table:table-cell>
          <table:table-cell office:value-type="float" office:value="200">
            <text:p>200</text:p>
          </table:table-cell>
          <table:table-cell table:formula="of:=([.C12]-640)/5" office:value-type="float" office:value="-22.1736030852511">
            <text:p>-22.1736030853</text:p>
          </table:table-cell>
          <table:table-cell table:formula="of:=-66.403+0.2349*[.D12]" office:value-type="float" office:value="-19.423">
            <text:p>-19.423</text:p>
          </table:table-cell>
          <table:table-cell table:formula="of:=[.E12]-[.F12]" office:value-type="float" office:value="-2.75060308525109">
            <text:p>-2.7506030853</text:p>
          </table:table-cell>
          <table:table-cell/>
          <table:table-cell office:value-type="float" office:value="307.785194331701">
            <text:p>307.7851943317</text:p>
          </table:table-cell>
          <table:table-cell office:value-type="float" office:value="306.385906184817">
            <text:p>306.3859061848</text:p>
          </table:table-cell>
          <table:table-cell table:formula="of:=([.I12]+[.J12])/2" office:value-type="float" office:value="307.085550258259">
            <text:p>307.0855502583</text:p>
          </table:table-cell>
          <table:table-cell office:value-type="float" office:value="200">
            <text:p>200</text:p>
          </table:table-cell>
          <table:table-cell table:formula="of:=([.K12]-300)/5" office:value-type="float" office:value="1.4171100516518">
            <text:p>1.4171100517</text:p>
          </table:table-cell>
          <table:table-cell table:formula="of:=-1.565+0.0162*[.L12]" office:value-type="float" office:value="1.675">
            <text:p>1.675</text:p>
          </table:table-cell>
          <table:table-cell table:formula="of:=[.M12]-[.N12]" office:value-type="float" office:value="-0.257889948348202">
            <text:p>-0.2578899483</text:p>
          </table:table-cell>
        </table:table-row>
        <table:table-row table:style-name="ro1">
          <table:table-cell office:value-type="float" office:value="492.008879166101">
            <text:p>492.0088791661</text:p>
          </table:table-cell>
          <table:table-cell office:value-type="float" office:value="495.215038618973">
            <text:p>495.215038619</text:p>
          </table:table-cell>
          <table:table-cell table:formula="of:=([.A13]+[.B13])/2" office:value-type="float" office:value="493.611958892537">
            <text:p>493.6119588925</text:p>
          </table:table-cell>
          <table:table-cell office:value-type="float" office:value="150">
            <text:p>150</text:p>
          </table:table-cell>
          <table:table-cell table:formula="of:=([.C13]-640)/5" office:value-type="float" office:value="-29.2776082214926">
            <text:p>-29.2776082215</text:p>
          </table:table-cell>
          <table:table-cell table:formula="of:=-66.403+0.2349*[.D13]" office:value-type="float" office:value="-31.168">
            <text:p>-31.168</text:p>
          </table:table-cell>
          <table:table-cell table:formula="of:=[.E13]-[.F13]" office:value-type="float" office:value="1.89039177850736">
            <text:p>1.8903917785</text:p>
          </table:table-cell>
          <table:table-cell/>
          <table:table-cell office:value-type="float" office:value="302.414154552415">
            <text:p>302.4141545524</text:p>
          </table:table-cell>
          <table:table-cell office:value-type="float" office:value="302.539775474167">
            <text:p>302.5397754742</text:p>
          </table:table-cell>
          <table:table-cell table:formula="of:=([.I13]+[.J13])/2" office:value-type="float" office:value="302.476965013291">
            <text:p>302.4769650133</text:p>
          </table:table-cell>
          <table:table-cell office:value-type="float" office:value="150">
            <text:p>150</text:p>
          </table:table-cell>
          <table:table-cell table:formula="of:=([.K13]-300)/5" office:value-type="float" office:value="0.495393002658284">
            <text:p>0.4953930027</text:p>
          </table:table-cell>
          <table:table-cell table:formula="of:=-1.565+0.0162*[.L13]" office:value-type="float" office:value="0.865">
            <text:p>0.865</text:p>
          </table:table-cell>
          <table:table-cell table:formula="of:=[.M13]-[.N13]" office:value-type="float" office:value="-0.369606997341716">
            <text:p>-0.3696069973</text:p>
          </table:table-cell>
        </table:table-row>
        <table:table-row table:style-name="ro1">
          <table:table-cell office:value-type="float" office:value="448.620424156958">
            <text:p>448.620424157</text:p>
          </table:table-cell>
          <table:table-cell office:value-type="float" office:value="449.408134497547">
            <text:p>449.4081344975</text:p>
          </table:table-cell>
          <table:table-cell table:formula="of:=([.A14]+[.B14])/2" office:value-type="float" office:value="449.014279327252">
            <text:p>449.0142793273</text:p>
          </table:table-cell>
          <table:table-cell office:value-type="float" office:value="100">
            <text:p>100</text:p>
          </table:table-cell>
          <table:table-cell table:formula="of:=([.C14]-640)/5" office:value-type="float" office:value="-38.1971441345496">
            <text:p>-38.1971441345</text:p>
          </table:table-cell>
          <table:table-cell table:formula="of:=-66.403+0.2349*[.D14]" office:value-type="float" office:value="-42.913">
            <text:p>-42.913</text:p>
          </table:table-cell>
          <table:table-cell table:formula="of:=[.E14]-[.F14]" office:value-type="float" office:value="4.71585586545045">
            <text:p>4.7158558655</text:p>
          </table:table-cell>
          <table:table-cell/>
          <table:table-cell office:value-type="float" office:value="299.171861011911">
            <text:p>299.1718610119</text:p>
          </table:table-cell>
          <table:table-cell office:value-type="float" office:value="299.096914538801">
            <text:p>299.0969145388</text:p>
          </table:table-cell>
          <table:table-cell table:formula="of:=([.I14]+[.J14])/2" office:value-type="float" office:value="299.134387775356">
            <text:p>299.1343877754</text:p>
          </table:table-cell>
          <table:table-cell office:value-type="float" office:value="100">
            <text:p>100</text:p>
          </table:table-cell>
          <table:table-cell table:formula="of:=([.K14]-300)/5" office:value-type="float" office:value="-0.173122444928879">
            <text:p>-0.1731224449</text:p>
          </table:table-cell>
          <table:table-cell table:formula="of:=-1.565+0.0162*[.L14]" office:value-type="float" office:value="0.0549999999999999">
            <text:p>0.055</text:p>
          </table:table-cell>
          <table:table-cell table:formula="of:=[.M14]-[.N14]" office:value-type="float" office:value="-0.228122444928879">
            <text:p>-0.2281224449</text:p>
          </table:table-cell>
        </table:table-row>
        <table:table-row table:style-name="ro1">
          <table:table-cell office:value-type="float" office:value="395.334667043208">
            <text:p>395.3346670432</text:p>
          </table:table-cell>
          <table:table-cell table:style-name="ce2" office:value-type="float" office:value="395.334667043208">
            <text:p>395.3346670432</text:p>
          </table:table-cell>
          <table:table-cell table:formula="of:=([.A15]+[.B15])/2" office:value-type="float" office:value="395.334667043208">
            <text:p>395.3346670432</text:p>
          </table:table-cell>
          <table:table-cell office:value-type="float" office:value="50">
            <text:p>50</text:p>
          </table:table-cell>
          <table:table-cell table:formula="of:=([.C15]-640)/5" office:value-type="float" office:value="-48.9330665913584">
            <text:p>-48.9330665914</text:p>
          </table:table-cell>
          <table:table-cell table:formula="of:=-66.403+0.2349*[.D15]" office:value-type="float" office:value="-54.658">
            <text:p>-54.658</text:p>
          </table:table-cell>
          <table:table-cell table:formula="of:=[.E15]-[.F15]" office:value-type="float" office:value="5.72493340864157">
            <text:p>5.7249334086</text:p>
          </table:table-cell>
          <table:table-cell/>
          <table:table-cell table:number-columns-repeated="2" office:value-type="float" office:value="301.655717271537">
            <text:p>301.6557172715</text:p>
          </table:table-cell>
          <table:table-cell table:formula="of:=([.I15]+[.J15])/2" office:value-type="float" office:value="301.655717271537">
            <text:p>301.6557172715</text:p>
          </table:table-cell>
          <table:table-cell office:value-type="float" office:value="50">
            <text:p>50</text:p>
          </table:table-cell>
          <table:table-cell table:formula="of:=([.K15]-300)/5" office:value-type="float" office:value="0.331143454307346">
            <text:p>0.3311434543</text:p>
          </table:table-cell>
          <table:table-cell table:formula="of:=-1.565+0.0162*[.L15]" office:value-type="float" office:value="-0.755">
            <text:p>-0.755</text:p>
          </table:table-cell>
          <table:table-cell table:formula="of:=[.M15]-[.N15]" office:value-type="float" office:value="1.08614345430735">
            <text:p>1.0861434543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float" office:value="935.634784924671">
            <text:p>935.6347849247</text:p>
          </table:table-cell>
          <table:table-cell office:value-type="float" office:value="945.473086414593">
            <text:p>945.4730864146</text:p>
          </table:table-cell>
          <table:table-cell table:formula="of:=([.A19]+[.B19])/2" office:value-type="float" office:value="940.553935669632">
            <text:p>940.5539356696</text:p>
          </table:table-cell>
          <table:table-cell office:value-type="float" office:value="50">
            <text:p>50</text:p>
          </table:table-cell>
          <table:table-cell table:formula="of:=([.C19]-640)/5" office:value-type="float" office:value="60.1107871339264">
            <text:p>60.1107871339</text:p>
          </table:table-cell>
          <table:table-cell table:formula="of:=58.335-0.0867*[.D19]" office:value-type="float" office:value="54">
            <text:p>54</text:p>
          </table:table-cell>
          <table:table-cell table:formula="of:=[.E19]-[.F19]" office:value-type="float" office:value="6.11078713392635">
            <text:p>6.1107871339</text:p>
          </table:table-cell>
          <table:table-cell/>
          <table:table-cell office:value-type="float" office:value="402.211232886485">
            <text:p>402.2112328865</text:p>
          </table:table-cell>
          <table:table-cell office:value-type="float" office:value="412.372090469379">
            <text:p>412.3720904694</text:p>
          </table:table-cell>
          <table:table-cell table:formula="of:=([.I19]+[.J19])/2" office:value-type="float" office:value="407.291661677932">
            <text:p>407.2916616779</text:p>
          </table:table-cell>
          <table:table-cell office:value-type="float" office:value="50">
            <text:p>50</text:p>
          </table:table-cell>
          <table:table-cell table:formula="of:=([.K19]-300)/5" office:value-type="float" office:value="21.4583323355864">
            <text:p>21.4583323356</text:p>
          </table:table-cell>
          <table:table-cell table:formula="of:=23.781-0.0716*[.L19]" office:value-type="float" office:value="20.201">
            <text:p>20.201</text:p>
          </table:table-cell>
          <table:table-cell table:formula="of:=[.M19]-[.N19]" office:value-type="float" office:value="1.2573323355864">
            <text:p>1.2573323356</text:p>
          </table:table-cell>
        </table:table-row>
        <table:table-row table:style-name="ro1">
          <table:table-cell office:value-type="float" office:value="902.548954611008">
            <text:p>902.548954611</text:p>
          </table:table-cell>
          <table:table-cell office:value-type="float" office:value="896.653546874639">
            <text:p>896.6535468746</text:p>
          </table:table-cell>
          <table:table-cell table:formula="of:=([.A20]+[.B20])/2" office:value-type="float" office:value="899.601250742824">
            <text:p>899.6012507428</text:p>
          </table:table-cell>
          <table:table-cell office:value-type="float" office:value="100">
            <text:p>100</text:p>
          </table:table-cell>
          <table:table-cell table:formula="of:=([.C20]-640)/5" office:value-type="float" office:value="51.9202501485647">
            <text:p>51.9202501486</text:p>
          </table:table-cell>
          <table:table-cell table:formula="of:=58.335-0.0867*[.D20]" office:value-type="float" office:value="49.665">
            <text:p>49.665</text:p>
          </table:table-cell>
          <table:table-cell table:formula="of:=[.E20]-[.F20]" office:value-type="float" office:value="2.25525014856474">
            <text:p>2.2552501486</text:p>
          </table:table-cell>
          <table:table-cell/>
          <table:table-cell office:value-type="float" office:value="386.479252331734">
            <text:p>386.4792523317</text:p>
          </table:table-cell>
          <table:table-cell office:value-type="float" office:value="398.695422716533">
            <text:p>398.6954227165</text:p>
          </table:table-cell>
          <table:table-cell table:formula="of:=([.I20]+[.J20])/2" office:value-type="float" office:value="392.587337524133">
            <text:p>392.5873375241</text:p>
          </table:table-cell>
          <table:table-cell office:value-type="float" office:value="100">
            <text:p>100</text:p>
          </table:table-cell>
          <table:table-cell table:formula="of:=([.K20]-300)/5" office:value-type="float" office:value="18.5174675048266">
            <text:p>18.5174675048</text:p>
          </table:table-cell>
          <table:table-cell table:formula="of:=23.781-0.0716*[.L20]" office:value-type="float" office:value="16.621">
            <text:p>16.621</text:p>
          </table:table-cell>
          <table:table-cell table:formula="of:=[.M20]-[.N20]" office:value-type="float" office:value="1.89646750482663">
            <text:p>1.8964675048</text:p>
          </table:table-cell>
        </table:table-row>
        <table:table-row table:style-name="ro1">
          <table:table-cell office:value-type="float" office:value="867.286290740717">
            <text:p>867.2862907407</text:p>
          </table:table-cell>
          <table:table-cell office:value-type="float" office:value="874.347762997111">
            <text:p>874.3477629971</text:p>
          </table:table-cell>
          <table:table-cell table:formula="of:=([.A21]+[.B21])/2" office:value-type="float" office:value="870.817026868914">
            <text:p>870.8170268689</text:p>
          </table:table-cell>
          <table:table-cell office:value-type="float" office:value="150">
            <text:p>150</text:p>
          </table:table-cell>
          <table:table-cell table:formula="of:=([.C21]-640)/5" office:value-type="float" office:value="46.1634053737828">
            <text:p>46.1634053738</text:p>
          </table:table-cell>
          <table:table-cell table:formula="of:=58.335-0.0867*[.D21]" office:value-type="float" office:value="45.33">
            <text:p>45.33</text:p>
          </table:table-cell>
          <table:table-cell table:formula="of:=[.E21]-[.F21]" office:value-type="float" office:value="0.833405373782803">
            <text:p>0.8334053738</text:p>
          </table:table-cell>
          <table:table-cell/>
          <table:table-cell office:value-type="float" office:value="364.778558532143">
            <text:p>364.7785585321</text:p>
          </table:table-cell>
          <table:table-cell office:value-type="float" office:value="372.489966786555">
            <text:p>372.4899667866</text:p>
          </table:table-cell>
          <table:table-cell table:formula="of:=([.I21]+[.J21])/2" office:value-type="float" office:value="368.634262659349">
            <text:p>368.6342626593</text:p>
          </table:table-cell>
          <table:table-cell office:value-type="float" office:value="150">
            <text:p>150</text:p>
          </table:table-cell>
          <table:table-cell table:formula="of:=([.K21]-300)/5" office:value-type="float" office:value="13.7268525318698">
            <text:p>13.7268525319</text:p>
          </table:table-cell>
          <table:table-cell table:formula="of:=23.781-0.0716*[.L21]" office:value-type="float" office:value="13.041">
            <text:p>13.041</text:p>
          </table:table-cell>
          <table:table-cell table:formula="of:=[.M21]-[.N21]" office:value-type="float" office:value="0.685852531869806">
            <text:p>0.6858525319</text:p>
          </table:table-cell>
        </table:table-row>
        <table:table-row table:style-name="ro1">
          <table:table-cell office:value-type="float" office:value="830.652807949583">
            <text:p>830.6528079496</text:p>
          </table:table-cell>
          <table:table-cell office:value-type="float" office:value="834.22450692025">
            <text:p>834.2245069203</text:p>
          </table:table-cell>
          <table:table-cell table:formula="of:=([.A22]+[.B22])/2" office:value-type="float" office:value="832.438657434916">
            <text:p>832.4386574349</text:p>
          </table:table-cell>
          <table:table-cell office:value-type="float" office:value="200">
            <text:p>200</text:p>
          </table:table-cell>
          <table:table-cell table:formula="of:=([.C22]-640)/5" office:value-type="float" office:value="38.4877314869833">
            <text:p>38.487731487</text:p>
          </table:table-cell>
          <table:table-cell table:formula="of:=58.335-0.0867*[.D22]" office:value-type="float" office:value="40.995">
            <text:p>40.995</text:p>
          </table:table-cell>
          <table:table-cell table:formula="of:=[.E22]-[.F22]" office:value-type="float" office:value="-2.50726851301672">
            <text:p>-2.507268513</text:p>
          </table:table-cell>
          <table:table-cell/>
          <table:table-cell office:value-type="float" office:value="347.890560238391">
            <text:p>347.8905602384</text:p>
          </table:table-cell>
          <table:table-cell office:value-type="float" office:value="332.897694326092">
            <text:p>332.8976943261</text:p>
          </table:table-cell>
          <table:table-cell table:formula="of:=([.I22]+[.J22])/2" office:value-type="float" office:value="340.394127282241">
            <text:p>340.3941272822</text:p>
          </table:table-cell>
          <table:table-cell office:value-type="float" office:value="200">
            <text:p>200</text:p>
          </table:table-cell>
          <table:table-cell table:formula="of:=([.K22]-300)/5" office:value-type="float" office:value="8.07882545644823">
            <text:p>8.0788254564</text:p>
          </table:table-cell>
          <table:table-cell table:formula="of:=23.781-0.0716*[.L22]" office:value-type="float" office:value="9.461">
            <text:p>9.461</text:p>
          </table:table-cell>
          <table:table-cell table:formula="of:=[.M22]-[.N22]" office:value-type="float" office:value="-1.38217454355177">
            <text:p>-1.3821745436</text:p>
          </table:table-cell>
        </table:table-row>
        <table:table-row table:style-name="ro1">
          <table:table-cell office:value-type="float" office:value="798.94001770578">
            <text:p>798.9400177058</text:p>
          </table:table-cell>
          <table:table-cell office:value-type="float" office:value="799.333917941516">
            <text:p>799.3339179415</text:p>
          </table:table-cell>
          <table:table-cell table:formula="of:=([.A23]+[.B23])/2" office:value-type="float" office:value="799.136967823648">
            <text:p>799.1369678236</text:p>
          </table:table-cell>
          <table:table-cell office:value-type="float" office:value="250">
            <text:p>250</text:p>
          </table:table-cell>
          <table:table-cell table:formula="of:=([.C23]-640)/5" office:value-type="float" office:value="31.8273935647296">
            <text:p>31.8273935647</text:p>
          </table:table-cell>
          <table:table-cell table:formula="of:=58.335-0.0867*[.D23]" office:value-type="float" office:value="36.66">
            <text:p>36.66</text:p>
          </table:table-cell>
          <table:table-cell table:formula="of:=[.E23]-[.F23]" office:value-type="float" office:value="-4.83260643527038">
            <text:p>-4.8326064353</text:p>
          </table:table-cell>
          <table:table-cell/>
          <table:table-cell office:value-type="float" office:value="325.106732469177">
            <text:p>325.1067324692</text:p>
          </table:table-cell>
          <table:table-cell office:value-type="float" office:value="316.011894245973">
            <text:p>316.011894246</text:p>
          </table:table-cell>
          <table:table-cell table:formula="of:=([.I23]+[.J23])/2" office:value-type="float" office:value="320.559313357575">
            <text:p>320.5593133576</text:p>
          </table:table-cell>
          <table:table-cell office:value-type="float" office:value="250">
            <text:p>250</text:p>
          </table:table-cell>
          <table:table-cell table:formula="of:=([.K23]-300)/5" office:value-type="float" office:value="4.111862671515">
            <text:p>4.1118626715</text:p>
          </table:table-cell>
          <table:table-cell table:formula="of:=23.781-0.0716*[.L23]" office:value-type="float" office:value="5.881">
            <text:p>5.881</text:p>
          </table:table-cell>
          <table:table-cell table:formula="of:=[.M23]-[.N23]" office:value-type="float" office:value="-1.769137328485">
            <text:p>-1.7691373285</text:p>
          </table:table-cell>
        </table:table-row>
        <table:table-row table:style-name="ro1">
          <table:table-cell office:value-type="float" office:value="775.225798570906">
            <text:p>775.2257985709</text:p>
          </table:table-cell>
          <table:table-cell office:value-type="float" office:value="778.190911203096">
            <text:p>778.1909112031</text:p>
          </table:table-cell>
          <table:table-cell table:formula="of:=([.A24]+[.B24])/2" office:value-type="float" office:value="776.708354887001">
            <text:p>776.708354887</text:p>
          </table:table-cell>
          <table:table-cell office:value-type="float" office:value="300">
            <text:p>300</text:p>
          </table:table-cell>
          <table:table-cell table:formula="of:=([.C24]-640)/5" office:value-type="float" office:value="27.3416709774002">
            <text:p>27.3416709774</text:p>
          </table:table-cell>
          <table:table-cell table:formula="of:=58.335-0.0867*[.D24]" office:value-type="float" office:value="32.325">
            <text:p>32.325</text:p>
          </table:table-cell>
          <table:table-cell table:formula="of:=[.E24]-[.F24]" office:value-type="float" office:value="-4.98332902259979">
            <text:p>-4.9833290226</text:p>
          </table:table-cell>
          <table:table-cell/>
          <table:table-cell office:value-type="float" office:value="308.282596583618">
            <text:p>308.2825965836</text:p>
          </table:table-cell>
          <table:table-cell office:value-type="float" office:value="305.200458874969">
            <text:p>305.200458875</text:p>
          </table:table-cell>
          <table:table-cell table:formula="of:=([.I24]+[.J24])/2" office:value-type="float" office:value="306.741527729294">
            <text:p>306.7415277293</text:p>
          </table:table-cell>
          <table:table-cell office:value-type="float" office:value="300">
            <text:p>300</text:p>
          </table:table-cell>
          <table:table-cell table:formula="of:=([.K24]-300)/5" office:value-type="float" office:value="1.34830554585874">
            <text:p>1.3483055459</text:p>
          </table:table-cell>
          <table:table-cell table:formula="of:=23.781-0.0716*[.L24]" office:value-type="float" office:value="2.301">
            <text:p>2.301</text:p>
          </table:table-cell>
          <table:table-cell table:formula="of:=[.M24]-[.N24]" office:value-type="float" office:value="-0.95269445414126">
            <text:p>-0.9526944541</text:p>
          </table:table-cell>
        </table:table-row>
        <table:table-row table:style-name="ro1">
          <table:table-cell office:value-type="float" office:value="760.809072287997">
            <text:p>760.809072288</text:p>
          </table:table-cell>
          <table:table-cell office:value-type="float" office:value="766.063305288057">
            <text:p>766.0633052881</text:p>
          </table:table-cell>
          <table:table-cell table:formula="of:=([.A25]+[.B25])/2" office:value-type="float" office:value="763.436188788027">
            <text:p>763.436188788</text:p>
          </table:table-cell>
          <table:table-cell office:value-type="float" office:value="350">
            <text:p>350</text:p>
          </table:table-cell>
          <table:table-cell table:formula="of:=([.C25]-640)/5" office:value-type="float" office:value="24.6872377576054">
            <text:p>24.6872377576</text:p>
          </table:table-cell>
          <table:table-cell table:formula="of:=58.335-0.0867*[.D25]" office:value-type="float" office:value="27.99">
            <text:p>27.99</text:p>
          </table:table-cell>
          <table:table-cell table:formula="of:=[.E25]-[.F25]" office:value-type="float" office:value="-3.30276224239459">
            <text:p>-3.3027622424</text:p>
          </table:table-cell>
          <table:table-cell/>
          <table:table-cell office:value-type="float" office:value="288.370321197989">
            <text:p>288.370321198</text:p>
          </table:table-cell>
          <table:table-cell office:value-type="float" office:value="285.832956177251">
            <text:p>285.8329561773</text:p>
          </table:table-cell>
          <table:table-cell table:formula="of:=([.I25]+[.J25])/2" office:value-type="float" office:value="287.10163868762">
            <text:p>287.1016386876</text:p>
          </table:table-cell>
          <table:table-cell office:value-type="float" office:value="350">
            <text:p>350</text:p>
          </table:table-cell>
          <table:table-cell table:formula="of:=([.K25]-300)/5" office:value-type="float" office:value="-2.57967226247599">
            <text:p>-2.5796722625</text:p>
          </table:table-cell>
          <table:table-cell table:formula="of:=23.781-0.0716*[.L25]" office:value-type="float" office:value="-1.279">
            <text:p>-1.279</text:p>
          </table:table-cell>
          <table:table-cell table:formula="of:=[.M25]-[.N25]" office:value-type="float" office:value="-1.30067226247599">
            <text:p>-1.3006722625</text:p>
          </table:table-cell>
        </table:table-row>
        <table:table-row table:style-name="ro1">
          <table:table-cell office:value-type="float" office:value="743.967916889574">
            <text:p>743.9679168896</text:p>
          </table:table-cell>
          <table:table-cell office:value-type="float" office:value="746.14076546409">
            <text:p>746.1407654641</text:p>
          </table:table-cell>
          <table:table-cell table:formula="of:=([.A26]+[.B26])/2" office:value-type="float" office:value="745.054341176832">
            <text:p>745.0543411768</text:p>
          </table:table-cell>
          <table:table-cell office:value-type="float" office:value="400">
            <text:p>400</text:p>
          </table:table-cell>
          <table:table-cell table:formula="of:=([.C26]-640)/5" office:value-type="float" office:value="21.0108682353664">
            <text:p>21.0108682354</text:p>
          </table:table-cell>
          <table:table-cell table:formula="of:=58.335-0.0867*[.D26]" office:value-type="float" office:value="23.655">
            <text:p>23.655</text:p>
          </table:table-cell>
          <table:table-cell table:formula="of:=[.E26]-[.F26]" office:value-type="float" office:value="-2.64413176463357">
            <text:p>-2.6441317646</text:p>
          </table:table-cell>
          <table:table-cell/>
          <table:table-cell office:value-type="float" office:value="266.155335060314">
            <text:p>266.1553350603</text:p>
          </table:table-cell>
          <table:table-cell office:value-type="float" office:value="267.864773423636">
            <text:p>267.8647734236</text:p>
          </table:table-cell>
          <table:table-cell table:formula="of:=([.I26]+[.J26])/2" office:value-type="float" office:value="267.010054241975">
            <text:p>267.010054242</text:p>
          </table:table-cell>
          <table:table-cell office:value-type="float" office:value="400">
            <text:p>400</text:p>
          </table:table-cell>
          <table:table-cell table:formula="of:=([.K26]-300)/5" office:value-type="float" office:value="-6.59798915160504">
            <text:p>-6.5979891516</text:p>
          </table:table-cell>
          <table:table-cell table:formula="of:=23.781-0.0716*[.L26]" office:value-type="float" office:value="-4.859">
            <text:p>-4.859</text:p>
          </table:table-cell>
          <table:table-cell table:formula="of:=[.M26]-[.N26]" office:value-type="float" office:value="-1.73898915160504">
            <text:p>-1.7389891516</text:p>
          </table:table-cell>
        </table:table-row>
        <table:table-row table:style-name="ro1">
          <table:table-cell office:value-type="float" office:value="737.790654523916">
            <text:p>737.7906545239</text:p>
          </table:table-cell>
          <table:table-cell office:value-type="float" office:value="739.902976602256">
            <text:p>739.9029766023</text:p>
          </table:table-cell>
          <table:table-cell table:formula="of:=([.A27]+[.B27])/2" office:value-type="float" office:value="738.846815563086">
            <text:p>738.8468155631</text:p>
          </table:table-cell>
          <table:table-cell office:value-type="float" office:value="450">
            <text:p>450</text:p>
          </table:table-cell>
          <table:table-cell table:formula="of:=([.C27]-640)/5" office:value-type="float" office:value="19.7693631126172">
            <text:p>19.7693631126</text:p>
          </table:table-cell>
          <table:table-cell table:formula="of:=58.335-0.0867*[.D27]" office:value-type="float" office:value="19.32">
            <text:p>19.32</text:p>
          </table:table-cell>
          <table:table-cell table:formula="of:=[.E27]-[.F27]" office:value-type="float" office:value="0.449363112617203">
            <text:p>0.4493631126</text:p>
          </table:table-cell>
          <table:table-cell/>
          <table:table-cell office:value-type="float" office:value="257.366591282858">
            <text:p>257.3665912829</text:p>
          </table:table-cell>
          <table:table-cell office:value-type="float" office:value="254.504852605949">
            <text:p>254.504852606</text:p>
          </table:table-cell>
          <table:table-cell table:formula="of:=([.I27]+[.J27])/2" office:value-type="float" office:value="255.935721944404">
            <text:p>255.9357219444</text:p>
          </table:table-cell>
          <table:table-cell office:value-type="float" office:value="450">
            <text:p>450</text:p>
          </table:table-cell>
          <table:table-cell table:formula="of:=([.K27]-300)/5" office:value-type="float" office:value="-8.81285561111929">
            <text:p>-8.8128556111</text:p>
          </table:table-cell>
          <table:table-cell table:formula="of:=23.781-0.0716*[.L27]" office:value-type="float" office:value="-8.439">
            <text:p>-8.439</text:p>
          </table:table-cell>
          <table:table-cell table:formula="of:=[.M27]-[.N27]" office:value-type="float" office:value="-0.373855611119289">
            <text:p>-0.3738556111</text:p>
          </table:table-cell>
        </table:table-row>
        <table:table-row table:style-name="ro1">
          <table:table-cell office:value-type="float" office:value="730.991908381819">
            <text:p>730.9919083818</text:p>
          </table:table-cell>
          <table:table-cell office:value-type="float" office:value="733.698468702762">
            <text:p>733.6984687028</text:p>
          </table:table-cell>
          <table:table-cell table:formula="of:=([.A28]+[.B28])/2" office:value-type="float" office:value="732.34518854229">
            <text:p>732.3451885423</text:p>
          </table:table-cell>
          <table:table-cell office:value-type="float" office:value="500">
            <text:p>500</text:p>
          </table:table-cell>
          <table:table-cell table:formula="of:=([.C28]-640)/5" office:value-type="float" office:value="18.4690377084581">
            <text:p>18.4690377085</text:p>
          </table:table-cell>
          <table:table-cell table:formula="of:=58.335-0.0867*[.D28]" office:value-type="float" office:value="14.985">
            <text:p>14.985</text:p>
          </table:table-cell>
          <table:table-cell table:formula="of:=[.E28]-[.F28]" office:value-type="float" office:value="3.48403770845809">
            <text:p>3.4840377085</text:p>
          </table:table-cell>
          <table:table-cell/>
          <table:table-cell office:value-type="float" office:value="250.525788824732">
            <text:p>250.5257888247</text:p>
          </table:table-cell>
          <table:table-cell office:value-type="float" office:value="244.315845465394">
            <text:p>244.3158454654</text:p>
          </table:table-cell>
          <table:table-cell table:formula="of:=([.I28]+[.J28])/2" office:value-type="float" office:value="247.420817145063">
            <text:p>247.4208171451</text:p>
          </table:table-cell>
          <table:table-cell office:value-type="float" office:value="500">
            <text:p>500</text:p>
          </table:table-cell>
          <table:table-cell table:formula="of:=([.K28]-300)/5" office:value-type="float" office:value="-10.5158365709874">
            <text:p>-10.515836571</text:p>
          </table:table-cell>
          <table:table-cell table:formula="of:=23.781-0.0716*[.L28]" office:value-type="float" office:value="-12.019">
            <text:p>-12.019</text:p>
          </table:table-cell>
          <table:table-cell table:formula="of:=[.M28]-[.N28]" office:value-type="float" office:value="1.50316342901261">
            <text:p>1.503163429</text:p>
          </table:table-cell>
        </table:table-row>
        <table:table-row table:style-name="ro1">
          <table:table-cell office:value-type="float" office:value="717.50783093847">
            <text:p>717.5078309385</text:p>
          </table:table-cell>
          <table:table-cell office:value-type="float" office:value="719.891091838689">
            <text:p>719.8910918387</text:p>
          </table:table-cell>
          <table:table-cell table:formula="of:=([.A29]+[.B29])/2" office:value-type="float" office:value="718.69946138858">
            <text:p>718.6994613886</text:p>
          </table:table-cell>
          <table:table-cell office:value-type="float" office:value="550">
            <text:p>550</text:p>
          </table:table-cell>
          <table:table-cell table:formula="of:=([.C29]-640)/5" office:value-type="float" office:value="15.7398922777159">
            <text:p>15.7398922777</text:p>
          </table:table-cell>
          <table:table-cell table:formula="of:=58.335-0.0867*[.D29]" office:value-type="float" office:value="10.65">
            <text:p>10.65</text:p>
          </table:table-cell>
          <table:table-cell table:formula="of:=[.E29]-[.F29]" office:value-type="float" office:value="5.0898922777159">
            <text:p>5.0898922777</text:p>
          </table:table-cell>
          <table:table-cell/>
          <table:table-cell office:value-type="float" office:value="235.636366271837">
            <text:p>235.6363662718</text:p>
          </table:table-cell>
          <table:table-cell office:value-type="float" office:value="231.375430923759">
            <text:p>231.3754309238</text:p>
          </table:table-cell>
          <table:table-cell table:formula="of:=([.I29]+[.J29])/2" office:value-type="float" office:value="233.505898597798">
            <text:p>233.5058985978</text:p>
          </table:table-cell>
          <table:table-cell office:value-type="float" office:value="550">
            <text:p>550</text:p>
          </table:table-cell>
          <table:table-cell table:formula="of:=([.K29]-300)/5" office:value-type="float" office:value="-13.2988202804404">
            <text:p>-13.2988202804</text:p>
          </table:table-cell>
          <table:table-cell table:formula="of:=23.781-0.0716*[.L29]" office:value-type="float" office:value="-15.599">
            <text:p>-15.599</text:p>
          </table:table-cell>
          <table:table-cell table:formula="of:=[.M29]-[.N29]" office:value-type="float" office:value="2.30017971955963">
            <text:p>2.3001797196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>
            <draw:frame table:end-cell-address="'Y-Achse'.Q49" table:end-x="0.7756in" table:end-y="0.1177in" draw:z-index="0" draw:style-name="gr1" draw:text-style-name="P1" svg:width="15in" svg:height="3in" svg:x="0in" svg:y="0.1406in">
              <draw:object draw:notify-on-update-of-ranges="'Y-Achse'.D4:'Y-Achse'.D15 'Y-Achse'.G4:'Y-Achse'.G15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>
            <draw:frame table:end-cell-address="'Y-Achse'.Q67" table:end-x="0.7756in" table:end-y="0.0039in" draw:z-index="2" draw:style-name="gr1" draw:text-style-name="P1" svg:width="15in" svg:height="3in" svg:x="0in" svg:y="0.0268in">
              <draw:object draw:notify-on-update-of-ranges="'Y-Achse'.D19:'Y-Achse'.D29 'Y-Achse'.G19:'Y-Achse'.G29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>
            <draw:frame table:end-cell-address="'Y-Achse'.Q93" table:end-x="0.7756in" table:end-y="0.1441in" draw:z-index="1" draw:style-name="gr1" draw:text-style-name="P1" svg:width="15in" svg:height="3in" svg:x="0in" svg:y="0.1669in">
              <draw:object draw:notify-on-update-of-ranges="'Y-Achse'.L4:'Y-Achse'.L15 'Y-Achse'.O4:'Y-Achse'.O15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>
            <draw:frame table:end-cell-address="'Y-Achse'.Q110" table:end-x="0.7756in" table:end-y="0.1563in" draw:z-index="3" draw:style-name="gr1" draw:text-style-name="P1" svg:width="15in" svg:height="3in" svg:x="0in" svg:y="0.0012in">
              <draw:object draw:notify-on-update-of-ranges="'Y-Achse'.L19:'Y-Achse'.L29 'Y-Achse'.O19:'Y-Achse'.O29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</table:table>
      <table:table table:name="Zweite Messung auf Y =600mm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Y-Raw 1</text:p>
          </table:table-cell>
          <table:table-cell office:value-type="string">
            <text:p>Y-Raw 2</text:p>
          </table:table-cell>
          <table:table-cell office:value-type="string">
            <text:p>Y-Mean</text:p>
          </table:table-cell>
          <table:table-cell office:value-type="string">
            <text:p>X-Dist</text:p>
          </table:table-cell>
          <table:table-cell office:value-type="string">
            <text:p>CoordTrafo</text:p>
          </table:table-cell>
          <table:table-cell office:value-type="string">
            <text:p>Fitted Line</text:p>
          </table:table-cell>
          <table:table-cell office:value-type="string">
            <text:p>Delta</text:p>
          </table:table-cell>
          <table:table-cell/>
          <table:table-cell office:value-type="string">
            <text:p>Z-Raw 1</text:p>
          </table:table-cell>
          <table:table-cell office:value-type="string">
            <text:p>Z-Raw 2</text:p>
          </table:table-cell>
          <table:table-cell office:value-type="string">
            <text:p>Z-Mean</text:p>
          </table:table-cell>
          <table:table-cell office:value-type="string">
            <text:p>X-Dist</text:p>
          </table:table-cell>
          <table:table-cell office:value-type="string">
            <text:p>CoordTrafo</text:p>
          </table:table-cell>
          <table:table-cell office:value-type="string">
            <text:p>Fitted Line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float" office:value="606.923671178106">
            <text:p>606.9236711781</text:p>
          </table:table-cell>
          <table:table-cell office:value-type="float" office:value="602.901445739067">
            <text:p>602.9014457391</text:p>
          </table:table-cell>
          <table:table-cell table:formula="of:=([.A2]+[.B2])/2" office:value-type="float" office:value="604.912558458586">
            <text:p>604.9125584586</text:p>
          </table:table-cell>
          <table:table-cell office:value-type="float" office:value="50">
            <text:p>50</text:p>
          </table:table-cell>
          <table:table-cell table:formula="of:=([.C2]-640)/5" office:value-type="float" office:value="-7.01748830828278">
            <text:p>-7.0174883083</text:p>
          </table:table-cell>
          <table:table-cell table:formula="of:=-7.49077+0.01714*[.D2]" office:value-type="float" office:value="-6.63377">
            <text:p>-6.63377</text:p>
          </table:table-cell>
          <table:table-cell table:formula="of:=[.E2]-[.F2]" office:value-type="float" office:value="-0.383718308282782">
            <text:p>-0.3837183083</text:p>
          </table:table-cell>
          <table:table-cell/>
          <table:table-cell office:value-type="float" office:value="270.185754179071">
            <text:p>270.1857541791</text:p>
          </table:table-cell>
          <table:table-cell office:value-type="float" office:value="280.788056787616">
            <text:p>280.7880567876</text:p>
          </table:table-cell>
          <table:table-cell table:formula="of:=([.I2]+[.J2])/2" office:value-type="float" office:value="275.486905483343">
            <text:p>275.4869054833</text:p>
          </table:table-cell>
          <table:table-cell office:value-type="float" office:value="50">
            <text:p>50</text:p>
          </table:table-cell>
          <table:table-cell table:formula="of:=([.J2]-362)/5" office:value-type="float" office:value="-16.2423886424769">
            <text:p>-16.2423886425</text:p>
          </table:table-cell>
          <table:table-cell table:formula="of:=-20.2247+0.04072*[.L2]" office:value-type="float" office:value="-18.1887">
            <text:p>-18.1887</text:p>
          </table:table-cell>
          <table:table-cell table:formula="of:=[.M2]-[.N2]" office:value-type="float" office:value="1.9463113575231">
            <text:p>1.9463113575</text:p>
          </table:table-cell>
        </table:table-row>
        <table:table-row table:style-name="ro1">
          <table:table-cell office:value-type="float" office:value="610.995854258065">
            <text:p>610.9958542581</text:p>
          </table:table-cell>
          <table:table-cell office:value-type="float" office:value="607.7886181639">
            <text:p>607.7886181639</text:p>
          </table:table-cell>
          <table:table-cell table:formula="of:=([.A3]+[.B3])/2" office:value-type="float" office:value="609.392236210983">
            <text:p>609.392236211</text:p>
          </table:table-cell>
          <table:table-cell office:value-type="float" office:value="100">
            <text:p>100</text:p>
          </table:table-cell>
          <table:table-cell table:formula="of:=([.C3]-640)/5" office:value-type="float" office:value="-6.12155275780351">
            <text:p>-6.1215527578</text:p>
          </table:table-cell>
          <table:table-cell table:formula="of:=-7.49077+0.01714*[.D3]" office:value-type="float" office:value="-5.77677">
            <text:p>-5.77677</text:p>
          </table:table-cell>
          <table:table-cell table:formula="of:=[.E3]-[.F3]" office:value-type="float" office:value="-0.344782757803511">
            <text:p>-0.3447827578</text:p>
          </table:table-cell>
          <table:table-cell/>
          <table:table-cell office:value-type="float" office:value="279.683312965261">
            <text:p>279.6833129653</text:p>
          </table:table-cell>
          <table:table-cell office:value-type="float" office:value="289.223556095268">
            <text:p>289.2235560953</text:p>
          </table:table-cell>
          <table:table-cell table:formula="of:=([.I3]+[.J3])/2" office:value-type="float" office:value="284.453434530265">
            <text:p>284.4534345303</text:p>
          </table:table-cell>
          <table:table-cell office:value-type="float" office:value="100">
            <text:p>100</text:p>
          </table:table-cell>
          <table:table-cell table:formula="of:=([.J3]-362)/5" office:value-type="float" office:value="-14.5552887809463">
            <text:p>-14.5552887809</text:p>
          </table:table-cell>
          <table:table-cell table:formula="of:=-20.2247+0.04072*[.L3]" office:value-type="float" office:value="-16.1527">
            <text:p>-16.1527</text:p>
          </table:table-cell>
          <table:table-cell table:formula="of:=[.M3]-[.N3]" office:value-type="float" office:value="1.59741121905368">
            <text:p>1.5974112191</text:p>
          </table:table-cell>
        </table:table-row>
        <table:table-row table:style-name="ro1">
          <table:table-cell office:value-type="float" office:value="616.73307679793">
            <text:p>616.7330767979</text:p>
          </table:table-cell>
          <table:table-cell office:value-type="float" office:value="614.56805491903">
            <text:p>614.568054919</text:p>
          </table:table-cell>
          <table:table-cell table:formula="of:=([.A4]+[.B4])/2" office:value-type="float" office:value="615.65056585848">
            <text:p>615.6505658585</text:p>
          </table:table-cell>
          <table:table-cell office:value-type="float" office:value="150">
            <text:p>150</text:p>
          </table:table-cell>
          <table:table-cell table:formula="of:=([.C4]-640)/5" office:value-type="float" office:value="-4.86988682830406">
            <text:p>-4.8698868283</text:p>
          </table:table-cell>
          <table:table-cell table:formula="of:=-7.49077+0.01714*[.D4]" office:value-type="float" office:value="-4.91977">
            <text:p>-4.91977</text:p>
          </table:table-cell>
          <table:table-cell table:formula="of:=[.E4]-[.F4]" office:value-type="float" office:value="0.0498831716959387">
            <text:p>0.0498831717</text:p>
          </table:table-cell>
          <table:table-cell/>
          <table:table-cell office:value-type="float" office:value="281.948512917345">
            <text:p>281.9485129173</text:p>
          </table:table-cell>
          <table:table-cell office:value-type="float" office:value="296.5464355381">
            <text:p>296.5464355381</text:p>
          </table:table-cell>
          <table:table-cell table:formula="of:=([.I4]+[.J4])/2" office:value-type="float" office:value="289.247474227723">
            <text:p>289.2474742277</text:p>
          </table:table-cell>
          <table:table-cell office:value-type="float" office:value="150">
            <text:p>150</text:p>
          </table:table-cell>
          <table:table-cell table:formula="of:=([.J4]-362)/5" office:value-type="float" office:value="-13.09071289238">
            <text:p>-13.0907128924</text:p>
          </table:table-cell>
          <table:table-cell table:formula="of:=-20.2247+0.04072*[.L4]" office:value-type="float" office:value="-14.1167">
            <text:p>-14.1167</text:p>
          </table:table-cell>
          <table:table-cell table:formula="of:=[.M4]-[.N4]" office:value-type="float" office:value="1.02598710762003">
            <text:p>1.0259871076</text:p>
          </table:table-cell>
        </table:table-row>
        <table:table-row table:style-name="ro1">
          <table:table-cell office:value-type="float" office:value="622.557972928043">
            <text:p>622.557972928</text:p>
          </table:table-cell>
          <table:table-cell office:value-type="float" office:value="620.052864387881">
            <text:p>620.0528643879</text:p>
          </table:table-cell>
          <table:table-cell table:formula="of:=([.A5]+[.B5])/2" office:value-type="float" office:value="621.305418657962">
            <text:p>621.305418658</text:p>
          </table:table-cell>
          <table:table-cell office:value-type="float" office:value="200">
            <text:p>200</text:p>
          </table:table-cell>
          <table:table-cell table:formula="of:=([.C5]-640)/5" office:value-type="float" office:value="-3.73891626840755">
            <text:p>-3.7389162684</text:p>
          </table:table-cell>
          <table:table-cell table:formula="of:=-7.49077+0.01714*[.D5]" office:value-type="float" office:value="-4.06277">
            <text:p>-4.06277</text:p>
          </table:table-cell>
          <table:table-cell table:formula="of:=[.E5]-[.F5]" office:value-type="float" office:value="0.323853731592453">
            <text:p>0.3238537316</text:p>
          </table:table-cell>
          <table:table-cell/>
          <table:table-cell office:value-type="float" office:value="293.667178748367">
            <text:p>293.6671787484</text:p>
          </table:table-cell>
          <table:table-cell office:value-type="float" office:value="305.694354219521">
            <text:p>305.6943542195</text:p>
          </table:table-cell>
          <table:table-cell table:formula="of:=([.I5]+[.J5])/2" office:value-type="float" office:value="299.680766483944">
            <text:p>299.6807664839</text:p>
          </table:table-cell>
          <table:table-cell office:value-type="float" office:value="200">
            <text:p>200</text:p>
          </table:table-cell>
          <table:table-cell table:formula="of:=([.J5]-362)/5" office:value-type="float" office:value="-11.2611291560959">
            <text:p>-11.2611291561</text:p>
          </table:table-cell>
          <table:table-cell table:formula="of:=-20.2247+0.04072*[.L5]" office:value-type="float" office:value="-12.0807">
            <text:p>-12.0807</text:p>
          </table:table-cell>
          <table:table-cell table:formula="of:=[.M5]-[.N5]" office:value-type="float" office:value="0.819570843904131">
            <text:p>0.8195708439</text:p>
          </table:table-cell>
        </table:table-row>
        <table:table-row table:style-name="ro1">
          <table:table-cell office:value-type="float" office:value="626.324576937761">
            <text:p>626.3245769378</text:p>
          </table:table-cell>
          <table:table-cell office:value-type="float" office:value="623.516628932755">
            <text:p>623.5166289328</text:p>
          </table:table-cell>
          <table:table-cell table:formula="of:=([.A6]+[.B6])/2" office:value-type="float" office:value="624.920602935258">
            <text:p>624.9206029353</text:p>
          </table:table-cell>
          <table:table-cell office:value-type="float" office:value="250">
            <text:p>250</text:p>
          </table:table-cell>
          <table:table-cell table:formula="of:=([.C6]-640)/5" office:value-type="float" office:value="-3.01587941294842">
            <text:p>-3.0158794129</text:p>
          </table:table-cell>
          <table:table-cell table:formula="of:=-7.49077+0.01714*[.D6]" office:value-type="float" office:value="-3.20577">
            <text:p>-3.20577</text:p>
          </table:table-cell>
          <table:table-cell table:formula="of:=[.E6]-[.F6]" office:value-type="float" office:value="0.189890587051575">
            <text:p>0.1898905871</text:p>
          </table:table-cell>
          <table:table-cell/>
          <table:table-cell office:value-type="float" office:value="303.261358187249">
            <text:p>303.2613581873</text:p>
          </table:table-cell>
          <table:table-cell office:value-type="float" office:value="312.499640612973">
            <text:p>312.499640613</text:p>
          </table:table-cell>
          <table:table-cell table:formula="of:=([.I6]+[.J6])/2" office:value-type="float" office:value="307.880499400111">
            <text:p>307.8804994001</text:p>
          </table:table-cell>
          <table:table-cell office:value-type="float" office:value="250">
            <text:p>250</text:p>
          </table:table-cell>
          <table:table-cell table:formula="of:=([.J6]-362)/5" office:value-type="float" office:value="-9.9000718774053">
            <text:p>-9.9000718774</text:p>
          </table:table-cell>
          <table:table-cell table:formula="of:=-20.2247+0.04072*[.L6]" office:value-type="float" office:value="-10.0447">
            <text:p>-10.0447</text:p>
          </table:table-cell>
          <table:table-cell table:formula="of:=[.M6]-[.N6]" office:value-type="float" office:value="0.144628122594698">
            <text:p>0.1446281226</text:p>
          </table:table-cell>
        </table:table-row>
        <table:table-row table:style-name="ro1">
          <table:table-cell office:value-type="float" office:value="628.479222049312">
            <text:p>628.4792220493</text:p>
          </table:table-cell>
          <table:table-cell office:value-type="float" office:value="625.700268124664">
            <text:p>625.7002681247</text:p>
          </table:table-cell>
          <table:table-cell table:formula="of:=([.A7]+[.B7])/2" office:value-type="float" office:value="627.089745086988">
            <text:p>627.089745087</text:p>
          </table:table-cell>
          <table:table-cell office:value-type="float" office:value="300">
            <text:p>300</text:p>
          </table:table-cell>
          <table:table-cell table:formula="of:=([.C7]-640)/5" office:value-type="float" office:value="-2.58205098260246">
            <text:p>-2.5820509826</text:p>
          </table:table-cell>
          <table:table-cell table:formula="of:=-7.49077+0.01714*[.D7]" office:value-type="float" office:value="-2.34877">
            <text:p>-2.34877</text:p>
          </table:table-cell>
          <table:table-cell table:formula="of:=[.E7]-[.F7]" office:value-type="float" office:value="-0.233280982602459">
            <text:p>-0.2332809826</text:p>
          </table:table-cell>
          <table:table-cell/>
          <table:table-cell office:value-type="float" office:value="312.375407620428">
            <text:p>312.3754076204</text:p>
          </table:table-cell>
          <table:table-cell office:value-type="float" office:value="318.501936674337">
            <text:p>318.5019366743</text:p>
          </table:table-cell>
          <table:table-cell table:formula="of:=([.I7]+[.J7])/2" office:value-type="float" office:value="315.438672147382">
            <text:p>315.4386721474</text:p>
          </table:table-cell>
          <table:table-cell office:value-type="float" office:value="300">
            <text:p>300</text:p>
          </table:table-cell>
          <table:table-cell table:formula="of:=([.J7]-362)/5" office:value-type="float" office:value="-8.69961266513262">
            <text:p>-8.6996126651</text:p>
          </table:table-cell>
          <table:table-cell table:formula="of:=-20.2247+0.04072*[.L7]" office:value-type="float" office:value="-8.0087">
            <text:p>-8.0087</text:p>
          </table:table-cell>
          <table:table-cell table:formula="of:=[.M7]-[.N7]" office:value-type="float" office:value="-0.690912665132625">
            <text:p>-0.6909126651</text:p>
          </table:table-cell>
        </table:table-row>
        <table:table-row table:style-name="ro1">
          <table:table-cell office:value-type="float" office:value="630.958601859176">
            <text:p>630.9586018592</text:p>
          </table:table-cell>
          <table:table-cell office:value-type="float" office:value="630.117556734079">
            <text:p>630.1175567341</text:p>
          </table:table-cell>
          <table:table-cell table:formula="of:=([.A8]+[.B8])/2" office:value-type="float" office:value="630.538079296628">
            <text:p>630.5380792966</text:p>
          </table:table-cell>
          <table:table-cell office:value-type="float" office:value="350">
            <text:p>350</text:p>
          </table:table-cell>
          <table:table-cell table:formula="of:=([.C8]-640)/5" office:value-type="float" office:value="-1.89238414067445">
            <text:p>-1.8923841407</text:p>
          </table:table-cell>
          <table:table-cell table:formula="of:=-7.49077+0.01714*[.D8]" office:value-type="float" office:value="-1.49177">
            <text:p>-1.49177</text:p>
          </table:table-cell>
          <table:table-cell table:formula="of:=[.E8]-[.F8]" office:value-type="float" office:value="-0.400614140674449">
            <text:p>-0.4006141407</text:p>
          </table:table-cell>
          <table:table-cell/>
          <table:table-cell office:value-type="float" office:value="319.544119358364">
            <text:p>319.5441193584</text:p>
          </table:table-cell>
          <table:table-cell office:value-type="float" office:value="325.553470560566">
            <text:p>325.5534705606</text:p>
          </table:table-cell>
          <table:table-cell table:formula="of:=([.I8]+[.J8])/2" office:value-type="float" office:value="322.548794959465">
            <text:p>322.5487949595</text:p>
          </table:table-cell>
          <table:table-cell office:value-type="float" office:value="350">
            <text:p>350</text:p>
          </table:table-cell>
          <table:table-cell table:formula="of:=([.J8]-362)/5" office:value-type="float" office:value="-7.28930588788674">
            <text:p>-7.2893058879</text:p>
          </table:table-cell>
          <table:table-cell table:formula="of:=-20.2247+0.04072*[.L8]" office:value-type="float" office:value="-5.9727">
            <text:p>-5.9727</text:p>
          </table:table-cell>
          <table:table-cell table:formula="of:=[.M8]-[.N8]" office:value-type="float" office:value="-1.31660588788674">
            <text:p>-1.3166058879</text:p>
          </table:table-cell>
        </table:table-row>
        <table:table-row table:style-name="ro1">
          <table:table-cell office:value-type="float" office:value="637.426507284697">
            <text:p>637.4265072847</text:p>
          </table:table-cell>
          <table:table-cell office:value-type="float" office:value="636.937098489317">
            <text:p>636.9370984893</text:p>
          </table:table-cell>
          <table:table-cell table:formula="of:=([.A9]+[.B9])/2" office:value-type="float" office:value="637.181802887007">
            <text:p>637.181802887</text:p>
          </table:table-cell>
          <table:table-cell office:value-type="float" office:value="400">
            <text:p>400</text:p>
          </table:table-cell>
          <table:table-cell table:formula="of:=([.C9]-640)/5" office:value-type="float" office:value="-0.563639422598612">
            <text:p>-0.5636394226</text:p>
          </table:table-cell>
          <table:table-cell table:formula="of:=-7.49077+0.01714*[.D9]" office:value-type="float" office:value="-0.63477">
            <text:p>-0.63477</text:p>
          </table:table-cell>
          <table:table-cell table:formula="of:=[.E9]-[.F9]" office:value-type="float" office:value="0.0711305774013873">
            <text:p>0.0711305774</text:p>
          </table:table-cell>
          <table:table-cell/>
          <table:table-cell office:value-type="float" office:value="330.114508924319">
            <text:p>330.1145089243</text:p>
          </table:table-cell>
          <table:table-cell office:value-type="float" office:value="334.966020436723">
            <text:p>334.9660204367</text:p>
          </table:table-cell>
          <table:table-cell table:formula="of:=([.I9]+[.J9])/2" office:value-type="float" office:value="332.540264680521">
            <text:p>332.5402646805</text:p>
          </table:table-cell>
          <table:table-cell office:value-type="float" office:value="400">
            <text:p>400</text:p>
          </table:table-cell>
          <table:table-cell table:formula="of:=([.J9]-362)/5" office:value-type="float" office:value="-5.40679591265547">
            <text:p>-5.4067959127</text:p>
          </table:table-cell>
          <table:table-cell table:formula="of:=-20.2247+0.04072*[.L9]" office:value-type="float" office:value="-3.93669999999999">
            <text:p>-3.9367</text:p>
          </table:table-cell>
          <table:table-cell table:formula="of:=[.M9]-[.N9]" office:value-type="float" office:value="-1.47009591265547">
            <text:p>-1.4700959127</text:p>
          </table:table-cell>
        </table:table-row>
        <table:table-row table:style-name="ro1">
          <table:table-cell office:value-type="float" office:value="641.664296538741">
            <text:p>641.6642965387</text:p>
          </table:table-cell>
          <table:table-cell office:value-type="float" office:value="640.871629254485">
            <text:p>640.8716292545</text:p>
          </table:table-cell>
          <table:table-cell table:formula="of:=([.A10]+[.B10])/2" office:value-type="float" office:value="641.267962896613">
            <text:p>641.2679628966</text:p>
          </table:table-cell>
          <table:table-cell office:value-type="float" office:value="450">
            <text:p>450</text:p>
          </table:table-cell>
          <table:table-cell table:formula="of:=([.C10]-640)/5" office:value-type="float" office:value="0.253592579322571">
            <text:p>0.2535925793</text:p>
          </table:table-cell>
          <table:table-cell table:formula="of:=-7.49077+0.01714*[.D10]" office:value-type="float" office:value="0.222230000000001">
            <text:p>0.22223</text:p>
          </table:table-cell>
          <table:table-cell table:formula="of:=[.E10]-[.F10]" office:value-type="float" office:value="0.0313625793225709">
            <text:p>0.0313625793</text:p>
          </table:table-cell>
          <table:table-cell/>
          <table:table-cell office:value-type="float" office:value="341.123502730084">
            <text:p>341.1235027301</text:p>
          </table:table-cell>
          <table:table-cell office:value-type="float" office:value="342.752345727306">
            <text:p>342.7523457273</text:p>
          </table:table-cell>
          <table:table-cell table:formula="of:=([.I10]+[.J10])/2" office:value-type="float" office:value="341.937924228695">
            <text:p>341.9379242287</text:p>
          </table:table-cell>
          <table:table-cell office:value-type="float" office:value="450">
            <text:p>450</text:p>
          </table:table-cell>
          <table:table-cell table:formula="of:=([.J10]-362)/5" office:value-type="float" office:value="-3.84953085453875">
            <text:p>-3.8495308545</text:p>
          </table:table-cell>
          <table:table-cell table:formula="of:=-20.2247+0.04072*[.L10]" office:value-type="float" office:value="-1.9007">
            <text:p>-1.9007</text:p>
          </table:table-cell>
          <table:table-cell table:formula="of:=[.M10]-[.N10]" office:value-type="float" office:value="-1.94883085453875">
            <text:p>-1.9488308545</text:p>
          </table:table-cell>
        </table:table-row>
        <table:table-row table:style-name="ro1">
          <table:table-cell office:value-type="float" office:value="646.423983419926">
            <text:p>646.4239834199</text:p>
          </table:table-cell>
          <table:table-cell office:value-type="float" office:value="645.355669228871">
            <text:p>645.3556692289</text:p>
          </table:table-cell>
          <table:table-cell table:formula="of:=([.A11]+[.B11])/2" office:value-type="float" office:value="645.889826324399">
            <text:p>645.8898263244</text:p>
          </table:table-cell>
          <table:table-cell office:value-type="float" office:value="500">
            <text:p>500</text:p>
          </table:table-cell>
          <table:table-cell table:formula="of:=([.C11]-640)/5" office:value-type="float" office:value="1.17796526487973">
            <text:p>1.1779652649</text:p>
          </table:table-cell>
          <table:table-cell table:formula="of:=-7.49077+0.01714*[.D11]" office:value-type="float" office:value="1.07923">
            <text:p>1.07923</text:p>
          </table:table-cell>
          <table:table-cell table:formula="of:=[.E11]-[.F11]" office:value-type="float" office:value="0.0987352648797293">
            <text:p>0.0987352649</text:p>
          </table:table-cell>
          <table:table-cell/>
          <table:table-cell office:value-type="float" office:value="351.709415107669">
            <text:p>351.7094151077</text:p>
          </table:table-cell>
          <table:table-cell office:value-type="float" office:value="352.821481635846">
            <text:p>352.8214816358</text:p>
          </table:table-cell>
          <table:table-cell table:formula="of:=([.I11]+[.J11])/2" office:value-type="float" office:value="352.265448371758">
            <text:p>352.2654483718</text:p>
          </table:table-cell>
          <table:table-cell office:value-type="float" office:value="500">
            <text:p>500</text:p>
          </table:table-cell>
          <table:table-cell table:formula="of:=([.J11]-362)/5" office:value-type="float" office:value="-1.83570367283086">
            <text:p>-1.8357036728</text:p>
          </table:table-cell>
          <table:table-cell table:formula="of:=-20.2247+0.04072*[.L11]" office:value-type="float" office:value="0.135300000000004">
            <text:p>0.1353</text:p>
          </table:table-cell>
          <table:table-cell table:formula="of:=[.M11]-[.N11]" office:value-type="float" office:value="-1.97100367283086">
            <text:p>-1.9710036728</text:p>
          </table:table-cell>
        </table:table-row>
        <table:table-row table:style-name="ro1">
          <table:table-cell office:value-type="float" office:value="650.580000172198">
            <text:p>650.5800001722</text:p>
          </table:table-cell>
          <table:table-cell office:value-type="float" office:value="650.220658170016">
            <text:p>650.22065817</text:p>
          </table:table-cell>
          <table:table-cell table:formula="of:=([.A12]+[.B12])/2" office:value-type="float" office:value="650.400329171107">
            <text:p>650.4003291711</text:p>
          </table:table-cell>
          <table:table-cell office:value-type="float" office:value="550">
            <text:p>550</text:p>
          </table:table-cell>
          <table:table-cell table:formula="of:=([.C12]-640)/5" office:value-type="float" office:value="2.08006583422139">
            <text:p>2.0800658342</text:p>
          </table:table-cell>
          <table:table-cell table:formula="of:=-7.49077+0.01714*[.D12]" office:value-type="float" office:value="1.93623">
            <text:p>1.93623</text:p>
          </table:table-cell>
          <table:table-cell table:formula="of:=[.E12]-[.F12]" office:value-type="float" office:value="0.143835834221385">
            <text:p>0.1438358342</text:p>
          </table:table-cell>
          <table:table-cell/>
          <table:table-cell office:value-type="float" office:value="362.607692555214">
            <text:p>362.6076925552</text:p>
          </table:table-cell>
          <table:table-cell office:value-type="float" office:value="362.808625379541">
            <text:p>362.8086253795</text:p>
          </table:table-cell>
          <table:table-cell table:formula="of:=([.I12]+[.J12])/2" office:value-type="float" office:value="362.708158967377">
            <text:p>362.7081589674</text:p>
          </table:table-cell>
          <table:table-cell office:value-type="float" office:value="550">
            <text:p>550</text:p>
          </table:table-cell>
          <table:table-cell table:formula="of:=([.J12]-362)/5" office:value-type="float" office:value="0.161725075908157">
            <text:p>0.1617250759</text:p>
          </table:table-cell>
          <table:table-cell table:formula="of:=-20.2247+0.04072*[.L12]" office:value-type="float" office:value="2.17130000000001">
            <text:p>2.1713</text:p>
          </table:table-cell>
          <table:table-cell table:formula="of:=[.M12]-[.N12]" office:value-type="float" office:value="-2.00957492409185">
            <text:p>-2.0095749241</text:p>
          </table:table-cell>
        </table:table-row>
        <table:table-row table:style-name="ro1">
          <table:table-cell office:value-type="float" office:value="656.88900333033">
            <text:p>656.8890033303</text:p>
          </table:table-cell>
          <table:table-cell office:value-type="float" office:value="654.47779807331">
            <text:p>654.4777980733</text:p>
          </table:table-cell>
          <table:table-cell table:formula="of:=([.A13]+[.B13])/2" office:value-type="float" office:value="655.68340070182">
            <text:p>655.6834007018</text:p>
          </table:table-cell>
          <table:table-cell office:value-type="float" office:value="600">
            <text:p>600</text:p>
          </table:table-cell>
          <table:table-cell table:formula="of:=([.C13]-640)/5" office:value-type="float" office:value="3.13668014036398">
            <text:p>3.1366801404</text:p>
          </table:table-cell>
          <table:table-cell table:formula="of:=-7.49077+0.01714*[.D13]" office:value-type="float" office:value="2.79323">
            <text:p>2.79323</text:p>
          </table:table-cell>
          <table:table-cell table:formula="of:=[.E13]-[.F13]" office:value-type="float" office:value="0.343450140363978">
            <text:p>0.3434501404</text:p>
          </table:table-cell>
          <table:table-cell/>
          <table:table-cell office:value-type="float" office:value="375.856244421411">
            <text:p>375.8562444214</text:p>
          </table:table-cell>
          <table:table-cell office:value-type="float" office:value="375.909067654216">
            <text:p>375.9090676542</text:p>
          </table:table-cell>
          <table:table-cell table:formula="of:=([.I13]+[.J13])/2" office:value-type="float" office:value="375.882656037814">
            <text:p>375.8826560378</text:p>
          </table:table-cell>
          <table:table-cell office:value-type="float" office:value="600">
            <text:p>600</text:p>
          </table:table-cell>
          <table:table-cell table:formula="of:=([.J13]-362)/5" office:value-type="float" office:value="2.78181353084325">
            <text:p>2.7818135308</text:p>
          </table:table-cell>
          <table:table-cell table:formula="of:=-20.2247+0.04072*[.L13]" office:value-type="float" office:value="4.2073">
            <text:p>4.2073</text:p>
          </table:table-cell>
          <table:table-cell table:formula="of:=[.M13]-[.N13]" office:value-type="float" office:value="-1.42548646915675">
            <text:p>-1.4254864692</text:p>
          </table:table-cell>
        </table:table-row>
        <table:table-row table:style-name="ro1">
          <table:table-cell office:value-type="float" office:value="662.739984032541">
            <text:p>662.7399840325</text:p>
          </table:table-cell>
          <table:table-cell office:value-type="float" office:value="658.397186950236">
            <text:p>658.3971869502</text:p>
          </table:table-cell>
          <table:table-cell table:formula="of:=([.A14]+[.B14])/2" office:value-type="float" office:value="660.568585491388">
            <text:p>660.5685854914</text:p>
          </table:table-cell>
          <table:table-cell office:value-type="float" office:value="650">
            <text:p>650</text:p>
          </table:table-cell>
          <table:table-cell table:formula="of:=([.C14]-640)/5" office:value-type="float" office:value="4.11371709827763">
            <text:p>4.1137170983</text:p>
          </table:table-cell>
          <table:table-cell table:formula="of:=-7.49077+0.01714*[.D14]" office:value-type="float" office:value="3.65023">
            <text:p>3.65023</text:p>
          </table:table-cell>
          <table:table-cell table:formula="of:=[.E14]-[.F14]" office:value-type="float" office:value="0.463487098277628">
            <text:p>0.4634870983</text:p>
          </table:table-cell>
          <table:table-cell/>
          <table:table-cell office:value-type="float" office:value="391.414535157501">
            <text:p>391.4145351575</text:p>
          </table:table-cell>
          <table:table-cell office:value-type="float" office:value="391.042144948641">
            <text:p>391.0421449486</text:p>
          </table:table-cell>
          <table:table-cell table:formula="of:=([.I14]+[.J14])/2" office:value-type="float" office:value="391.228340053071">
            <text:p>391.2283400531</text:p>
          </table:table-cell>
          <table:table-cell office:value-type="float" office:value="650">
            <text:p>650</text:p>
          </table:table-cell>
          <table:table-cell table:formula="of:=([.J14]-362)/5" office:value-type="float" office:value="5.80842898972828">
            <text:p>5.8084289897</text:p>
          </table:table-cell>
          <table:table-cell table:formula="of:=-20.2247+0.04072*[.L14]" office:value-type="float" office:value="6.24330000000001">
            <text:p>6.2433</text:p>
          </table:table-cell>
          <table:table-cell table:formula="of:=[.M14]-[.N14]" office:value-type="float" office:value="-0.434871010271723">
            <text:p>-0.4348710103</text:p>
          </table:table-cell>
        </table:table-row>
        <table:table-row table:style-name="ro1">
          <table:table-cell office:value-type="float" office:value="668.982022268514">
            <text:p>668.9820222685</text:p>
          </table:table-cell>
          <table:table-cell office:value-type="float" office:value="663.236805162574">
            <text:p>663.2368051626</text:p>
          </table:table-cell>
          <table:table-cell table:formula="of:=([.A15]+[.B15])/2" office:value-type="float" office:value="666.109413715544">
            <text:p>666.1094137155</text:p>
          </table:table-cell>
          <table:table-cell office:value-type="float" office:value="700">
            <text:p>700</text:p>
          </table:table-cell>
          <table:table-cell table:formula="of:=([.C15]-640)/5" office:value-type="float" office:value="5.22188274310879">
            <text:p>5.2218827431</text:p>
          </table:table-cell>
          <table:table-cell table:formula="of:=-7.49077+0.01714*[.D15]" office:value-type="float" office:value="4.50723">
            <text:p>4.50723</text:p>
          </table:table-cell>
          <table:table-cell table:formula="of:=[.E15]-[.F15]" office:value-type="float" office:value="0.71465274310879">
            <text:p>0.7146527431</text:p>
          </table:table-cell>
          <table:table-cell/>
          <table:table-cell office:value-type="float" office:value="407.465529616335">
            <text:p>407.4655296163</text:p>
          </table:table-cell>
          <table:table-cell office:value-type="float" office:value="407.387085503174">
            <text:p>407.3870855032</text:p>
          </table:table-cell>
          <table:table-cell table:formula="of:=([.I15]+[.J15])/2" office:value-type="float" office:value="407.426307559755">
            <text:p>407.4263075598</text:p>
          </table:table-cell>
          <table:table-cell office:value-type="float" office:value="700">
            <text:p>700</text:p>
          </table:table-cell>
          <table:table-cell table:formula="of:=([.J15]-362)/5" office:value-type="float" office:value="9.07741710063485">
            <text:p>9.0774171006</text:p>
          </table:table-cell>
          <table:table-cell table:formula="of:=-20.2247+0.04072*[.L15]" office:value-type="float" office:value="8.27930000000001">
            <text:p>8.2793</text:p>
          </table:table-cell>
          <table:table-cell table:formula="of:=[.M15]-[.N15]" office:value-type="float" office:value="0.798117100634846">
            <text:p>0.7981171006</text:p>
          </table:table-cell>
        </table:table-row>
        <table:table-row table:style-name="ro1">
          <table:table-cell office:value-type="float" office:value="673.894913865221">
            <text:p>673.8949138652</text:p>
          </table:table-cell>
          <table:table-cell office:value-type="float" office:value="664.427773253346">
            <text:p>664.4277732533</text:p>
          </table:table-cell>
          <table:table-cell table:formula="of:=([.A16]+[.B16])/2" office:value-type="float" office:value="669.161343559283">
            <text:p>669.1613435593</text:p>
          </table:table-cell>
          <table:table-cell office:value-type="float" office:value="750">
            <text:p>750</text:p>
          </table:table-cell>
          <table:table-cell table:formula="of:=([.C16]-640)/5" office:value-type="float" office:value="5.83226871185664">
            <text:p>5.8322687119</text:p>
          </table:table-cell>
          <table:table-cell table:formula="of:=-7.49077+0.01714*[.D16]" office:value-type="float" office:value="5.36423">
            <text:p>5.36423</text:p>
          </table:table-cell>
          <table:table-cell table:formula="of:=[.E16]-[.F16]" office:value-type="float" office:value="0.468038711856635">
            <text:p>0.4680387119</text:p>
          </table:table-cell>
          <table:table-cell/>
          <table:table-cell office:value-type="float" office:value="421.307772828925">
            <text:p>421.3077728289</text:p>
          </table:table-cell>
          <table:table-cell office:value-type="float" office:value="418.338146110801">
            <text:p>418.3381461108</text:p>
          </table:table-cell>
          <table:table-cell table:formula="of:=([.I16]+[.J16])/2" office:value-type="float" office:value="419.822959469863">
            <text:p>419.8229594699</text:p>
          </table:table-cell>
          <table:table-cell office:value-type="float" office:value="750">
            <text:p>750</text:p>
          </table:table-cell>
          <table:table-cell table:formula="of:=([.J16]-362)/5" office:value-type="float" office:value="11.2676292221601">
            <text:p>11.2676292222</text:p>
          </table:table-cell>
          <table:table-cell table:formula="of:=-20.2247+0.04072*[.L16]" office:value-type="float" office:value="10.3153">
            <text:p>10.3153</text:p>
          </table:table-cell>
          <table:table-cell table:formula="of:=[.M16]-[.N16]" office:value-type="float" office:value="0.952329222160103">
            <text:p>0.9523292222</text:p>
          </table:table-cell>
        </table:table-row>
        <table:table-row table:style-name="ro1">
          <table:table-cell office:value-type="float" office:value="679.572160804838">
            <text:p>679.5721608048</text:p>
          </table:table-cell>
          <table:table-cell office:value-type="float" office:value="663.211377790978">
            <text:p>663.211377791</text:p>
          </table:table-cell>
          <table:table-cell table:formula="of:=([.A17]+[.B17])/2" office:value-type="float" office:value="671.391769297908">
            <text:p>671.3917692979</text:p>
          </table:table-cell>
          <table:table-cell office:value-type="float" office:value="800">
            <text:p>800</text:p>
          </table:table-cell>
          <table:table-cell table:formula="of:=([.C17]-640)/5" office:value-type="float" office:value="6.27835385958151">
            <text:p>6.2783538596</text:p>
          </table:table-cell>
          <table:table-cell table:formula="of:=-7.49077+0.01714*[.D17]" office:value-type="float" office:value="6.22123">
            <text:p>6.22123</text:p>
          </table:table-cell>
          <table:table-cell table:formula="of:=[.E17]-[.F17]" office:value-type="float" office:value="0.0571238595815107">
            <text:p>0.0571238596</text:p>
          </table:table-cell>
          <table:table-cell/>
          <table:table-cell office:value-type="float" office:value="432.554921465827">
            <text:p>432.5549214658</text:p>
          </table:table-cell>
          <table:table-cell office:value-type="float" office:value="427.006540080099">
            <text:p>427.0065400801</text:p>
          </table:table-cell>
          <table:table-cell table:formula="of:=([.I17]+[.J17])/2" office:value-type="float" office:value="429.780730772963">
            <text:p>429.780730773</text:p>
          </table:table-cell>
          <table:table-cell office:value-type="float" office:value="800">
            <text:p>800</text:p>
          </table:table-cell>
          <table:table-cell table:formula="of:=([.J17]-362)/5" office:value-type="float" office:value="13.0013080160199">
            <text:p>13.001308016</text:p>
          </table:table-cell>
          <table:table-cell table:formula="of:=-20.2247+0.04072*[.L17]" office:value-type="float" office:value="12.3513">
            <text:p>12.3513</text:p>
          </table:table-cell>
          <table:table-cell table:formula="of:=[.M17]-[.N17]" office:value-type="float" office:value="0.650008016019848">
            <text:p>0.650008016</text:p>
          </table:table-cell>
        </table:table-row>
        <table:table-row table:style-name="ro1">
          <table:table-cell office:value-type="float" office:value="682.466719008583">
            <text:p>682.4667190086</text:p>
          </table:table-cell>
          <table:table-cell office:value-type="float" office:value="665.398350809428">
            <text:p>665.3983508094</text:p>
          </table:table-cell>
          <table:table-cell table:formula="of:=([.A18]+[.B18])/2" office:value-type="float" office:value="673.932534909005">
            <text:p>673.932534909</text:p>
          </table:table-cell>
          <table:table-cell office:value-type="float" office:value="850">
            <text:p>850</text:p>
          </table:table-cell>
          <table:table-cell table:formula="of:=([.C18]-640)/5" office:value-type="float" office:value="6.78650698180109">
            <text:p>6.7865069818</text:p>
          </table:table-cell>
          <table:table-cell table:formula="of:=-7.49077+0.01714*[.D18]" office:value-type="float" office:value="7.07823">
            <text:p>7.07823</text:p>
          </table:table-cell>
          <table:table-cell table:formula="of:=[.E18]-[.F18]" office:value-type="float" office:value="-0.291723018198917">
            <text:p>-0.2917230182</text:p>
          </table:table-cell>
          <table:table-cell/>
          <table:table-cell office:value-type="float" office:value="443.700654962485">
            <text:p>443.7006549625</text:p>
          </table:table-cell>
          <table:table-cell office:value-type="float" office:value="438.88203238701">
            <text:p>438.882032387</text:p>
          </table:table-cell>
          <table:table-cell table:formula="of:=([.I18]+[.J18])/2" office:value-type="float" office:value="441.291343674747">
            <text:p>441.2913436747</text:p>
          </table:table-cell>
          <table:table-cell office:value-type="float" office:value="850">
            <text:p>850</text:p>
          </table:table-cell>
          <table:table-cell table:formula="of:=([.J18]-362)/5" office:value-type="float" office:value="15.3764064774019">
            <text:p>15.3764064774</text:p>
          </table:table-cell>
          <table:table-cell table:formula="of:=-20.2247+0.04072*[.L18]" office:value-type="float" office:value="14.3873">
            <text:p>14.3873</text:p>
          </table:table-cell>
          <table:table-cell table:formula="of:=[.M18]-[.N18]" office:value-type="float" office:value="0.989106477401903">
            <text:p>0.9891064774</text:p>
          </table:table-cell>
        </table:table-row>
        <table:table-row table:style-name="ro1">
          <table:table-cell office:value-type="float" office:value="672.60171940322">
            <text:p>672.6017194032</text:p>
          </table:table-cell>
          <table:table-cell office:value-type="float" office:value="673.311045475463">
            <text:p>673.3110454755</text:p>
          </table:table-cell>
          <table:table-cell table:formula="of:=([.A19]+[.B19])/2" office:value-type="float" office:value="672.956382439341">
            <text:p>672.9563824393</text:p>
          </table:table-cell>
          <table:table-cell office:value-type="float" office:value="900">
            <text:p>900</text:p>
          </table:table-cell>
          <table:table-cell table:formula="of:=([.C19]-640)/5" office:value-type="float" office:value="6.59127648786825">
            <text:p>6.5912764879</text:p>
          </table:table-cell>
          <table:table-cell table:formula="of:=-7.49077+0.01714*[.D19]" office:value-type="float" office:value="7.93523">
            <text:p>7.93523</text:p>
          </table:table-cell>
          <table:table-cell table:formula="of:=[.E19]-[.F19]" office:value-type="float" office:value="-1.34395351213175">
            <text:p>-1.3439535121</text:p>
          </table:table-cell>
          <table:table-cell/>
          <table:table-cell office:value-type="float" office:value="455.602812815412">
            <text:p>455.6028128154</text:p>
          </table:table-cell>
          <table:table-cell office:value-type="float" office:value="455.970286581144">
            <text:p>455.9702865811</text:p>
          </table:table-cell>
          <table:table-cell table:formula="of:=([.I19]+[.J19])/2" office:value-type="float" office:value="455.786549698278">
            <text:p>455.7865496983</text:p>
          </table:table-cell>
          <table:table-cell office:value-type="float" office:value="900">
            <text:p>900</text:p>
          </table:table-cell>
          <table:table-cell table:formula="of:=([.J19]-362)/5" office:value-type="float" office:value="18.7940573162288">
            <text:p>18.7940573162</text:p>
          </table:table-cell>
          <table:table-cell table:formula="of:=-20.2247+0.04072*[.L19]" office:value-type="float" office:value="16.4233">
            <text:p>16.4233</text:p>
          </table:table-cell>
          <table:table-cell table:formula="of:=[.M19]-[.N19]" office:value-type="float" office:value="2.3707573162288">
            <text:p>2.370757316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'Zweite Messung auf Y =600mm'.Q37" table:end-x="0.7756in" table:end-y="0.163in" draw:z-index="0" draw:style-name="gr1" draw:text-style-name="P1" svg:width="15in" svg:height="3in" svg:x="0in" svg:y="0.0079in">
              <draw:object draw:notify-on-update-of-ranges="'Zweite Messung auf Y =600mm'.D2:'Zweite Messung auf Y =600mm'.D19 'Zweite Messung auf Y =600mm'.G2:'Zweite Messung auf Y =600mm'.G1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7">
          <table:table-cell table:number-columns-repeated="15"/>
        </table:table-row>
        <table:table-row table:style-name="ro1">
          <table:table-cell>
            <draw:frame table:end-cell-address="'Zweite Messung auf Y =600mm'.Q56" table:end-x="0.7756in" table:end-y="0.1315in" draw:z-index="1" draw:style-name="gr1" draw:text-style-name="P1" svg:width="15in" svg:height="3in" svg:x="0in" svg:y="0.1543in">
              <draw:object draw:notify-on-update-of-ranges="'Zweite Messung auf Y =600mm'.L2:'Zweite Messung auf Y =600mm'.L19 'Zweite Messung auf Y =600mm'.O2:'Zweite Messung auf Y =600mm'.O19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zxx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8">10/28/2024</text:date>, <text:time>19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Burger</meta:initial-creator>
    <meta:creation-date>2024-10-24T14:23:18.91</meta:creation-date>
    <dc:date>2024-10-28T19:59:27.86</dc:date>
    <dc:creator>Martin Burger</dc:creator>
    <meta:editing-duration>P2DT10H19M42S</meta:editing-duration>
    <meta:editing-cycles>4</meta:editing-cycles>
    <meta:generator>OpenOffice/4.1.15$Win32 OpenOffice.org_project/4115m2$Build-9813</meta:generator>
    <meta:document-statistic meta:table-count="5" meta:cell-count="1514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title svg:x="18.239cm" svg:y="0.288cm" chart:style-name="ch2">
          <text:p>Y-Error</text:p>
        </chart:title>
        <chart:legend chart:legend-position="end" svg:x="35.196cm" svg:y="2.974cm" style:legend-expansion="high" chart:style-name="ch3"/>
        <chart:plot-area chart:style-name="ch4" table:cell-range-address="'Erste Messung'.B3:'Erste Messung'.B21 'Erste Messung'.E3:'Erste Messung'.E21 'Erste Messung'.M3:'Erste Messung'.M21 'Erste Messung'.T3:'Erste Messung'.T21" svg:x="1.212cm" svg:y="1.523cm" svg:width="32.46cm" svg:height="5.526cm">
          <chartooo:coordinate-region svg:x="1.754cm" svg:y="1.735cm" svg:width="31.546cm" svg:height="5.1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rste Messung'.E3:'Erste Messung'.E21" chart:class="chart:scatter">
            <chart:domain table:cell-range-address="'Erste Messung'.B3:'Erste Messung'.B21"/>
            <chart:data-point chart:repeated="19"/>
          </chart:series>
          <chart:series chart:style-name="ch8" chart:values-cell-range-address="'Erste Messung'.M3:'Erste Messung'.M21" chart:class="chart:scatter">
            <chart:data-point chart:repeated="19"/>
          </chart:series>
          <chart:series chart:style-name="ch9" chart:values-cell-range-address="'Erste Messung'.T3:'Erste Messung'.T2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rste Messung'.B3:'Erste Messung'.B21</svg:desc>
                </draw:g>
              </table:table-cell>
              <table:table-cell office:value-type="float" office:value="-2.8135">
                <text:p>-2.8135</text:p>
                <draw:g>
                  <svg:desc>'Erste Messung'.E3:'Erste Messung'.E21</svg:desc>
                </draw:g>
              </table:table-cell>
              <table:table-cell office:value-type="float" office:value="-2.9865">
                <text:p>-2.9865</text:p>
                <draw:g>
                  <svg:desc>'Erste Messung'.M3:'Erste Messung'.M21</svg:desc>
                </draw:g>
              </table:table-cell>
              <table:table-cell office:value-type="float" office:value="-3.0625">
                <text:p>-3.0625</text:p>
                <draw:g>
                  <svg:desc>'Erste Messung'.T3:'Erste Messung'.T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0.779">
                <text:p>-0.779</text:p>
              </table:table-cell>
              <table:table-cell office:value-type="float" office:value="-2.2285">
                <text:p>-2.2285</text:p>
              </table:table-cell>
              <table:table-cell office:value-type="float" office:value="-3.5095">
                <text:p>-3.5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785">
                <text:p>1.8785</text:p>
              </table:table-cell>
              <table:table-cell office:value-type="float" office:value="1.42">
                <text:p>1.42</text:p>
              </table:table-cell>
              <table:table-cell office:value-type="float" office:value="1.0775">
                <text:p>1.0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1455">
                <text:p>1.1455</text:p>
              </table:table-cell>
              <table:table-cell office:value-type="float" office:value="0.7035">
                <text:p>0.703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.2785">
                <text:p>2.2785</text:p>
              </table:table-cell>
              <table:table-cell office:value-type="float" office:value="1.884">
                <text:p>1.88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.264">
                <text:p>2.264</text:p>
              </table:table-cell>
              <table:table-cell office:value-type="float" office:value="1.876">
                <text:p>1.876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.191">
                <text:p>2.191</text:p>
              </table:table-cell>
              <table:table-cell office:value-type="float" office:value="1.802">
                <text:p>1.8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.6845">
                <text:p>1.6845</text:p>
              </table:table-cell>
              <table:table-cell office:value-type="float" office:value="1.2385">
                <text:p>1.2385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.5795">
                <text:p>1.5795</text:p>
              </table:table-cell>
              <table:table-cell office:value-type="float" office:value="1.135">
                <text:p>1.135</text:p>
              </table:table-cell>
              <table:table-cell office:value-type="float" office:value="0.8755">
                <text:p>0.8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.496">
                <text:p>1.496</text:p>
              </table:table-cell>
              <table:table-cell office:value-type="float" office:value="1.081">
                <text:p>1.081</text:p>
              </table:table-cell>
              <table:table-cell office:value-type="float" office:value="0.8435">
                <text:p>0.8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2755">
                <text:p>1.2755</text:p>
              </table:table-cell>
              <table:table-cell office:value-type="float" office:value="0.8655">
                <text:p>0.8655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865">
                <text:p>0.865</text:p>
              </table:table-cell>
              <table:table-cell office:value-type="float" office:value="0.427">
                <text:p>0.42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5175">
                <text:p>0.5175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-0.3395">
                <text:p>-0.3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8675">
                <text:p>0.8675</text:p>
              </table:table-cell>
              <table:table-cell office:value-type="float" office:value="0.9795">
                <text:p>0.9795</text:p>
              </table:table-cell>
              <table:table-cell office:value-type="float" office:value="-0.1515">
                <text:p>-0.1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319">
                <text:p>0.319</text:p>
              </table:table-cell>
              <table:table-cell office:value-type="float" office:value="-0.474">
                <text:p>-0.474</text:p>
              </table:table-cell>
              <table:table-cell office:value-type="float" office:value="-1.0195">
                <text:p>-1.0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-0.1275">
                <text:p>-0.1275</text:p>
              </table:table-cell>
              <table:table-cell office:value-type="float" office:value="-1.234">
                <text:p>-1.234</text:p>
              </table:table-cell>
              <table:table-cell office:value-type="float" office:value="-1.9635">
                <text:p>-1.9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-1.827">
                <text:p>-1.827</text:p>
              </table:table-cell>
              <table:table-cell office:value-type="float" office:value="-3.3735">
                <text:p>-3.3735</text:p>
              </table:table-cell>
              <table:table-cell office:value-type="float" office:value="-4.3605">
                <text:p>-4.3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01cm" svg:height="7.621cm" xlink:href="." xlink:type="simple" chart:class="chart:scatter" chart:style-name="ch1">
        <chart:title svg:x="16.572cm" svg:y="0.288cm" chart:style-name="ch2">
          <text:p>Y-Error Zweite Messung </text:p>
        </chart:title>
        <chart:subtitle svg:x="17.009cm" svg:y="1.219cm" chart:style-name="ch3">
          <text:p>Auf Position Y = 20mm</text:p>
        </chart:subtitle>
        <chart:legend chart:legend-position="end" svg:x="35.222cm" svg:y="3.498cm" style:legend-expansion="high" chart:style-name="ch4"/>
        <chart:plot-area chart:style-name="ch5" chart:data-source-has-labels="both" svg:x="1.212cm" svg:y="2.206cm" svg:width="32.486cm" svg:height="4.843cm">
          <chartooo:coordinate-region svg:x="1.754cm" svg:y="2.419cm" svg:width="31.572cm" svg:height="4.418cm"/>
          <chart:axis chart:dimension="x" chart:name="primary-x" chart:style-name="ch6" chartooo:axis-type="auto"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3.38004430419258">
                <text:p>-3.380044304192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0.0826864346501246">
                <text:p>-0.0826864346501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605245098994015">
                <text:p>0.605245098994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07672586899858">
                <text:p>1.07672586899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46472435495649">
                <text:p>1.4647243549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21730053187607">
                <text:p>1.21730053187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258223622610879">
                <text:p>0.258223622610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-0.180143813518876">
                <text:p>-0.180143813518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0.395019680750021">
                <text:p>-0.395019680750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-0.0989411418212107">
                <text:p>-0.0989411418212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-0.214827680496089">
                <text:p>-0.214827680496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-0.386466028043714">
                <text:p>-0.386466028043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-0.354959801584492">
                <text:p>-0.354959801584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190162296514128">
                <text:p>0.190162296514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.06881738445634">
                <text:p>1.06881738445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.27950810811074">
                <text:p>1.27950810811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9098668552718">
                <text:p>0.79098668552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-0.363607117676164">
                <text:p>-0.363607117676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-2.50824400921675">
                <text:p>-2.508244009216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01cm" svg:height="7.621cm" xlink:href="." xlink:type="simple" chart:class="chart:scatter" chart:style-name="ch1">
        <chart:title svg:x="16.638cm" svg:y="0.288cm" chart:style-name="ch2">
          <text:p>Y-Error Zweite Messung</text:p>
        </chart:title>
        <chart:subtitle svg:x="16.956cm" svg:y="1.219cm" chart:style-name="ch3">
          <text:p>Auf Position Y =600mm</text:p>
        </chart:subtitle>
        <chart:legend chart:legend-position="end" svg:x="35.222cm" svg:y="3.498cm" style:legend-expansion="high" chart:style-name="ch4"/>
        <chart:plot-area chart:style-name="ch5" chart:data-source-has-labels="both" svg:x="1.212cm" svg:y="2.206cm" svg:width="32.486cm" svg:height="4.843cm">
          <chartooo:coordinate-region svg:x="2.045cm" svg:y="2.418cm" svg:width="31.281cm" svg:height="4.419cm"/>
          <chart:axis chart:dimension="x" chart:name="primary-x" chart:style-name="ch6" chartooo:axis-type="auto">
            <chart:categories table:cell-range-address="local-table.$A$2:.$A$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-0.383718308282782">
                <text:p>-0.3837183082827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344782757803511">
                <text:p>-0.344782757803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498831716959387">
                <text:p>0.0498831716959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323853731592453">
                <text:p>0.323853731592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189890587051575">
                <text:p>0.189890587051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-0.233280982602459">
                <text:p>-0.233280982602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-0.400614140674449">
                <text:p>-0.400614140674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711305774013873">
                <text:p>0.07113057740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313625793225709">
                <text:p>0.0313625793225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987352648797293">
                <text:p>0.0987352648797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143835834221385">
                <text:p>0.143835834221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343450140363978">
                <text:p>0.343450140363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463487098277628">
                <text:p>0.463487098277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71465274310879">
                <text:p>0.71465274310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468038711856635">
                <text:p>0.468038711856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0571238595815107">
                <text:p>0.0571238595815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-0.291723018198917">
                <text:p>-0.291723018198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-1.34395351213175">
                <text:p>-1.343953512131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01cm" svg:height="7.621cm" xlink:href="." xlink:type="simple" chart:class="chart:scatter" chart:style-name="ch1">
        <chart:title svg:x="16.771cm" svg:y="0.288cm" chart:style-name="ch2">
          <text:p>Z-Error Erste Messung</text:p>
        </chart:title>
        <chart:subtitle svg:x="17.062cm" svg:y="1.219cm" chart:style-name="ch3">
          <text:p>Auf Position Y =20mm</text:p>
        </chart:subtitle>
        <chart:legend chart:legend-position="end" svg:x="35.143cm" svg:y="2.974cm" style:legend-expansion="high" chart:style-name="ch4"/>
        <chart:plot-area chart:style-name="ch5" chart:data-source-has-labels="both" svg:x="1.212cm" svg:y="2.206cm" svg:width="32.407cm" svg:height="4.843cm">
          <chartooo:coordinate-region svg:x="1.754cm" svg:y="2.418cm" svg:width="31.493cm" svg:height="4.419cm"/>
          <chart:axis chart:dimension="x" chart:name="primary-x" chart:style-name="ch6" chartooo:axis-type="auto"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9" chart:values-cell-range-address="local-table.$D$2:.$D$20" chart:label-cell-address="local-table.$D$1" chart:class="chart:scatter">
            <chart:data-point chart:repeated="19"/>
          </chart:series>
          <chart:series chart:style-name="ch10" chart:values-cell-range-address="local-table.$E$2:.$E$20" chart:label-cell-address="local-table.$E$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P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164">
                <text:p>-2.164</text:p>
              </table:table-cell>
              <table:table-cell office:value-type="float" office:value="-2.356">
                <text:p>-2.356</text:p>
              </table:table-cell>
              <table:table-cell office:value-type="float" office:value="-2.439">
                <text:p>-2.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2.054">
                <text:p>-2.054</text:p>
              </table:table-cell>
              <table:table-cell office:value-type="float" office:value="-2.7135">
                <text:p>-2.7135</text:p>
              </table:table-cell>
              <table:table-cell office:value-type="float" office:value="0.00449999999999995">
                <text:p>0.0044999999999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-1.4785">
                <text:p>-1.4785</text:p>
              </table:table-cell>
              <table:table-cell office:value-type="float" office:value="-1.5835">
                <text:p>-1.5835</text:p>
              </table:table-cell>
              <table:table-cell office:value-type="float" office:value="-1.8555">
                <text:p>-1.8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-0.3255">
                <text:p>-0.3255</text:p>
              </table:table-cell>
              <table:table-cell office:value-type="float" office:value="-0.701">
                <text:p>-0.701</text:p>
              </table:table-cell>
              <table:table-cell office:value-type="float" office:value="-0.8215">
                <text:p>-0.8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766">
                <text:p>0.766</text:p>
              </table:table-cell>
              <table:table-cell office:value-type="float" office:value="0.632000000000001">
                <text:p>0.632000000000001</text:p>
              </table:table-cell>
              <table:table-cell office:value-type="float" office:value="0.460500000000001">
                <text:p>0.4605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2475">
                <text:p>1.2475</text:p>
              </table:table-cell>
              <table:table-cell office:value-type="float" office:value="1.1095">
                <text:p>1.1095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864">
                <text:p>1.864</text:p>
              </table:table-cell>
              <table:table-cell office:value-type="float" office:value="1.678">
                <text:p>1.678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.38">
                <text:p>2.38</text:p>
              </table:table-cell>
              <table:table-cell office:value-type="float" office:value="2.0845">
                <text:p>2.0845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.187">
                <text:p>2.187</text:p>
              </table:table-cell>
              <table:table-cell office:value-type="float" office:value="1.8205">
                <text:p>1.8205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.6475">
                <text:p>1.6475</text:p>
              </table:table-cell>
              <table:table-cell office:value-type="float" office:value="1.261">
                <text:p>1.261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0315">
                <text:p>1.0315</text:p>
              </table:table-cell>
              <table:table-cell office:value-type="float" office:value="0.5495">
                <text:p>0.5495</text:p>
              </table:table-cell>
              <table:table-cell office:value-type="float" office:value="0.159000000000001">
                <text:p>0.159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92">
                <text:p>0.92</text:p>
              </table:table-cell>
              <table:table-cell office:value-type="float" office:value="0.402500000000002">
                <text:p>0.402500000000002</text:p>
              </table:table-cell>
              <table:table-cell office:value-type="float" office:value="0.124499999999999">
                <text:p>0.1244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-0.547499999999999">
                <text:p>-0.547499999999999</text:p>
              </table:table-cell>
              <table:table-cell office:value-type="float" office:value="-0.844999999999999">
                <text:p>-0.844999999999999</text:p>
              </table:table-cell>
              <table:table-cell office:value-type="float" office:value="-1.116">
                <text:p>-1.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-1.8995">
                <text:p>-1.8995</text:p>
              </table:table-cell>
              <table:table-cell office:value-type="float" office:value="-2.0635">
                <text:p>-2.0635</text:p>
              </table:table-cell>
              <table:table-cell office:value-type="float" office:value="-2.1725">
                <text:p>-2.1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2.27">
                <text:p>-2.27</text:p>
              </table:table-cell>
              <table:table-cell office:value-type="float" office:value="-2.2325">
                <text:p>-2.2325</text:p>
              </table:table-cell>
              <table:table-cell office:value-type="float" office:value="-2.3145">
                <text:p>-2.3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-1.5935">
                <text:p>-1.5935</text:p>
              </table:table-cell>
              <table:table-cell office:value-type="float" office:value="-1.5535">
                <text:p>-1.5535</text:p>
              </table:table-cell>
              <table:table-cell office:value-type="float" office:value="-1.6015">
                <text:p>-1.6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-0.181999999999999">
                <text:p>-0.181999999999999</text:p>
              </table:table-cell>
              <table:table-cell office:value-type="float" office:value="-0.0545000000000009">
                <text:p>-0.0545000000000009</text:p>
              </table:table-cell>
              <table:table-cell office:value-type="float" office:value="-0.0614999999999988">
                <text:p>-0.061499999999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.674">
                <text:p>1.674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-0.541500000000003">
                <text:p>-0.541500000000003</text:p>
              </table:table-cell>
              <table:table-cell office:value-type="float" office:value="2.929">
                <text:p>2.929</text:p>
              </table:table-cell>
              <table:table-cell office:value-type="float" office:value="2.929">
                <text:p>2.9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01cm" svg:height="7.621cm" xlink:href="." xlink:type="simple" chart:class="chart:scatter" chart:style-name="ch1">
        <chart:title svg:x="16.665cm" svg:y="0.288cm" chart:style-name="ch2">
          <text:p>Z-Error Zweite Messung</text:p>
        </chart:title>
        <chart:subtitle svg:x="17.062cm" svg:y="1.219cm" chart:style-name="ch3">
          <text:p>Auf Position Y =20mm</text:p>
        </chart:subtitle>
        <chart:legend chart:legend-position="end" svg:x="35.222cm" svg:y="3.498cm" style:legend-expansion="high" chart:style-name="ch4"/>
        <chart:plot-area chart:style-name="ch5" chart:data-source-has-labels="both" svg:x="1.212cm" svg:y="2.206cm" svg:width="32.486cm" svg:height="4.843cm">
          <chartooo:coordinate-region svg:x="2.045cm" svg:y="2.419cm" svg:width="31.281cm" svg:height="4.418cm"/>
          <chart:axis chart:dimension="x" chart:name="primary-x" chart:style-name="ch6" chartooo:axis-type="auto"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1.68480995382293">
                <text:p>-1.68480995382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-0.699138085337752">
                <text:p>-0.699138085337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-0.270386539082779">
                <text:p>-0.270386539082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803821936845711">
                <text:p>0.803821936845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900889758428136">
                <text:p>0.900889758428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931155110999379">
                <text:p>0.931155110999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58764147400077">
                <text:p>0.258764147400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0.750200194281126">
                <text:p>-0.750200194281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-0.475025787903167">
                <text:p>-0.475025787903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-0.0755873644451111">
                <text:p>-0.075587364445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-0.464130789014434">
                <text:p>-0.464130789014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-0.84805543938713">
                <text:p>-0.84805543938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-0.435714968737965">
                <text:p>-0.435714968737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0.0068081826874975">
                <text:p>-0.0068081826874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-0.0208944828532749">
                <text:p>-0.0208944828532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537390307223318">
                <text:p>0.537390307223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165927778376002">
                <text:p>0.165927778376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525601530452241">
                <text:p>0.5256015304522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01cm" svg:height="7.621cm" xlink:href="." xlink:type="simple" chart:class="chart:scatter" chart:style-name="ch1">
        <chart:title svg:x="16.599cm" svg:y="0.288cm" chart:style-name="ch2">
          <text:p>Z- Error Zweite Messung</text:p>
        </chart:title>
        <chart:subtitle svg:x="16.956cm" svg:y="1.219cm" chart:style-name="ch3">
          <text:p>Auf Position Y =600mm</text:p>
        </chart:subtitle>
        <chart:legend chart:legend-position="end" svg:x="35.222cm" svg:y="3.498cm" style:legend-expansion="high" chart:style-name="ch4"/>
        <chart:plot-area chart:style-name="ch5" chart:data-source-has-labels="both" svg:x="1.212cm" svg:y="2.206cm" svg:width="32.486cm" svg:height="4.843cm">
          <chartooo:coordinate-region svg:x="1.754cm" svg:y="2.418cm" svg:width="31.572cm" svg:height="4.419cm"/>
          <chart:axis chart:dimension="x" chart:name="primary-x" chart:style-name="ch6" chartooo:axis-type="auto">
            <chart:categories table:cell-range-address="local-table.$A$2:.$A$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.9463113575231">
                <text:p>1.94631135752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59741121905368">
                <text:p>1.59741121905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2598710762003">
                <text:p>1.02598710762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819570843904131">
                <text:p>0.819570843904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144628122594698">
                <text:p>0.144628122594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-0.690912665132625">
                <text:p>-0.690912665132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-1.31660588788674">
                <text:p>-1.31660588788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-1.47009591265547">
                <text:p>-1.47009591265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-1.94883085453875">
                <text:p>-1.94883085453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1.97100367283086">
                <text:p>-1.97100367283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-2.00957492409185">
                <text:p>-2.00957492409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-1.42548646915675">
                <text:p>-1.42548646915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-0.434871010271723">
                <text:p>-0.43487101027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798117100634846">
                <text:p>0.798117100634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952329222160103">
                <text:p>0.952329222160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650008016019848">
                <text:p>0.650008016019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989106477401903">
                <text:p>0.989106477401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2.3707573162288">
                <text:p>2.370757316228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title svg:x="17.247cm" svg:y="0.288cm" chart:style-name="ch2">
          <text:p>Y-Achse Y-Werte</text:p>
        </chart:title>
        <chart:legend chart:legend-position="end" svg:x="35.222cm" svg:y="3.498cm" style:legend-expansion="high" chart:style-name="ch3"/>
        <chart:plot-area chart:style-name="ch4" table:cell-range-address="'Y-Achse'.D4:'Y-Achse'.D15 'Y-Achse'.G4:'Y-Achse'.G15" svg:x="1.212cm" svg:y="1.523cm" svg:width="32.486cm" svg:height="5.526cm">
          <chartooo:coordinate-region svg:x="1.754cm" svg:y="1.735cm" svg:width="31.664cm" svg:height="5.1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Y-Achse'.G4:'Y-Achse'.G15" chart:class="chart:scatter">
            <chart:domain table:cell-range-address="'Y-Achse'.D4:'Y-Achse'.D15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'Y-Achse'.D4:'Y-Achse'.D15</svg:desc>
                </draw:g>
              </table:table-cell>
              <table:table-cell office:value-type="float" office:value="4.63551212861235">
                <text:p>4.63551212861235</text:p>
                <draw:g>
                  <svg:desc>'Y-Achse'.G4:'Y-Achse'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">
                <text:p>550</text:p>
              </table:table-cell>
              <table:table-cell office:value-type="float" office:value="3.604928842761">
                <text:p>3.604928842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.24374378550318">
                <text:p>2.24374378550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">
                <text:p>450</text:p>
              </table:table-cell>
              <table:table-cell office:value-type="float" office:value="-0.75994855037024">
                <text:p>-0.75994855037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3.23732574100206">
                <text:p>-3.23732574100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-4.35087380084634">
                <text:p>-4.35087380084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-6.37476767854231">
                <text:p>-6.37476767854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-5.52688832494416">
                <text:p>-5.52688832494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-2.75060308525109">
                <text:p>-2.750603085251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.89039177850736">
                <text:p>1.89039177850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.71585586545045">
                <text:p>4.71585586545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5.72493340864157">
                <text:p>5.724933408641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title svg:x="17.287cm" svg:y="0.288cm" chart:style-name="ch2">
          <text:p>Y-Achse Z Werte</text:p>
        </chart:title>
        <chart:legend chart:legend-position="end" svg:x="35.222cm" svg:y="3.498cm" style:legend-expansion="high" chart:style-name="ch3"/>
        <chart:plot-area chart:style-name="ch4" table:cell-range-address="'Y-Achse'.L4:'Y-Achse'.L15 'Y-Achse'.O4:'Y-Achse'.O15" svg:x="1.212cm" svg:y="1.523cm" svg:width="32.486cm" svg:height="5.526cm">
          <chartooo:coordinate-region svg:x="2.045cm" svg:y="1.735cm" svg:width="31.373cm" svg:height="5.1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Y-Achse'.O4:'Y-Achse'.O15" chart:class="chart:scatter">
            <chart:domain table:cell-range-address="'Y-Achse'.L4:'Y-Achse'.L15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'Y-Achse'.L4:'Y-Achse'.L15</svg:desc>
                </draw:g>
              </table:table-cell>
              <table:table-cell office:value-type="float" office:value="-0.0239691714408341">
                <text:p>-0.0239691714408341</text:p>
                <draw:g>
                  <svg:desc>'Y-Achse'.O4:'Y-Achse'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0">
                <text:p>550</text:p>
              </table:table-cell>
              <table:table-cell office:value-type="float" office:value="0.707163505261955">
                <text:p>0.707163505261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942651840162911">
                <text:p>0.942651840162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">
                <text:p>450</text:p>
              </table:table-cell>
              <table:table-cell office:value-type="float" office:value="-0.576405335494644">
                <text:p>-0.576405335494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1.27143608543936">
                <text:p>-1.27143608543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0.00248949010012378">
                <text:p>0.00248949010012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509861553266688">
                <text:p>0.509861553266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-0.367259498332155">
                <text:p>-0.367259498332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-0.257889948348202">
                <text:p>-0.257889948348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-0.369606997341716">
                <text:p>-0.369606997341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0.228122444928879">
                <text:p>-0.228122444928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.08614345430735">
                <text:p>1.0861434543073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legend chart:legend-position="end" svg:x="35.222cm" svg:y="3.498cm" style:legend-expansion="high" chart:style-name="ch2"/>
        <chart:plot-area chart:style-name="ch3" table:cell-range-address="'Y-Achse'.D19:'Y-Achse'.D29 'Y-Achse'.G19:'Y-Achse'.G29" svg:x="1.212cm" svg:y="0.743cm" svg:width="32.486cm" svg:height="6.306cm">
          <chartooo:coordinate-region svg:x="1.754cm" svg:y="0.955cm" svg:width="31.664cm" svg:height="5.8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Y-Achse'.G19:'Y-Achse'.G29" chart:class="chart:scatter">
            <chart:domain table:cell-range-address="'Y-Achse'.D19:'Y-Achse'.D29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Y-Achse'.D19:'Y-Achse'.D29</svg:desc>
                </draw:g>
              </table:table-cell>
              <table:table-cell office:value-type="float" office:value="6.11078713392635">
                <text:p>6.11078713392635</text:p>
                <draw:g>
                  <svg:desc>'Y-Achse'.G19:'Y-Achse'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25525014856474">
                <text:p>2.25525014856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833405373782803">
                <text:p>0.833405373782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2.50726851301672">
                <text:p>-2.50726851301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-4.83260643527038">
                <text:p>-4.83260643527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-4.98332902259979">
                <text:p>-4.98332902259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-3.30276224239459">
                <text:p>-3.30276224239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-2.64413176463357">
                <text:p>-2.64413176463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449363112617203">
                <text:p>0.449363112617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48403770845809">
                <text:p>3.48403770845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5.0898922777159">
                <text:p>5.089892277715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legend chart:legend-position="end" svg:x="35.222cm" svg:y="3.498cm" style:legend-expansion="high" chart:style-name="ch2"/>
        <chart:plot-area chart:style-name="ch3" table:cell-range-address="'Y-Achse'.L19:'Y-Achse'.L29 'Y-Achse'.O19:'Y-Achse'.O29" svg:x="1.212cm" svg:y="0.743cm" svg:width="32.486cm" svg:height="6.306cm">
          <chartooo:coordinate-region svg:x="2.045cm" svg:y="0.955cm" svg:width="31.373cm" svg:height="5.8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Y-Achse'.O19:'Y-Achse'.O29" chart:class="chart:scatter">
            <chart:domain table:cell-range-address="'Y-Achse'.L19:'Y-Achse'.L29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Y-Achse'.L19:'Y-Achse'.L29</svg:desc>
                </draw:g>
              </table:table-cell>
              <table:table-cell office:value-type="float" office:value="1.2573323355864">
                <text:p>1.2573323355864</text:p>
                <draw:g>
                  <svg:desc>'Y-Achse'.O19:'Y-Achse'.O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89646750482663">
                <text:p>1.89646750482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685852531869806">
                <text:p>0.685852531869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1.38217454355177">
                <text:p>-1.38217454355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-1.769137328485">
                <text:p>-1.769137328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-0.95269445414126">
                <text:p>-0.95269445414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-1.30067226247599">
                <text:p>-1.30067226247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-1.73898915160504">
                <text:p>-1.73898915160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-0.373855611119289">
                <text:p>-0.373855611119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.50316342901261">
                <text:p>1.50316342901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2.30017971955963">
                <text:p>2.3001797195596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title svg:x="18.266cm" svg:y="0.288cm" chart:style-name="ch2">
          <text:p>Z-Error</text:p>
        </chart:title>
        <chart:legend chart:legend-position="end" svg:x="35.143cm" svg:y="2.974cm" style:legend-expansion="high" chart:style-name="ch3"/>
        <chart:plot-area chart:style-name="ch4" table:cell-range-address="'Erste Messung'.B3:'Erste Messung'.B21 'Erste Messung'.I3:'Erste Messung'.I21 'Erste Messung'.P3:'Erste Messung'.P21 'Erste Messung'.W3:'Erste Messung'.W21" svg:x="1.212cm" svg:y="1.523cm" svg:width="32.407cm" svg:height="5.526cm">
          <chartooo:coordinate-region svg:x="1.754cm" svg:y="1.735cm" svg:width="31.493cm" svg:height="5.1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rste Messung'.I3:'Erste Messung'.I21" chart:class="chart:scatter">
            <chart:domain table:cell-range-address="'Erste Messung'.B3:'Erste Messung'.B21"/>
            <chart:data-point chart:repeated="19"/>
          </chart:series>
          <chart:series chart:style-name="ch8" chart:values-cell-range-address="'Erste Messung'.P3:'Erste Messung'.P21" chart:class="chart:scatter">
            <chart:data-point chart:repeated="19"/>
          </chart:series>
          <chart:series chart:style-name="ch9" chart:values-cell-range-address="'Erste Messung'.W3:'Erste Messung'.W2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P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rste Messung'.B3:'Erste Messung'.B21</svg:desc>
                </draw:g>
              </table:table-cell>
              <table:table-cell office:value-type="float" office:value="-2.164">
                <text:p>-2.164</text:p>
                <draw:g>
                  <svg:desc>'Erste Messung'.I3:'Erste Messung'.I21</svg:desc>
                </draw:g>
              </table:table-cell>
              <table:table-cell office:value-type="float" office:value="-2.356">
                <text:p>-2.356</text:p>
                <draw:g>
                  <svg:desc>'Erste Messung'.P3:'Erste Messung'.P21</svg:desc>
                </draw:g>
              </table:table-cell>
              <table:table-cell office:value-type="float" office:value="-2.439">
                <text:p>-2.439</text:p>
                <draw:g>
                  <svg:desc>'Erste Messung'.W3:'Erste Messung'.W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2.054">
                <text:p>-2.054</text:p>
              </table:table-cell>
              <table:table-cell office:value-type="float" office:value="-2.7135">
                <text:p>-2.7135</text:p>
              </table:table-cell>
              <table:table-cell office:value-type="float" office:value="0.00449999999999995">
                <text:p>0.0044999999999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-1.4785">
                <text:p>-1.4785</text:p>
              </table:table-cell>
              <table:table-cell office:value-type="float" office:value="-1.5835">
                <text:p>-1.5835</text:p>
              </table:table-cell>
              <table:table-cell office:value-type="float" office:value="-1.8555">
                <text:p>-1.8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-0.3255">
                <text:p>-0.3255</text:p>
              </table:table-cell>
              <table:table-cell office:value-type="float" office:value="-0.701">
                <text:p>-0.701</text:p>
              </table:table-cell>
              <table:table-cell office:value-type="float" office:value="-0.8215">
                <text:p>-0.8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766">
                <text:p>0.766</text:p>
              </table:table-cell>
              <table:table-cell office:value-type="float" office:value="0.632000000000001">
                <text:p>0.632000000000001</text:p>
              </table:table-cell>
              <table:table-cell office:value-type="float" office:value="0.460500000000001">
                <text:p>0.4605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2475">
                <text:p>1.2475</text:p>
              </table:table-cell>
              <table:table-cell office:value-type="float" office:value="1.1095">
                <text:p>1.1095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864">
                <text:p>1.864</text:p>
              </table:table-cell>
              <table:table-cell office:value-type="float" office:value="1.678">
                <text:p>1.678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.38">
                <text:p>2.38</text:p>
              </table:table-cell>
              <table:table-cell office:value-type="float" office:value="2.0845">
                <text:p>2.0845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.187">
                <text:p>2.187</text:p>
              </table:table-cell>
              <table:table-cell office:value-type="float" office:value="1.8205">
                <text:p>1.8205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.6475">
                <text:p>1.6475</text:p>
              </table:table-cell>
              <table:table-cell office:value-type="float" office:value="1.261">
                <text:p>1.261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0315">
                <text:p>1.0315</text:p>
              </table:table-cell>
              <table:table-cell office:value-type="float" office:value="0.5495">
                <text:p>0.5495</text:p>
              </table:table-cell>
              <table:table-cell office:value-type="float" office:value="0.159000000000001">
                <text:p>0.159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92">
                <text:p>0.92</text:p>
              </table:table-cell>
              <table:table-cell office:value-type="float" office:value="0.402500000000002">
                <text:p>0.402500000000002</text:p>
              </table:table-cell>
              <table:table-cell office:value-type="float" office:value="0.124499999999999">
                <text:p>0.1244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-0.547499999999999">
                <text:p>-0.547499999999999</text:p>
              </table:table-cell>
              <table:table-cell office:value-type="float" office:value="-0.844999999999999">
                <text:p>-0.844999999999999</text:p>
              </table:table-cell>
              <table:table-cell office:value-type="float" office:value="-1.116">
                <text:p>-1.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-1.8995">
                <text:p>-1.8995</text:p>
              </table:table-cell>
              <table:table-cell office:value-type="float" office:value="-2.0635">
                <text:p>-2.0635</text:p>
              </table:table-cell>
              <table:table-cell office:value-type="float" office:value="-2.1725">
                <text:p>-2.1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2.27">
                <text:p>-2.27</text:p>
              </table:table-cell>
              <table:table-cell office:value-type="float" office:value="-2.2325">
                <text:p>-2.2325</text:p>
              </table:table-cell>
              <table:table-cell office:value-type="float" office:value="-2.3145">
                <text:p>-2.3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-1.5935">
                <text:p>-1.5935</text:p>
              </table:table-cell>
              <table:table-cell office:value-type="float" office:value="-1.5535">
                <text:p>-1.5535</text:p>
              </table:table-cell>
              <table:table-cell office:value-type="float" office:value="-1.6015">
                <text:p>-1.6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-0.181999999999999">
                <text:p>-0.181999999999999</text:p>
              </table:table-cell>
              <table:table-cell office:value-type="float" office:value="-0.0545000000000009">
                <text:p>-0.0545000000000009</text:p>
              </table:table-cell>
              <table:table-cell office:value-type="float" office:value="-0.0614999999999988">
                <text:p>-0.061499999999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.674">
                <text:p>1.674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-0.541500000000003">
                <text:p>-0.541500000000003</text:p>
              </table:table-cell>
              <table:table-cell office:value-type="float" office:value="2.929">
                <text:p>2.929</text:p>
              </table:table-cell>
              <table:table-cell office:value-type="float" office:value="2.929">
                <text:p>2.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title svg:x="16.572cm" svg:y="0.288cm" chart:style-name="ch2">
          <text:p>Y-Error Zweite Messung </text:p>
        </chart:title>
        <chart:subtitle svg:x="17.009cm" svg:y="1.219cm" chart:style-name="ch3">
          <text:p>Auf Position Y = 20mm</text:p>
        </chart:subtitle>
        <chart:legend chart:legend-position="end" svg:x="35.222cm" svg:y="3.498cm" style:legend-expansion="high" chart:style-name="ch4"/>
        <chart:plot-area chart:style-name="ch5" table:cell-range-address="'Zweite Messung auf y=20'.D2:'Zweite Messung auf y=20'.D20 'Zweite Messung auf y=20'.G2:'Zweite Messung auf y=20'.G20" svg:x="1.212cm" svg:y="2.206cm" svg:width="32.486cm" svg:height="4.843cm">
          <chartooo:coordinate-region svg:x="1.754cm" svg:y="2.419cm" svg:width="31.572cm" svg:height="4.41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Zweite Messung auf y=20'.G2:'Zweite Messung auf y=20'.G20" chart:class="chart:scatter">
            <chart:domain table:cell-range-address="'Zweite Messung auf y=20'.D2:'Zweite Messung auf y=20'.D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Zweite Messung auf y=20'.D2:'Zweite Messung auf y=20'.D20</svg:desc>
                </draw:g>
              </table:table-cell>
              <table:table-cell office:value-type="float" office:value="-3.38004430419258">
                <text:p>-3.38004430419258</text:p>
                <draw:g>
                  <svg:desc>'Zweite Messung auf y=20'.G2:'Zweite Messung auf y=20'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0.0826864346501246">
                <text:p>-0.0826864346501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605245098994015">
                <text:p>0.605245098994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07672586899858">
                <text:p>1.07672586899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.46472435495649">
                <text:p>1.46472435495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21730053187607">
                <text:p>1.21730053187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258223622610879">
                <text:p>0.2582236226108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-0.180143813518876">
                <text:p>-0.180143813518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0.395019680750021">
                <text:p>-0.395019680750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-0.0989411418212107">
                <text:p>-0.0989411418212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-0.214827680496089">
                <text:p>-0.2148276804960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-0.386466028043714">
                <text:p>-0.386466028043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-0.354959801584492">
                <text:p>-0.354959801584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190162296514128">
                <text:p>0.190162296514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.06881738445634">
                <text:p>1.06881738445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.27950810811074">
                <text:p>1.27950810811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9098668552718">
                <text:p>0.79098668552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-0.363607117676164">
                <text:p>-0.363607117676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-2.50824400921675">
                <text:p>-2.508244009216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title svg:x="16.665cm" svg:y="0.288cm" chart:style-name="ch2">
          <text:p>Z-Error Zweite Messung</text:p>
        </chart:title>
        <chart:subtitle svg:x="17.062cm" svg:y="1.219cm" chart:style-name="ch3">
          <text:p>Auf Position Y =20mm</text:p>
        </chart:subtitle>
        <chart:legend chart:legend-position="end" svg:x="35.222cm" svg:y="3.498cm" style:legend-expansion="high" chart:style-name="ch4"/>
        <chart:plot-area chart:style-name="ch5" table:cell-range-address="'Zweite Messung auf y=20'.L2:'Zweite Messung auf y=20'.L20 'Zweite Messung auf y=20'.O2:'Zweite Messung auf y=20'.O20" svg:x="1.212cm" svg:y="2.206cm" svg:width="32.486cm" svg:height="4.843cm">
          <chartooo:coordinate-region svg:x="2.045cm" svg:y="2.419cm" svg:width="31.281cm" svg:height="4.41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Zweite Messung auf y=20'.O2:'Zweite Messung auf y=20'.O20" chart:class="chart:scatter">
            <chart:domain table:cell-range-address="'Zweite Messung auf y=20'.L2:'Zweite Messung auf y=20'.L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Zweite Messung auf y=20'.L2:'Zweite Messung auf y=20'.L20</svg:desc>
                </draw:g>
              </table:table-cell>
              <table:table-cell office:value-type="float" office:value="0">
                <text:p>0</text:p>
                <draw:g>
                  <svg:desc>'Zweite Messung auf y=20'.O2:'Zweite Messung auf y=20'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1.68480995382293">
                <text:p>-1.68480995382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-0.699138085337752">
                <text:p>-0.699138085337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-0.270386539082779">
                <text:p>-0.270386539082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803821936845711">
                <text:p>0.803821936845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900889758428136">
                <text:p>0.900889758428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931155110999379">
                <text:p>0.931155110999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58764147400077">
                <text:p>0.258764147400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-0.750200194281126">
                <text:p>-0.750200194281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-0.475025787903167">
                <text:p>-0.475025787903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-0.0755873644451111">
                <text:p>-0.075587364445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-0.464130789014434">
                <text:p>-0.464130789014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-0.84805543938713">
                <text:p>-0.84805543938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-0.435714968737965">
                <text:p>-0.435714968737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0.0068081826874975">
                <text:p>-0.0068081826874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-0.0208944828532749">
                <text:p>-0.02089448285327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537390307223318">
                <text:p>0.537390307223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165927778376002">
                <text:p>0.165927778376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525601530452241">
                <text:p>0.5256015304522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01cm" svg:height="7.621cm" xlink:href="." xlink:type="simple" chart:class="chart:scatter" chart:style-name="ch1">
        <chart:title svg:x="16.89cm" svg:y="0.316cm" chart:style-name="ch2">
          <text:p>Y-Error Erste Messung</text:p>
        </chart:title>
        <chart:subtitle svg:x="17.062cm" svg:y="1.219cm" chart:style-name="ch3">
          <text:p>Auf Position Y =20mm</text:p>
        </chart:subtitle>
        <chart:legend chart:legend-position="end" svg:x="35.196cm" svg:y="2.974cm" style:legend-expansion="high" chart:style-name="ch4"/>
        <chart:plot-area chart:style-name="ch5" chart:data-source-has-labels="both" svg:x="1.212cm" svg:y="2.206cm" svg:width="32.46cm" svg:height="4.843cm">
          <chartooo:coordinate-region svg:x="1.754cm" svg:y="2.418cm" svg:width="31.546cm" svg:height="4.419cm"/>
          <chart:axis chart:dimension="x" chart:name="primary-x" chart:style-name="ch6" chartooo:axis-type="auto"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9" chart:values-cell-range-address="local-table.$D$2:.$D$20" chart:label-cell-address="local-table.$D$1" chart:class="chart:scatter">
            <chart:data-point chart:repeated="19"/>
          </chart:series>
          <chart:series chart:style-name="ch10" chart:values-cell-range-address="local-table.$E$2:.$E$20" chart:label-cell-address="local-table.$E$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8135">
                <text:p>-2.8135</text:p>
              </table:table-cell>
              <table:table-cell office:value-type="float" office:value="-2.9865">
                <text:p>-2.9865</text:p>
              </table:table-cell>
              <table:table-cell office:value-type="float" office:value="-3.0625">
                <text:p>-3.0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0.779">
                <text:p>-0.779</text:p>
              </table:table-cell>
              <table:table-cell office:value-type="float" office:value="-2.2285">
                <text:p>-2.2285</text:p>
              </table:table-cell>
              <table:table-cell office:value-type="float" office:value="-3.5095">
                <text:p>-3.5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785">
                <text:p>1.8785</text:p>
              </table:table-cell>
              <table:table-cell office:value-type="float" office:value="1.42">
                <text:p>1.42</text:p>
              </table:table-cell>
              <table:table-cell office:value-type="float" office:value="1.0775">
                <text:p>1.0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1455">
                <text:p>1.1455</text:p>
              </table:table-cell>
              <table:table-cell office:value-type="float" office:value="0.7035">
                <text:p>0.703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.2785">
                <text:p>2.2785</text:p>
              </table:table-cell>
              <table:table-cell office:value-type="float" office:value="1.884">
                <text:p>1.88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.264">
                <text:p>2.264</text:p>
              </table:table-cell>
              <table:table-cell office:value-type="float" office:value="1.876">
                <text:p>1.876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.191">
                <text:p>2.191</text:p>
              </table:table-cell>
              <table:table-cell office:value-type="float" office:value="1.802">
                <text:p>1.8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.6845">
                <text:p>1.6845</text:p>
              </table:table-cell>
              <table:table-cell office:value-type="float" office:value="1.2385">
                <text:p>1.2385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.5795">
                <text:p>1.5795</text:p>
              </table:table-cell>
              <table:table-cell office:value-type="float" office:value="1.135">
                <text:p>1.135</text:p>
              </table:table-cell>
              <table:table-cell office:value-type="float" office:value="0.8755">
                <text:p>0.8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.496">
                <text:p>1.496</text:p>
              </table:table-cell>
              <table:table-cell office:value-type="float" office:value="1.081">
                <text:p>1.081</text:p>
              </table:table-cell>
              <table:table-cell office:value-type="float" office:value="0.8435">
                <text:p>0.8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2755">
                <text:p>1.2755</text:p>
              </table:table-cell>
              <table:table-cell office:value-type="float" office:value="0.8655">
                <text:p>0.8655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865">
                <text:p>0.865</text:p>
              </table:table-cell>
              <table:table-cell office:value-type="float" office:value="0.427">
                <text:p>0.42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5175">
                <text:p>0.5175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-0.3395">
                <text:p>-0.3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8675">
                <text:p>0.8675</text:p>
              </table:table-cell>
              <table:table-cell office:value-type="float" office:value="0.9795">
                <text:p>0.9795</text:p>
              </table:table-cell>
              <table:table-cell office:value-type="float" office:value="-0.1515">
                <text:p>-0.1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319">
                <text:p>0.319</text:p>
              </table:table-cell>
              <table:table-cell office:value-type="float" office:value="-0.474">
                <text:p>-0.474</text:p>
              </table:table-cell>
              <table:table-cell office:value-type="float" office:value="-1.0195">
                <text:p>-1.0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-0.1275">
                <text:p>-0.1275</text:p>
              </table:table-cell>
              <table:table-cell office:value-type="float" office:value="-1.234">
                <text:p>-1.234</text:p>
              </table:table-cell>
              <table:table-cell office:value-type="float" office:value="-1.9635">
                <text:p>-1.9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-1.827">
                <text:p>-1.827</text:p>
              </table:table-cell>
              <table:table-cell office:value-type="float" office:value="-3.3735">
                <text:p>-3.3735</text:p>
              </table:table-cell>
              <table:table-cell office:value-type="float" office:value="-4.3605">
                <text:p>-4.3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01cm" svg:height="7.621cm" xlink:href="." xlink:type="simple" chart:class="chart:scatter" chart:style-name="ch1">
        <chart:title svg:x="16.771cm" svg:y="0.288cm" chart:style-name="ch2">
          <text:p>Z-Error Erste Messung</text:p>
        </chart:title>
        <chart:subtitle svg:x="17.062cm" svg:y="1.219cm" chart:style-name="ch3">
          <text:p>Auf Position Y =20mm</text:p>
        </chart:subtitle>
        <chart:legend chart:legend-position="end" svg:x="35.143cm" svg:y="2.974cm" style:legend-expansion="high" chart:style-name="ch4"/>
        <chart:plot-area chart:style-name="ch5" chart:data-source-has-labels="both" svg:x="1.212cm" svg:y="2.206cm" svg:width="32.407cm" svg:height="4.843cm">
          <chartooo:coordinate-region svg:x="1.754cm" svg:y="2.418cm" svg:width="31.493cm" svg:height="4.419cm"/>
          <chart:axis chart:dimension="x" chart:name="primary-x" chart:style-name="ch6" chartooo:axis-type="auto"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9" chart:values-cell-range-address="local-table.$D$2:.$D$20" chart:label-cell-address="local-table.$D$1" chart:class="chart:scatter">
            <chart:data-point chart:repeated="19"/>
          </chart:series>
          <chart:series chart:style-name="ch10" chart:values-cell-range-address="local-table.$E$2:.$E$20" chart:label-cell-address="local-table.$E$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P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164">
                <text:p>-2.164</text:p>
              </table:table-cell>
              <table:table-cell office:value-type="float" office:value="-2.356">
                <text:p>-2.356</text:p>
              </table:table-cell>
              <table:table-cell office:value-type="float" office:value="-2.439">
                <text:p>-2.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2.054">
                <text:p>-2.054</text:p>
              </table:table-cell>
              <table:table-cell office:value-type="float" office:value="-2.7135">
                <text:p>-2.7135</text:p>
              </table:table-cell>
              <table:table-cell office:value-type="float" office:value="0.00449999999999995">
                <text:p>0.0044999999999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-1.4785">
                <text:p>-1.4785</text:p>
              </table:table-cell>
              <table:table-cell office:value-type="float" office:value="-1.5835">
                <text:p>-1.5835</text:p>
              </table:table-cell>
              <table:table-cell office:value-type="float" office:value="-1.8555">
                <text:p>-1.8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-0.3255">
                <text:p>-0.3255</text:p>
              </table:table-cell>
              <table:table-cell office:value-type="float" office:value="-0.701">
                <text:p>-0.701</text:p>
              </table:table-cell>
              <table:table-cell office:value-type="float" office:value="-0.8215">
                <text:p>-0.8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766">
                <text:p>0.766</text:p>
              </table:table-cell>
              <table:table-cell office:value-type="float" office:value="0.632000000000001">
                <text:p>0.632000000000001</text:p>
              </table:table-cell>
              <table:table-cell office:value-type="float" office:value="0.460500000000001">
                <text:p>0.4605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2475">
                <text:p>1.2475</text:p>
              </table:table-cell>
              <table:table-cell office:value-type="float" office:value="1.1095">
                <text:p>1.1095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1.864">
                <text:p>1.864</text:p>
              </table:table-cell>
              <table:table-cell office:value-type="float" office:value="1.678">
                <text:p>1.678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.38">
                <text:p>2.38</text:p>
              </table:table-cell>
              <table:table-cell office:value-type="float" office:value="2.0845">
                <text:p>2.0845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.187">
                <text:p>2.187</text:p>
              </table:table-cell>
              <table:table-cell office:value-type="float" office:value="1.8205">
                <text:p>1.8205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.6475">
                <text:p>1.6475</text:p>
              </table:table-cell>
              <table:table-cell office:value-type="float" office:value="1.261">
                <text:p>1.261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0315">
                <text:p>1.0315</text:p>
              </table:table-cell>
              <table:table-cell office:value-type="float" office:value="0.5495">
                <text:p>0.5495</text:p>
              </table:table-cell>
              <table:table-cell office:value-type="float" office:value="0.159000000000001">
                <text:p>0.159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92">
                <text:p>0.92</text:p>
              </table:table-cell>
              <table:table-cell office:value-type="float" office:value="0.402500000000002">
                <text:p>0.402500000000002</text:p>
              </table:table-cell>
              <table:table-cell office:value-type="float" office:value="0.124499999999999">
                <text:p>0.1244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-0.547499999999999">
                <text:p>-0.547499999999999</text:p>
              </table:table-cell>
              <table:table-cell office:value-type="float" office:value="-0.844999999999999">
                <text:p>-0.844999999999999</text:p>
              </table:table-cell>
              <table:table-cell office:value-type="float" office:value="-1.116">
                <text:p>-1.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-1.8995">
                <text:p>-1.8995</text:p>
              </table:table-cell>
              <table:table-cell office:value-type="float" office:value="-2.0635">
                <text:p>-2.0635</text:p>
              </table:table-cell>
              <table:table-cell office:value-type="float" office:value="-2.1725">
                <text:p>-2.1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-2.27">
                <text:p>-2.27</text:p>
              </table:table-cell>
              <table:table-cell office:value-type="float" office:value="-2.2325">
                <text:p>-2.2325</text:p>
              </table:table-cell>
              <table:table-cell office:value-type="float" office:value="-2.3145">
                <text:p>-2.3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-1.5935">
                <text:p>-1.5935</text:p>
              </table:table-cell>
              <table:table-cell office:value-type="float" office:value="-1.5535">
                <text:p>-1.5535</text:p>
              </table:table-cell>
              <table:table-cell office:value-type="float" office:value="-1.6015">
                <text:p>-1.6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-0.181999999999999">
                <text:p>-0.181999999999999</text:p>
              </table:table-cell>
              <table:table-cell office:value-type="float" office:value="-0.0545000000000009">
                <text:p>-0.0545000000000009</text:p>
              </table:table-cell>
              <table:table-cell office:value-type="float" office:value="-0.0614999999999988">
                <text:p>-0.0614999999999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.674">
                <text:p>1.674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-0.541500000000003">
                <text:p>-0.541500000000003</text:p>
              </table:table-cell>
              <table:table-cell office:value-type="float" office:value="2.929">
                <text:p>2.929</text:p>
              </table:table-cell>
              <table:table-cell office:value-type="float" office:value="2.929">
                <text:p>2.9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title svg:x="16.506cm" svg:y="0.288cm" chart:style-name="ch2">
          <text:p>Y- Error Zweite Messung </text:p>
        </chart:title>
        <chart:subtitle svg:x="17.577cm" svg:y="1.219cm" chart:style-name="ch3">
          <text:p>Position 600mm</text:p>
        </chart:subtitle>
        <chart:legend chart:legend-position="end" svg:x="35.222cm" svg:y="3.498cm" style:legend-expansion="high" chart:style-name="ch4"/>
        <chart:plot-area chart:style-name="ch5" table:cell-range-address="'Zweite Messung auf Y =600mm'.D2:'Zweite Messung auf Y =600mm'.D19 'Zweite Messung auf Y =600mm'.G2:'Zweite Messung auf Y =600mm'.G19" svg:x="1.212cm" svg:y="2.206cm" svg:width="32.486cm" svg:height="4.843cm">
          <chartooo:coordinate-region svg:x="2.045cm" svg:y="2.418cm" svg:width="31.281cm" svg:height="4.41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Zweite Messung auf Y =600mm'.G2:'Zweite Messung auf Y =600mm'.G19" chart:class="chart:scatter">
            <chart:domain table:cell-range-address="'Zweite Messung auf Y =600mm'.D2:'Zweite Messung auf Y =600mm'.D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Zweite Messung auf Y =600mm'.D2:'Zweite Messung auf Y =600mm'.D19</svg:desc>
                </draw:g>
              </table:table-cell>
              <table:table-cell office:value-type="float" office:value="-0.383718308282782">
                <text:p>-0.383718308282782</text:p>
                <draw:g>
                  <svg:desc>'Zweite Messung auf Y =600mm'.G2:'Zweite Messung auf Y =600mm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344782757803511">
                <text:p>-0.344782757803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498831716959387">
                <text:p>0.0498831716959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323853731592453">
                <text:p>0.323853731592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189890587051575">
                <text:p>0.189890587051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-0.233280982602459">
                <text:p>-0.233280982602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-0.400614140674449">
                <text:p>-0.400614140674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711305774013873">
                <text:p>0.07113057740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313625793225709">
                <text:p>0.0313625793225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987352648797293">
                <text:p>0.0987352648797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143835834221385">
                <text:p>0.143835834221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343450140363978">
                <text:p>0.343450140363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463487098277628">
                <text:p>0.463487098277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71465274310879">
                <text:p>0.714652743108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468038711856635">
                <text:p>0.468038711856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0571238595815107">
                <text:p>0.0571238595815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-0.291723018198917">
                <text:p>-0.291723018198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-1.34395351213175">
                <text:p>-1.343953512131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101cm" svg:height="7.621cm" xlink:href=".." xlink:type="simple" chart:class="chart:scatter" chart:style-name="ch1">
        <chart:title svg:x="16.599cm" svg:y="0.288cm" chart:style-name="ch2">
          <text:p>Z- Error Zweite Messung</text:p>
        </chart:title>
        <chart:subtitle svg:x="17.577cm" svg:y="1.219cm" chart:style-name="ch3">
          <text:p>Position 600mm</text:p>
        </chart:subtitle>
        <chart:legend chart:legend-position="end" svg:x="35.222cm" svg:y="3.498cm" style:legend-expansion="high" chart:style-name="ch4"/>
        <chart:plot-area chart:style-name="ch5" table:cell-range-address="'Zweite Messung auf Y =600mm'.L2:'Zweite Messung auf Y =600mm'.L19 'Zweite Messung auf Y =600mm'.O2:'Zweite Messung auf Y =600mm'.O19" svg:x="1.212cm" svg:y="2.206cm" svg:width="32.486cm" svg:height="4.843cm">
          <chartooo:coordinate-region svg:x="1.754cm" svg:y="2.418cm" svg:width="31.572cm" svg:height="4.41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Zweite Messung auf Y =600mm'.O2:'Zweite Messung auf Y =600mm'.O19" chart:class="chart:scatter">
            <chart:domain table:cell-range-address="'Zweite Messung auf Y =600mm'.L2:'Zweite Messung auf Y =600mm'.L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Zweite Messung auf Y =600mm'.L2:'Zweite Messung auf Y =600mm'.L19</svg:desc>
                </draw:g>
              </table:table-cell>
              <table:table-cell office:value-type="float" office:value="1.9463113575231">
                <text:p>1.9463113575231</text:p>
                <draw:g>
                  <svg:desc>'Zweite Messung auf Y =600mm'.O2:'Zweite Messung auf Y =600mm'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59741121905368">
                <text:p>1.59741121905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2598710762003">
                <text:p>1.02598710762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819570843904131">
                <text:p>0.819570843904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144628122594698">
                <text:p>0.144628122594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-0.690912665132625">
                <text:p>-0.690912665132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-1.31660588788674">
                <text:p>-1.31660588788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-1.47009591265547">
                <text:p>-1.47009591265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-1.94883085453875">
                <text:p>-1.94883085453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-1.97100367283086">
                <text:p>-1.97100367283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-2.00957492409185">
                <text:p>-2.00957492409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-1.42548646915675">
                <text:p>-1.42548646915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-0.434871010271723">
                <text:p>-0.43487101027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798117100634846">
                <text:p>0.798117100634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952329222160103">
                <text:p>0.952329222160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650008016019848">
                <text:p>0.650008016019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989106477401903">
                <text:p>0.989106477401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2.3707573162288">
                <text:p>2.370757316228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01cm" svg:height="7.621cm" xlink:href="." xlink:type="simple" chart:class="chart:scatter" chart:style-name="ch1">
        <chart:title svg:x="16.89cm" svg:y="0.318cm" chart:style-name="ch2">
          <text:p>Y-Error Erste Messung</text:p>
        </chart:title>
        <chart:subtitle svg:x="17.062cm" svg:y="1.219cm" chart:style-name="ch3">
          <text:p>Auf Position Y =20mm</text:p>
        </chart:subtitle>
        <chart:legend chart:legend-position="end" svg:x="35.196cm" svg:y="2.974cm" style:legend-expansion="high" chart:style-name="ch4"/>
        <chart:plot-area chart:style-name="ch5" chart:data-source-has-labels="both" svg:x="1.212cm" svg:y="2.206cm" svg:width="32.46cm" svg:height="4.843cm">
          <chartooo:coordinate-region svg:x="1.754cm" svg:y="2.418cm" svg:width="31.546cm" svg:height="4.419cm"/>
          <chart:axis chart:dimension="x" chart:name="primary-x" chart:style-name="ch6" chartooo:axis-type="auto">
            <chart:categories table:cell-range-address="local-table.$A$2:.$A$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9" chart:values-cell-range-address="local-table.$D$2:.$D$20" chart:label-cell-address="local-table.$D$1" chart:class="chart:scatter">
            <chart:data-point chart:repeated="19"/>
          </chart:series>
          <chart:series chart:style-name="ch10" chart:values-cell-range-address="local-table.$E$2:.$E$20" chart:label-cell-address="local-table.$E$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.8135">
                <text:p>-2.8135</text:p>
              </table:table-cell>
              <table:table-cell office:value-type="float" office:value="-2.9865">
                <text:p>-2.9865</text:p>
              </table:table-cell>
              <table:table-cell office:value-type="float" office:value="-3.0625">
                <text:p>-3.06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-0.779">
                <text:p>-0.779</text:p>
              </table:table-cell>
              <table:table-cell office:value-type="float" office:value="-2.2285">
                <text:p>-2.2285</text:p>
              </table:table-cell>
              <table:table-cell office:value-type="float" office:value="-3.5095">
                <text:p>-3.5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785">
                <text:p>1.8785</text:p>
              </table:table-cell>
              <table:table-cell office:value-type="float" office:value="1.42">
                <text:p>1.42</text:p>
              </table:table-cell>
              <table:table-cell office:value-type="float" office:value="1.0775">
                <text:p>1.0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.1455">
                <text:p>1.1455</text:p>
              </table:table-cell>
              <table:table-cell office:value-type="float" office:value="0.7035">
                <text:p>0.703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.2785">
                <text:p>2.2785</text:p>
              </table:table-cell>
              <table:table-cell office:value-type="float" office:value="1.884">
                <text:p>1.884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.264">
                <text:p>2.264</text:p>
              </table:table-cell>
              <table:table-cell office:value-type="float" office:value="1.876">
                <text:p>1.876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.191">
                <text:p>2.191</text:p>
              </table:table-cell>
              <table:table-cell office:value-type="float" office:value="1.802">
                <text:p>1.80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.6845">
                <text:p>1.6845</text:p>
              </table:table-cell>
              <table:table-cell office:value-type="float" office:value="1.2385">
                <text:p>1.2385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1.5795">
                <text:p>1.5795</text:p>
              </table:table-cell>
              <table:table-cell office:value-type="float" office:value="1.135">
                <text:p>1.135</text:p>
              </table:table-cell>
              <table:table-cell office:value-type="float" office:value="0.8755">
                <text:p>0.8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1.496">
                <text:p>1.496</text:p>
              </table:table-cell>
              <table:table-cell office:value-type="float" office:value="1.081">
                <text:p>1.081</text:p>
              </table:table-cell>
              <table:table-cell office:value-type="float" office:value="0.8435">
                <text:p>0.8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.2755">
                <text:p>1.2755</text:p>
              </table:table-cell>
              <table:table-cell office:value-type="float" office:value="0.8655">
                <text:p>0.8655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865">
                <text:p>0.865</text:p>
              </table:table-cell>
              <table:table-cell office:value-type="float" office:value="0.427">
                <text:p>0.42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5175">
                <text:p>0.5175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-0.3395">
                <text:p>-0.3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8675">
                <text:p>0.8675</text:p>
              </table:table-cell>
              <table:table-cell office:value-type="float" office:value="0.9795">
                <text:p>0.9795</text:p>
              </table:table-cell>
              <table:table-cell office:value-type="float" office:value="-0.1515">
                <text:p>-0.1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319">
                <text:p>0.319</text:p>
              </table:table-cell>
              <table:table-cell office:value-type="float" office:value="-0.474">
                <text:p>-0.474</text:p>
              </table:table-cell>
              <table:table-cell office:value-type="float" office:value="-1.0195">
                <text:p>-1.01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-0.1275">
                <text:p>-0.1275</text:p>
              </table:table-cell>
              <table:table-cell office:value-type="float" office:value="-1.234">
                <text:p>-1.234</text:p>
              </table:table-cell>
              <table:table-cell office:value-type="float" office:value="-1.9635">
                <text:p>-1.9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-1.827">
                <text:p>-1.827</text:p>
              </table:table-cell>
              <table:table-cell office:value-type="float" office:value="-3.3735">
                <text:p>-3.3735</text:p>
              </table:table-cell>
              <table:table-cell office:value-type="float" office:value="-4.3605">
                <text:p>-4.3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